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49.83mm"/>
    </style:style>
    <style:style style:name="co7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tillium We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dashed #b2b2b2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dashed #b2b2b2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66cc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dashed #b2b2b2" fo:background-color="#66cc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dashed #b2b2b2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dashed #b2b2b2" fo:background-color="#66cc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ashed #b2b2b2" fo:background-color="#66cc00" style:text-align-source="fix" style:repeat-content="false" fo:border-left="none" fo:border-right="none" fo:border-top="0.06pt dashed #b2b2b2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66cc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66cc00"/>
      <style:text-properties style:font-name="Titillium Web"/>
    </style:style>
    <style:style style:name="ce15" style:family="table-cell" style:parent-style-name="Default">
      <style:table-cell-properties fo:background-color="#0099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dashed #b2b2b2" fo:background-color="#009933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dashed #b2b2b2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dashed #b2b2b2" fo:background-color="#009933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009933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9933"/>
      <style:text-properties style:font-name="Titillium Web"/>
    </style:style>
    <style:style style:name="ce21" style:family="table-cell" style:parent-style-name="Default">
      <style:table-cell-properties fo:background-color="#9966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dashed #b2b2b2" fo:background-color="#996600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dashed #b2b2b2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dashed #b2b2b2" fo:background-color="#9966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background-color="#9966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6600"/>
      <style:text-properties style:font-name="Titillium Web"/>
    </style:style>
    <style:style style:name="ce27" style:family="table-cell" style:parent-style-name="Default">
      <style:table-cell-properties fo:background-color="#cc33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dashed #b2b2b2" fo:background-color="#cc33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dashed #b2b2b2" fo:background-color="#cc3300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dashed #b2b2b2" fo:background-color="#cc3300" fo:wrap-option="wrap" fo:border-left="none" fo:border-right="none" fo:border-top="0.06pt dashed #b2b2b2"/>
      <style:text-properties style:use-window-font-color="true" style:text-outline="false" style:text-line-through-style="none" style:text-line-through-type="none" style:font-name="Titillium Web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cc3300" fo:border-left="none" fo:border-right="none" fo:border-top="0.06pt dashed #b2b2b2"/>
      <style:text-properties style:font-name="Titillium Web"/>
    </style:style>
    <style:style style:name="ce32" style:family="table-cell" style:parent-style-name="Default">
      <style:table-cell-properties fo:background-color="#cc3300"/>
      <style:text-properties style:font-name="Titillium Web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tillium Web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order-bottom="0.06pt dashed #b2b2b2" fo:border-left="none" fo:border-right="none" fo:border-top="0.06pt solid #000000"/>
      <style:text-properties style:font-name="Titillium Web"/>
    </style:style>
    <style:style style:name="ce36" style:family="table-cell" style:parent-style-name="Default">
      <style:table-cell-properties fo:border-bottom="0.06pt dashed #b2b2b2" fo:border-left="none" fo:border-right="none" fo:border-top="0.06pt dashed #b2b2b2"/>
      <style:text-properties style:font-name="Titillium Web"/>
    </style:style>
    <style:style style:name="ce37" style:family="table-cell" style:parent-style-name="Default">
      <style:table-cell-properties fo:border-bottom="0.06pt solid #000000" fo:border-left="none" fo:border-right="none" fo:border-top="0.06pt dashed #b2b2b2"/>
      <style:text-properties style:font-name="Titillium Web"/>
    </style:style>
    <style:style style:name="ce38" style:family="table-cell" style:parent-style-name="Default">
      <style:table-cell-properties fo:border-bottom="0.06pt dashed #b2b2b2" fo:border-left="none" fo:border-right="0.06pt solid #000000" fo:border-top="0.06pt solid #000000"/>
      <style:text-properties style:font-name="Titillium Web"/>
    </style:style>
    <style:style style:name="ce39" style:family="table-cell" style:parent-style-name="Default">
      <style:table-cell-properties fo:border-bottom="0.06pt dashed #b2b2b2" fo:border-left="none" fo:border-right="0.06pt solid #000000" fo:border-top="0.06pt dashed #b2b2b2"/>
      <style:text-properties style:font-name="Titillium Web"/>
    </style:style>
    <style:style style:name="ce40" style:family="table-cell" style:parent-style-name="Default">
      <style:table-cell-properties fo:border-bottom="0.06pt solid #000000" fo:border-left="none" fo:border-right="0.06pt solid #000000" fo:border-top="0.06pt dashed #b2b2b2"/>
      <style:text-properties style:font-name="Titillium Web"/>
    </style:style>
    <style:style style:name="ce41" style:family="table-cell" style:parent-style-name="Default">
      <style:table-cell-properties fo:border="none"/>
      <style:text-properties style:font-name="Titillium Web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tillium Web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Titillium Web"/>
    </style:style>
    <style:style style:name="ce44" style:family="table-cell" style:parent-style-name="Default">
      <style:table-cell-properties fo:background-color="transparent"/>
      <style:text-properties style:font-name="Titillium Web"/>
    </style:style>
  </office:automatic-styles>
  <office:body>
    <office:spreadsheet>
      <table:calculation-settings table:automatic-find-labels="false"/>
      <table:table table:name="Feuille1" table:style-name="ta1" table:print-ranges="Feuille1.A1:Feuille1.L256">
        <table:table-column table:style-name="co1" table:default-cell-style-name="ce1"/>
        <table:table-column table:style-name="co2" table:default-cell-style-name="ce14"/>
        <table:table-column table:style-name="co2" table:default-cell-style-name="ce20"/>
        <table:table-column table:style-name="co2" table:default-cell-style-name="ce26"/>
        <table:table-column table:style-name="co2" table:default-cell-style-name="ce32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A …… I think it’s important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B …… Probably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C …… Probably NOT important ??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>
            <text:p>D …… I think NOT important</text:p>
          </table:table-cell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8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21" office:value-type="string" calcext:value-type="string">
            <text:p>C</text:p>
          </table:table-cell>
          <table:table-cell table:style-name="ce27" office:value-type="string" calcext:value-type="string">
            <text:p>D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Size (B)</text:p>
          </table:table-cell>
          <table:table-cell table:style-name="ce33" office:value-type="string" calcext:value-type="string">
            <text:p>Address|10</text:p>
          </table:table-cell>
          <table:table-cell table:style-name="ce33" office:value-type="string" calcext:value-type="string">
            <text:p>|16</text:p>
          </table:table-cell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2">
          <table:table-cell table:style-name="ce4"/>
          <table:table-cell table:number-columns-repeated="4" table:style-name="ce4" office:value-type="string" calcext:value-type="string">
            <text:p> </text:p>
          </table:table-cell>
          <table:table-cell table:style-name="ce34" table:number-columns-repeated="3"/>
          <table:table-cell table:style-name="ce43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_temperature_degC</text:p>
          </table:table-cell>
          <table:table-cell table:style-name="ce9"/>
          <table:table-cell table:style-name="ce16"/>
          <table:table-cell table:style-name="ce22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TYPES_INT16</text:p>
          </table:table-cell>
          <table:table-cell table:style-name="ce35" table:formula="of:=IF([.F11]=&quot;TYPES_BOOL&quot;;&quot;1&quot;;IF([.F11]=&quot;TYPES_UINT8&quot;;1;IF([.F11]=&quot;TYPES_INT16&quot;;2;IF([.F11]=&quot;TYPES_UINT16&quot;;2;IF([.F11]=&quot;TYPES_INT32&quot;;4;IF([.F11]=&quot;TYPES_UINT32&quot;;4;IF([.F11]=&quot;TYPES_INT64&quot;;8;IF([.F11]=&quot;TYPES_FLOAT&quot;;4;IF([.F11]=&quot;TYPES_DOUBLE&quot;;8;&quot;dunno&quot;)))))))))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formula="of:=DEC2HEX([.H11])" office:value-type="string" office:string-value="0" calcext:value-type="string">
            <text:p>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2]=&quot;TYPES_BOOL&quot;;&quot;1&quot;;IF([.F12]=&quot;TYPES_UINT8&quot;;1;IF([.F12]=&quot;TYPES_INT16&quot;;2;IF([.F12]=&quot;TYPES_UINT16&quot;;2;IF([.F12]=&quot;TYPES_INT32&quot;;4;IF([.F12]=&quot;TYPES_UINT32&quot;;4;IF([.F12]=&quot;TYPES_INT64&quot;;8;IF([.F12]=&quot;TYPES_FLOAT&quot;;4;IF([.F12]=&quot;TYPES_DOUBLE&quot;;8;&quot;dunno&quot;)))))))))" office:value-type="float" office:value="4" calcext:value-type="float">
            <text:p>4</text:p>
          </table:table-cell>
          <table:table-cell table:style-name="ce39" table:formula="of:=[.H11]+8" office:value-type="float" office:value="8" calcext:value-type="float">
            <text:p>8</text:p>
          </table:table-cell>
          <table:table-cell table:formula="of:=DEC2HEX([.H12])" office:value-type="string" office:string-value="8" calcext:value-type="string">
            <text:p>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]=&quot;TYPES_BOOL&quot;;&quot;1&quot;;IF([.F13]=&quot;TYPES_UINT8&quot;;1;IF([.F13]=&quot;TYPES_INT16&quot;;2;IF([.F13]=&quot;TYPES_UINT16&quot;;2;IF([.F13]=&quot;TYPES_INT32&quot;;4;IF([.F13]=&quot;TYPES_UINT32&quot;;4;IF([.F13]=&quot;TYPES_INT64&quot;;8;IF([.F13]=&quot;TYPES_FLOAT&quot;;4;IF([.F13]=&quot;TYPES_DOUBLE&quot;;8;&quot;dunno&quot;)))))))))" office:value-type="float" office:value="4" calcext:value-type="float">
            <text:p>4</text:p>
          </table:table-cell>
          <table:table-cell table:style-name="ce39" table:formula="of:=[.H12]+8" office:value-type="float" office:value="16" calcext:value-type="float">
            <text:p>16</text:p>
          </table:table-cell>
          <table:table-cell table:formula="of:=DEC2HEX([.H13])" office:value-type="string" office:string-value="10" calcext:value-type="string">
            <text:p>1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]=&quot;TYPES_BOOL&quot;;&quot;1&quot;;IF([.F14]=&quot;TYPES_UINT8&quot;;1;IF([.F14]=&quot;TYPES_INT16&quot;;2;IF([.F14]=&quot;TYPES_UINT16&quot;;2;IF([.F14]=&quot;TYPES_INT32&quot;;4;IF([.F14]=&quot;TYPES_UINT32&quot;;4;IF([.F14]=&quot;TYPES_INT64&quot;;8;IF([.F14]=&quot;TYPES_FLOAT&quot;;4;IF([.F14]=&quot;TYPES_DOUBLE&quot;;8;&quot;dunno&quot;)))))))))" office:value-type="float" office:value="4" calcext:value-type="float">
            <text:p>4</text:p>
          </table:table-cell>
          <table:table-cell table:style-name="ce39" table:formula="of:=[.H13]+8" office:value-type="float" office:value="24" calcext:value-type="float">
            <text:p>24</text:p>
          </table:table-cell>
          <table:table-cell table:formula="of:=DEC2HEX([.H14])" office:value-type="string" office:string-value="18" calcext:value-type="string">
            <text:p>1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]=&quot;TYPES_BOOL&quot;;&quot;1&quot;;IF([.F15]=&quot;TYPES_UINT8&quot;;1;IF([.F15]=&quot;TYPES_INT16&quot;;2;IF([.F15]=&quot;TYPES_UINT16&quot;;2;IF([.F15]=&quot;TYPES_INT32&quot;;4;IF([.F15]=&quot;TYPES_UINT32&quot;;4;IF([.F15]=&quot;TYPES_INT64&quot;;8;IF([.F15]=&quot;TYPES_FLOAT&quot;;4;IF([.F15]=&quot;TYPES_DOUBLE&quot;;8;&quot;dunno&quot;)))))))))" office:value-type="float" office:value="4" calcext:value-type="float">
            <text:p>4</text:p>
          </table:table-cell>
          <table:table-cell table:style-name="ce39" table:formula="of:=[.H14]+8" office:value-type="float" office:value="32" calcext:value-type="float">
            <text:p>32</text:p>
          </table:table-cell>
          <table:table-cell table:formula="of:=DEC2HEX([.H15])" office:value-type="string" office:string-value="20" calcext:value-type="string">
            <text:p>2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cc_NED_REF_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]=&quot;TYPES_BOOL&quot;;&quot;1&quot;;IF([.F16]=&quot;TYPES_UINT8&quot;;1;IF([.F16]=&quot;TYPES_INT16&quot;;2;IF([.F16]=&quot;TYPES_UINT16&quot;;2;IF([.F16]=&quot;TYPES_INT32&quot;;4;IF([.F16]=&quot;TYPES_UINT32&quot;;4;IF([.F16]=&quot;TYPES_INT64&quot;;8;IF([.F16]=&quot;TYPES_FLOAT&quot;;4;IF([.F16]=&quot;TYPES_DOUBLE&quot;;8;&quot;dunno&quot;)))))))))" office:value-type="float" office:value="4" calcext:value-type="float">
            <text:p>4</text:p>
          </table:table-cell>
          <table:table-cell table:style-name="ce39" table:formula="of:=[.H15]+8" office:value-type="float" office:value="40" calcext:value-type="float">
            <text:p>40</text:p>
          </table:table-cell>
          <table:table-cell table:formula="of:=DEC2HEX([.H16])" office:value-type="string" office:string-value="28" calcext:value-type="string">
            <text:p>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7]=&quot;TYPES_BOOL&quot;;&quot;1&quot;;IF([.F17]=&quot;TYPES_UINT8&quot;;1;IF([.F17]=&quot;TYPES_INT16&quot;;2;IF([.F17]=&quot;TYPES_UINT16&quot;;2;IF([.F17]=&quot;TYPES_INT32&quot;;4;IF([.F17]=&quot;TYPES_UINT32&quot;;4;IF([.F17]=&quot;TYPES_INT64&quot;;8;IF([.F17]=&quot;TYPES_FLOAT&quot;;4;IF([.F17]=&quot;TYPES_DOUBLE&quot;;8;&quot;dunno&quot;)))))))))" office:value-type="float" office:value="4" calcext:value-type="float">
            <text:p>4</text:p>
          </table:table-cell>
          <table:table-cell table:style-name="ce39" table:formula="of:=[.H16]+8" office:value-type="float" office:value="48" calcext:value-type="float">
            <text:p>48</text:p>
          </table:table-cell>
          <table:table-cell table:formula="of:=DEC2HEX([.H17])" office:value-type="string" office:string-value="30" calcext:value-type="string">
            <text:p>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NED_REF_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]=&quot;TYPES_BOOL&quot;;&quot;1&quot;;IF([.F18]=&quot;TYPES_UINT8&quot;;1;IF([.F18]=&quot;TYPES_INT16&quot;;2;IF([.F18]=&quot;TYPES_UINT16&quot;;2;IF([.F18]=&quot;TYPES_INT32&quot;;4;IF([.F18]=&quot;TYPES_UINT32&quot;;4;IF([.F18]=&quot;TYPES_INT64&quot;;8;IF([.F18]=&quot;TYPES_FLOAT&quot;;4;IF([.F18]=&quot;TYPES_DOUBLE&quot;;8;&quot;dunno&quot;)))))))))" office:value-type="float" office:value="4" calcext:value-type="float">
            <text:p>4</text:p>
          </table:table-cell>
          <table:table-cell table:style-name="ce39" table:formula="of:=[.H17]+8" office:value-type="float" office:value="56" calcext:value-type="float">
            <text:p>56</text:p>
          </table:table-cell>
          <table:table-cell table:formula="of:=DEC2HEX([.H18])" office:value-type="string" office:string-value="38" calcext:value-type="string">
            <text:p>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x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]=&quot;TYPES_BOOL&quot;;&quot;1&quot;;IF([.F19]=&quot;TYPES_UINT8&quot;;1;IF([.F19]=&quot;TYPES_INT16&quot;;2;IF([.F19]=&quot;TYPES_UINT16&quot;;2;IF([.F19]=&quot;TYPES_INT32&quot;;4;IF([.F19]=&quot;TYPES_UINT32&quot;;4;IF([.F19]=&quot;TYPES_INT64&quot;;8;IF([.F19]=&quot;TYPES_FLOAT&quot;;4;IF([.F19]=&quot;TYPES_DOUBLE&quot;;8;&quot;dunno&quot;)))))))))" office:value-type="float" office:value="4" calcext:value-type="float">
            <text:p>4</text:p>
          </table:table-cell>
          <table:table-cell table:style-name="ce39" table:formula="of:=[.H18]+8" office:value-type="float" office:value="64" calcext:value-type="float">
            <text:p>64</text:p>
          </table:table-cell>
          <table:table-cell table:formula="of:=DEC2HEX([.H19])" office:value-type="string" office:string-value="40" calcext:value-type="string">
            <text:p>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y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]=&quot;TYPES_BOOL&quot;;&quot;1&quot;;IF([.F20]=&quot;TYPES_UINT8&quot;;1;IF([.F20]=&quot;TYPES_INT16&quot;;2;IF([.F20]=&quot;TYPES_UINT16&quot;;2;IF([.F20]=&quot;TYPES_INT32&quot;;4;IF([.F20]=&quot;TYPES_UINT32&quot;;4;IF([.F20]=&quot;TYPES_INT64&quot;;8;IF([.F20]=&quot;TYPES_FLOAT&quot;;4;IF([.F20]=&quot;TYPES_DOUBLE&quot;;8;&quot;dunno&quot;)))))))))" office:value-type="float" office:value="4" calcext:value-type="float">
            <text:p>4</text:p>
          </table:table-cell>
          <table:table-cell table:style-name="ce39" table:formula="of:=[.H19]+8" office:value-type="float" office:value="72" calcext:value-type="float">
            <text:p>72</text:p>
          </table:table-cell>
          <table:table-cell table:formula="of:=DEC2HEX([.H20])" office:value-type="string" office:string-value="48" calcext:value-type="string">
            <text:p>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bias_z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]=&quot;TYPES_BOOL&quot;;&quot;1&quot;;IF([.F21]=&quot;TYPES_UINT8&quot;;1;IF([.F21]=&quot;TYPES_INT16&quot;;2;IF([.F21]=&quot;TYPES_UINT16&quot;;2;IF([.F21]=&quot;TYPES_INT32&quot;;4;IF([.F21]=&quot;TYPES_UINT32&quot;;4;IF([.F21]=&quot;TYPES_INT64&quot;;8;IF([.F21]=&quot;TYPES_FLOAT&quot;;4;IF([.F21]=&quot;TYPES_DOUBLE&quot;;8;&quot;dunno&quot;)))))))))" office:value-type="float" office:value="4" calcext:value-type="float">
            <text:p>4</text:p>
          </table:table-cell>
          <table:table-cell table:style-name="ce39" table:formula="of:=[.H20]+8" office:value-type="float" office:value="80" calcext:value-type="float">
            <text:p>80</text:p>
          </table:table-cell>
          <table:table-cell table:formula="of:=DEC2HEX([.H21])" office:value-type="string" office:string-value="50" calcext:value-type="string">
            <text:p>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x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]=&quot;TYPES_BOOL&quot;;&quot;1&quot;;IF([.F22]=&quot;TYPES_UINT8&quot;;1;IF([.F22]=&quot;TYPES_INT16&quot;;2;IF([.F22]=&quot;TYPES_UINT16&quot;;2;IF([.F22]=&quot;TYPES_INT32&quot;;4;IF([.F22]=&quot;TYPES_UINT32&quot;;4;IF([.F22]=&quot;TYPES_INT64&quot;;8;IF([.F22]=&quot;TYPES_FLOAT&quot;;4;IF([.F22]=&quot;TYPES_DOUBLE&quot;;8;&quot;dunno&quot;)))))))))" office:value-type="float" office:value="4" calcext:value-type="float">
            <text:p>4</text:p>
          </table:table-cell>
          <table:table-cell table:style-name="ce39" table:formula="of:=[.H21]+8" office:value-type="float" office:value="88" calcext:value-type="float">
            <text:p>88</text:p>
          </table:table-cell>
          <table:table-cell table:formula="of:=DEC2HEX([.H22])" office:value-type="string" office:string-value="58" calcext:value-type="string">
            <text:p>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y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]=&quot;TYPES_BOOL&quot;;&quot;1&quot;;IF([.F23]=&quot;TYPES_UINT8&quot;;1;IF([.F23]=&quot;TYPES_INT16&quot;;2;IF([.F23]=&quot;TYPES_UINT16&quot;;2;IF([.F23]=&quot;TYPES_INT32&quot;;4;IF([.F23]=&quot;TYPES_UINT32&quot;;4;IF([.F23]=&quot;TYPES_INT64&quot;;8;IF([.F23]=&quot;TYPES_FLOAT&quot;;4;IF([.F23]=&quot;TYPES_DOUBLE&quot;;8;&quot;dunno&quot;)))))))))" office:value-type="float" office:value="4" calcext:value-type="float">
            <text:p>4</text:p>
          </table:table-cell>
          <table:table-cell table:style-name="ce39" table:formula="of:=[.H22]+8" office:value-type="float" office:value="96" calcext:value-type="float">
            <text:p>96</text:p>
          </table:table-cell>
          <table:table-cell table:formula="of:=DEC2HEX([.H23])" office:value-type="string" office:string-value="60" calcext:value-type="string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cc_z_EST_m_s2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]=&quot;TYPES_BOOL&quot;;&quot;1&quot;;IF([.F24]=&quot;TYPES_UINT8&quot;;1;IF([.F24]=&quot;TYPES_INT16&quot;;2;IF([.F24]=&quot;TYPES_UINT16&quot;;2;IF([.F24]=&quot;TYPES_INT32&quot;;4;IF([.F24]=&quot;TYPES_UINT32&quot;;4;IF([.F24]=&quot;TYPES_INT64&quot;;8;IF([.F24]=&quot;TYPES_FLOAT&quot;;4;IF([.F24]=&quot;TYPES_DOUBLE&quot;;8;&quot;dunno&quot;)))))))))" office:value-type="float" office:value="4" calcext:value-type="float">
            <text:p>4</text:p>
          </table:table-cell>
          <table:table-cell table:style-name="ce39" table:formula="of:=[.H23]+8" office:value-type="float" office:value="104" calcext:value-type="float">
            <text:p>104</text:p>
          </table:table-cell>
          <table:table-cell table:formula="of:=DEC2HEX([.H24])" office:value-type="string" office:string-value="68" calcext:value-type="string">
            <text:p>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airspeed_body_x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]=&quot;TYPES_BOOL&quot;;&quot;1&quot;;IF([.F25]=&quot;TYPES_UINT8&quot;;1;IF([.F25]=&quot;TYPES_INT16&quot;;2;IF([.F25]=&quot;TYPES_UINT16&quot;;2;IF([.F25]=&quot;TYPES_INT32&quot;;4;IF([.F25]=&quot;TYPES_UINT32&quot;;4;IF([.F25]=&quot;TYPES_INT64&quot;;8;IF([.F25]=&quot;TYPES_FLOAT&quot;;4;IF([.F25]=&quot;TYPES_DOUBLE&quot;;8;&quot;dunno&quot;)))))))))" office:value-type="float" office:value="4" calcext:value-type="float">
            <text:p>4</text:p>
          </table:table-cell>
          <table:table-cell table:style-name="ce39" table:formula="of:=[.H24]+8" office:value-type="float" office:value="112" calcext:value-type="float">
            <text:p>112</text:p>
          </table:table-cell>
          <table:table-cell table:formula="of:=DEC2HEX([.H25])" office:value-type="string" office:string-value="70" calcext:value-type="string">
            <text:p>70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y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6]=&quot;TYPES_BOOL&quot;;&quot;1&quot;;IF([.F26]=&quot;TYPES_UINT8&quot;;1;IF([.F26]=&quot;TYPES_INT16&quot;;2;IF([.F26]=&quot;TYPES_UINT16&quot;;2;IF([.F26]=&quot;TYPES_INT32&quot;;4;IF([.F26]=&quot;TYPES_UINT32&quot;;4;IF([.F26]=&quot;TYPES_INT64&quot;;8;IF([.F26]=&quot;TYPES_FLOAT&quot;;4;IF([.F26]=&quot;TYPES_DOUBLE&quot;;8;&quot;dunno&quot;)))))))))" office:value-type="float" office:value="4" calcext:value-type="float">
            <text:p>4</text:p>
          </table:table-cell>
          <table:table-cell table:style-name="ce39" table:formula="of:=[.H25]+8" office:value-type="float" office:value="120" calcext:value-type="float">
            <text:p>120</text:p>
          </table:table-cell>
          <table:table-cell table:formula="of:=DEC2HEX([.H26])" office:value-type="string" office:string-value="78" calcext:value-type="string">
            <text:p>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irspeed_body_z_m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7]=&quot;TYPES_BOOL&quot;;&quot;1&quot;;IF([.F27]=&quot;TYPES_UINT8&quot;;1;IF([.F27]=&quot;TYPES_INT16&quot;;2;IF([.F27]=&quot;TYPES_UINT16&quot;;2;IF([.F27]=&quot;TYPES_INT32&quot;;4;IF([.F27]=&quot;TYPES_UINT32&quot;;4;IF([.F27]=&quot;TYPES_INT64&quot;;8;IF([.F27]=&quot;TYPES_FLOAT&quot;;4;IF([.F27]=&quot;TYPES_DOUBLE&quot;;8;&quot;dunno&quot;)))))))))" office:value-type="float" office:value="4" calcext:value-type="float">
            <text:p>4</text:p>
          </table:table-cell>
          <table:table-cell table:style-name="ce39" table:formula="of:=[.H26]+8" office:value-type="float" office:value="128" calcext:value-type="float">
            <text:p>128</text:p>
          </table:table-cell>
          <table:table-cell table:formula="of:=DEC2HEX([.H27])" office:value-type="string" office:string-value="80" calcext:value-type="string">
            <text:p>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x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8]=&quot;TYPES_BOOL&quot;;&quot;1&quot;;IF([.F28]=&quot;TYPES_UINT8&quot;;1;IF([.F28]=&quot;TYPES_INT16&quot;;2;IF([.F28]=&quot;TYPES_UINT16&quot;;2;IF([.F28]=&quot;TYPES_INT32&quot;;4;IF([.F28]=&quot;TYPES_UINT32&quot;;4;IF([.F28]=&quot;TYPES_INT64&quot;;8;IF([.F28]=&quot;TYPES_FLOAT&quot;;4;IF([.F28]=&quot;TYPES_DOUBLE&quot;;8;&quot;dunno&quot;)))))))))" office:value-type="float" office:value="4" calcext:value-type="float">
            <text:p>4</text:p>
          </table:table-cell>
          <table:table-cell table:style-name="ce39" table:formula="of:=[.H27]+8" office:value-type="float" office:value="136" calcext:value-type="float">
            <text:p>136</text:p>
          </table:table-cell>
          <table:table-cell table:formula="of:=DEC2HEX([.H28])" office:value-type="string" office:string-value="88" calcext:value-type="string">
            <text:p>88</text:p>
          </table:table-cell>
          <table:table-cell office:value-type="string" calcext:value-type="string">
            <text:p>?? 50, -50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y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9]=&quot;TYPES_BOOL&quot;;&quot;1&quot;;IF([.F29]=&quot;TYPES_UINT8&quot;;1;IF([.F29]=&quot;TYPES_INT16&quot;;2;IF([.F29]=&quot;TYPES_UINT16&quot;;2;IF([.F29]=&quot;TYPES_INT32&quot;;4;IF([.F29]=&quot;TYPES_UINT32&quot;;4;IF([.F29]=&quot;TYPES_INT64&quot;;8;IF([.F29]=&quot;TYPES_FLOAT&quot;;4;IF([.F29]=&quot;TYPES_DOUBLE&quot;;8;&quot;dunno&quot;)))))))))" office:value-type="float" office:value="4" calcext:value-type="float">
            <text:p>4</text:p>
          </table:table-cell>
          <table:table-cell table:style-name="ce39" table:formula="of:=[.H28]+8" office:value-type="float" office:value="144" calcext:value-type="float">
            <text:p>144</text:p>
          </table:table-cell>
          <table:table-cell table:formula="of:=DEC2HEX([.H29])" office:value-type="string" office:string-value="90" calcext:value-type="string">
            <text:p>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angular_acc_ref_z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0]=&quot;TYPES_BOOL&quot;;&quot;1&quot;;IF([.F30]=&quot;TYPES_UINT8&quot;;1;IF([.F30]=&quot;TYPES_INT16&quot;;2;IF([.F30]=&quot;TYPES_UINT16&quot;;2;IF([.F30]=&quot;TYPES_INT32&quot;;4;IF([.F30]=&quot;TYPES_UINT32&quot;;4;IF([.F30]=&quot;TYPES_INT64&quot;;8;IF([.F30]=&quot;TYPES_FLOAT&quot;;4;IF([.F30]=&quot;TYPES_DOUBLE&quot;;8;&quot;dunno&quot;)))))))))" office:value-type="float" office:value="4" calcext:value-type="float">
            <text:p>4</text:p>
          </table:table-cell>
          <table:table-cell table:style-name="ce39" table:formula="of:=[.H29]+8" office:value-type="float" office:value="152" calcext:value-type="float">
            <text:p>152</text:p>
          </table:table-cell>
          <table:table-cell table:formula="of:=DEC2HEX([.H30])" office:value-type="string" office:string-value="98" calcext:value-type="string">
            <text:p>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battery_compensated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1]=&quot;TYPES_BOOL&quot;;&quot;1&quot;;IF([.F31]=&quot;TYPES_UINT8&quot;;1;IF([.F31]=&quot;TYPES_INT16&quot;;2;IF([.F31]=&quot;TYPES_UINT16&quot;;2;IF([.F31]=&quot;TYPES_INT32&quot;;4;IF([.F31]=&quot;TYPES_UINT32&quot;;4;IF([.F31]=&quot;TYPES_INT64&quot;;8;IF([.F31]=&quot;TYPES_FLOAT&quot;;4;IF([.F31]=&quot;TYPES_DOUBLE&quot;;8;&quot;dunno&quot;)))))))))" office:value-type="float" office:value="4" calcext:value-type="float">
            <text:p>4</text:p>
          </table:table-cell>
          <table:table-cell table:style-name="ce39" table:formula="of:=[.H30]+8" office:value-type="float" office:value="160" calcext:value-type="float">
            <text:p>160</text:p>
          </table:table-cell>
          <table:table-cell table:formula="of:=DEC2HEX([.H31])" office:value-type="string" office:string-value="A0" calcext:value-type="string">
            <text:p>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fi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2]=&quot;TYPES_BOOL&quot;;&quot;1&quot;;IF([.F32]=&quot;TYPES_UINT8&quot;;1;IF([.F32]=&quot;TYPES_INT16&quot;;2;IF([.F32]=&quot;TYPES_UINT16&quot;;2;IF([.F32]=&quot;TYPES_INT32&quot;;4;IF([.F32]=&quot;TYPES_UINT32&quot;;4;IF([.F32]=&quot;TYPES_INT64&quot;;8;IF([.F32]=&quot;TYPES_FLOAT&quot;;4;IF([.F32]=&quot;TYPES_DOUBLE&quot;;8;&quot;dunno&quot;)))))))))" office:value-type="float" office:value="4" calcext:value-type="float">
            <text:p>4</text:p>
          </table:table-cell>
          <table:table-cell table:style-name="ce39" table:formula="of:=[.H31]+8" office:value-type="float" office:value="168" calcext:value-type="float">
            <text:p>168</text:p>
          </table:table-cell>
          <table:table-cell table:formula="of:=DEC2HEX([.H32])" office:value-type="string" office:string-value="A8" calcext:value-type="string">
            <text:p>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percen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3]=&quot;TYPES_BOOL&quot;;&quot;1&quot;;IF([.F33]=&quot;TYPES_UINT8&quot;;1;IF([.F33]=&quot;TYPES_INT16&quot;;2;IF([.F33]=&quot;TYPES_UINT16&quot;;2;IF([.F33]=&quot;TYPES_INT32&quot;;4;IF([.F33]=&quot;TYPES_UINT32&quot;;4;IF([.F33]=&quot;TYPES_INT64&quot;;8;IF([.F33]=&quot;TYPES_FLOAT&quot;;4;IF([.F33]=&quot;TYPES_DOUBLE&quot;;8;&quot;dunno&quot;)))))))))" office:value-type="float" office:value="4" calcext:value-type="float">
            <text:p>4</text:p>
          </table:table-cell>
          <table:table-cell table:style-name="ce39" table:formula="of:=[.H32]+8" office:value-type="float" office:value="176" calcext:value-type="float">
            <text:p>176</text:p>
          </table:table-cell>
          <table:table-cell table:formula="of:=DEC2HEX([.H33])" office:value-type="string" office:string-value="B0" calcext:value-type="string">
            <text:p>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attery_raw_V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34]=&quot;TYPES_BOOL&quot;;&quot;1&quot;;IF([.F34]=&quot;TYPES_UINT8&quot;;1;IF([.F34]=&quot;TYPES_INT16&quot;;2;IF([.F34]=&quot;TYPES_UINT16&quot;;2;IF([.F34]=&quot;TYPES_INT32&quot;;4;IF([.F34]=&quot;TYPES_UINT32&quot;;4;IF([.F34]=&quot;TYPES_INT64&quot;;8;IF([.F34]=&quot;TYPES_FLOAT&quot;;4;IF([.F34]=&quot;TYPES_DOUBLE&quot;;8;&quot;dunno&quot;)))))))))" office:value-type="float" office:value="4" calcext:value-type="float">
            <text:p>4</text:p>
          </table:table-cell>
          <table:table-cell table:style-name="ce39" table:formula="of:=[.H33]+8" office:value-type="float" office:value="184" calcext:value-type="float">
            <text:p>184</text:p>
          </table:table-cell>
          <table:table-cell table:formula="of:=DEC2HEX([.H34])" office:value-type="string" office:string-value="B8" calcext:value-type="string">
            <text:p>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biais_pression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5]=&quot;TYPES_BOOL&quot;;&quot;1&quot;;IF([.F35]=&quot;TYPES_UINT8&quot;;1;IF([.F35]=&quot;TYPES_INT16&quot;;2;IF([.F35]=&quot;TYPES_UINT16&quot;;2;IF([.F35]=&quot;TYPES_INT32&quot;;4;IF([.F35]=&quot;TYPES_UINT32&quot;;4;IF([.F35]=&quot;TYPES_INT64&quot;;8;IF([.F35]=&quot;TYPES_FLOAT&quot;;4;IF([.F35]=&quot;TYPES_DOUBLE&quot;;8;&quot;dunno&quot;)))))))))" office:value-type="float" office:value="4" calcext:value-type="float">
            <text:p>4</text:p>
          </table:table-cell>
          <table:table-cell table:style-name="ce39" table:formula="of:=[.H34]+8" office:value-type="float" office:value="192" calcext:value-type="float">
            <text:p>192</text:p>
          </table:table-cell>
          <table:table-cell table:formula="of:=DEC2HEX([.H35])" office:value-type="string" office:string-value="C0" calcext:value-type="string">
            <text:p>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amera_t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6]=&quot;TYPES_BOOL&quot;;&quot;1&quot;;IF([.F36]=&quot;TYPES_UINT8&quot;;1;IF([.F36]=&quot;TYPES_INT16&quot;;2;IF([.F36]=&quot;TYPES_UINT16&quot;;2;IF([.F36]=&quot;TYPES_INT32&quot;;4;IF([.F36]=&quot;TYPES_UINT32&quot;;4;IF([.F36]=&quot;TYPES_INT64&quot;;8;IF([.F36]=&quot;TYPES_FLOAT&quot;;4;IF([.F36]=&quot;TYPES_DOUBLE&quot;;8;&quot;dunno&quot;)))))))))" office:value-type="float" office:value="4" calcext:value-type="float">
            <text:p>4</text:p>
          </table:table-cell>
          <table:table-cell table:style-name="ce39" table:formula="of:=[.H35]+8" office:value-type="float" office:value="200" calcext:value-type="float">
            <text:p>200</text:p>
          </table:table-cell>
          <table:table-cell table:formula="of:=DEC2HEX([.H36])" office:value-type="string" office:string-value="C8" calcext:value-type="string">
            <text:p>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ntroller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37]=&quot;TYPES_BOOL&quot;;&quot;1&quot;;IF([.F37]=&quot;TYPES_UINT8&quot;;1;IF([.F37]=&quot;TYPES_INT16&quot;;2;IF([.F37]=&quot;TYPES_UINT16&quot;;2;IF([.F37]=&quot;TYPES_INT32&quot;;4;IF([.F37]=&quot;TYPES_UINT32&quot;;4;IF([.F37]=&quot;TYPES_INT64&quot;;8;IF([.F37]=&quot;TYPES_FLOAT&quot;;4;IF([.F37]=&quot;TYPES_DOUBLE&quot;;8;&quot;dunno&quot;)))))))))" office:value-type="float" office:value="4" calcext:value-type="float">
            <text:p>4</text:p>
          </table:table-cell>
          <table:table-cell table:style-name="ce39" table:formula="of:=[.H36]+8" office:value-type="float" office:value="208" calcext:value-type="float">
            <text:p>208</text:p>
          </table:table-cell>
          <table:table-cell table:formula="of:=DEC2HEX([.H37])" office:value-type="string" office:string-value="D0" calcext:value-type="string">
            <text:p>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8]=&quot;TYPES_BOOL&quot;;&quot;1&quot;;IF([.F38]=&quot;TYPES_UINT8&quot;;1;IF([.F38]=&quot;TYPES_INT16&quot;;2;IF([.F38]=&quot;TYPES_UINT16&quot;;2;IF([.F38]=&quot;TYPES_INT32&quot;;4;IF([.F38]=&quot;TYPES_UINT32&quot;;4;IF([.F38]=&quot;TYPES_INT64&quot;;8;IF([.F38]=&quot;TYPES_FLOAT&quot;;4;IF([.F38]=&quot;TYPES_DOUBLE&quot;;8;&quot;dunno&quot;)))))))))" office:value-type="float" office:value="4" calcext:value-type="float">
            <text:p>4</text:p>
          </table:table-cell>
          <table:table-cell table:style-name="ce39" table:formula="of:=[.H37]+8" office:value-type="float" office:value="216" calcext:value-type="float">
            <text:p>216</text:p>
          </table:table-cell>
          <table:table-cell table:formula="of:=DEC2HEX([.H38])" office:value-type="string" office:string-value="D8" calcext:value-type="string">
            <text:p>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39]=&quot;TYPES_BOOL&quot;;&quot;1&quot;;IF([.F39]=&quot;TYPES_UINT8&quot;;1;IF([.F39]=&quot;TYPES_INT16&quot;;2;IF([.F39]=&quot;TYPES_UINT16&quot;;2;IF([.F39]=&quot;TYPES_INT32&quot;;4;IF([.F39]=&quot;TYPES_UINT32&quot;;4;IF([.F39]=&quot;TYPES_INT64&quot;;8;IF([.F39]=&quot;TYPES_FLOAT&quot;;4;IF([.F39]=&quot;TYPES_DOUBLE&quot;;8;&quot;dunno&quot;)))))))))" office:value-type="float" office:value="4" calcext:value-type="float">
            <text:p>4</text:p>
          </table:table-cell>
          <table:table-cell table:style-name="ce39" table:formula="of:=[.H38]+8" office:value-type="float" office:value="224" calcext:value-type="float">
            <text:p>224</text:p>
          </table:table-cell>
          <table:table-cell table:formula="of:=DEC2HEX([.H39])" office:value-type="string" office:string-value="E0" calcext:value-type="string">
            <text:p>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0]=&quot;TYPES_BOOL&quot;;&quot;1&quot;;IF([.F40]=&quot;TYPES_UINT8&quot;;1;IF([.F40]=&quot;TYPES_INT16&quot;;2;IF([.F40]=&quot;TYPES_UINT16&quot;;2;IF([.F40]=&quot;TYPES_INT32&quot;;4;IF([.F40]=&quot;TYPES_UINT32&quot;;4;IF([.F40]=&quot;TYPES_INT64&quot;;8;IF([.F40]=&quot;TYPES_FLOAT&quot;;4;IF([.F40]=&quot;TYPES_DOUBLE&quot;;8;&quot;dunno&quot;)))))))))" office:value-type="float" office:value="4" calcext:value-type="float">
            <text:p>4</text:p>
          </table:table-cell>
          <table:table-cell table:style-name="ce39" table:formula="of:=[.H39]+8" office:value-type="float" office:value="232" calcext:value-type="float">
            <text:p>232</text:p>
          </table:table-cell>
          <table:table-cell table:formula="of:=DEC2HEX([.H40])" office:value-type="string" office:string-value="E8" calcext:value-type="string">
            <text:p>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1]=&quot;TYPES_BOOL&quot;;&quot;1&quot;;IF([.F41]=&quot;TYPES_UINT8&quot;;1;IF([.F41]=&quot;TYPES_INT16&quot;;2;IF([.F41]=&quot;TYPES_UINT16&quot;;2;IF([.F41]=&quot;TYPES_INT32&quot;;4;IF([.F41]=&quot;TYPES_UINT32&quot;;4;IF([.F41]=&quot;TYPES_INT64&quot;;8;IF([.F41]=&quot;TYPES_FLOAT&quot;;4;IF([.F41]=&quot;TYPES_DOUBLE&quot;;8;&quot;dunno&quot;)))))))))" office:value-type="float" office:value="4" calcext:value-type="float">
            <text:p>4</text:p>
          </table:table-cell>
          <table:table-cell table:style-name="ce39" table:formula="of:=[.H40]+8" office:value-type="float" office:value="240" calcext:value-type="float">
            <text:p>240</text:p>
          </table:table-cell>
          <table:table-cell table:formula="of:=DEC2HEX([.H41])" office:value-type="string" office:string-value="F0" calcext:value-type="string">
            <text:p>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2]=&quot;TYPES_BOOL&quot;;&quot;1&quot;;IF([.F42]=&quot;TYPES_UINT8&quot;;1;IF([.F42]=&quot;TYPES_INT16&quot;;2;IF([.F42]=&quot;TYPES_UINT16&quot;;2;IF([.F42]=&quot;TYPES_INT32&quot;;4;IF([.F42]=&quot;TYPES_UINT32&quot;;4;IF([.F42]=&quot;TYPES_INT64&quot;;8;IF([.F42]=&quot;TYPES_FLOAT&quot;;4;IF([.F42]=&quot;TYPES_DOUBLE&quot;;8;&quot;dunno&quot;)))))))))" office:value-type="float" office:value="4" calcext:value-type="float">
            <text:p>4</text:p>
          </table:table-cell>
          <table:table-cell table:style-name="ce39" table:formula="of:=[.H41]+8" office:value-type="float" office:value="248" calcext:value-type="float">
            <text:p>248</text:p>
          </table:table-cell>
          <table:table-cell table:formula="of:=DEC2HEX([.H42])" office:value-type="string" office:string-value="F8" calcext:value-type="string">
            <text:p>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3]=&quot;TYPES_BOOL&quot;;&quot;1&quot;;IF([.F43]=&quot;TYPES_UINT8&quot;;1;IF([.F43]=&quot;TYPES_INT16&quot;;2;IF([.F43]=&quot;TYPES_UINT16&quot;;2;IF([.F43]=&quot;TYPES_INT32&quot;;4;IF([.F43]=&quot;TYPES_UINT32&quot;;4;IF([.F43]=&quot;TYPES_INT64&quot;;8;IF([.F43]=&quot;TYPES_FLOAT&quot;;4;IF([.F43]=&quot;TYPES_DOUBLE&quot;;8;&quot;dunno&quot;)))))))))" office:value-type="float" office:value="4" calcext:value-type="float">
            <text:p>4</text:p>
          </table:table-cell>
          <table:table-cell table:style-name="ce39" table:formula="of:=[.H42]+8" office:value-type="float" office:value="256" calcext:value-type="float">
            <text:p>256</text:p>
          </table:table-cell>
          <table:table-cell table:formula="of:=DEC2HEX([.H43])" office:value-type="string" office:string-value="100" calcext:value-type="string">
            <text:p>1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4]=&quot;TYPES_BOOL&quot;;&quot;1&quot;;IF([.F44]=&quot;TYPES_UINT8&quot;;1;IF([.F44]=&quot;TYPES_INT16&quot;;2;IF([.F44]=&quot;TYPES_UINT16&quot;;2;IF([.F44]=&quot;TYPES_INT32&quot;;4;IF([.F44]=&quot;TYPES_UINT32&quot;;4;IF([.F44]=&quot;TYPES_INT64&quot;;8;IF([.F44]=&quot;TYPES_FLOAT&quot;;4;IF([.F44]=&quot;TYPES_DOUBLE&quot;;8;&quot;dunno&quot;)))))))))" office:value-type="float" office:value="4" calcext:value-type="float">
            <text:p>4</text:p>
          </table:table-cell>
          <table:table-cell table:style-name="ce39" table:formula="of:=[.H43]+8" office:value-type="float" office:value="264" calcext:value-type="float">
            <text:p>264</text:p>
          </table:table-cell>
          <table:table-cell table:formula="of:=DEC2HEX([.H44])" office:value-type="string" office:string-value="108" calcext:value-type="string">
            <text:p>1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5]=&quot;TYPES_BOOL&quot;;&quot;1&quot;;IF([.F45]=&quot;TYPES_UINT8&quot;;1;IF([.F45]=&quot;TYPES_INT16&quot;;2;IF([.F45]=&quot;TYPES_UINT16&quot;;2;IF([.F45]=&quot;TYPES_INT32&quot;;4;IF([.F45]=&quot;TYPES_UINT32&quot;;4;IF([.F45]=&quot;TYPES_INT64&quot;;8;IF([.F45]=&quot;TYPES_FLOAT&quot;;4;IF([.F45]=&quot;TYPES_DOUBLE&quot;;8;&quot;dunno&quot;)))))))))" office:value-type="float" office:value="4" calcext:value-type="float">
            <text:p>4</text:p>
          </table:table-cell>
          <table:table-cell table:style-name="ce39" table:formula="of:=[.H44]+8" office:value-type="float" office:value="272" calcext:value-type="float">
            <text:p>272</text:p>
          </table:table-cell>
          <table:table-cell table:formula="of:=DEC2HEX([.H45])" office:value-type="string" office:string-value="110" calcext:value-type="string">
            <text:p>1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6]=&quot;TYPES_BOOL&quot;;&quot;1&quot;;IF([.F46]=&quot;TYPES_UINT8&quot;;1;IF([.F46]=&quot;TYPES_INT16&quot;;2;IF([.F46]=&quot;TYPES_UINT16&quot;;2;IF([.F46]=&quot;TYPES_INT32&quot;;4;IF([.F46]=&quot;TYPES_UINT32&quot;;4;IF([.F46]=&quot;TYPES_INT64&quot;;8;IF([.F46]=&quot;TYPES_FLOAT&quot;;4;IF([.F46]=&quot;TYPES_DOUBLE&quot;;8;&quot;dunno&quot;)))))))))" office:value-type="float" office:value="4" calcext:value-type="float">
            <text:p>4</text:p>
          </table:table-cell>
          <table:table-cell table:style-name="ce39" table:formula="of:=[.H45]+8" office:value-type="float" office:value="280" calcext:value-type="float">
            <text:p>280</text:p>
          </table:table-cell>
          <table:table-cell table:formula="of:=DEC2HEX([.H46])" office:value-type="string" office:string-value="118" calcext:value-type="string">
            <text:p>1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7]=&quot;TYPES_BOOL&quot;;&quot;1&quot;;IF([.F47]=&quot;TYPES_UINT8&quot;;1;IF([.F47]=&quot;TYPES_INT16&quot;;2;IF([.F47]=&quot;TYPES_UINT16&quot;;2;IF([.F47]=&quot;TYPES_INT32&quot;;4;IF([.F47]=&quot;TYPES_UINT32&quot;;4;IF([.F47]=&quot;TYPES_INT64&quot;;8;IF([.F47]=&quot;TYPES_FLOAT&quot;;4;IF([.F47]=&quot;TYPES_DOUBLE&quot;;8;&quot;dunno&quot;)))))))))" office:value-type="float" office:value="4" calcext:value-type="float">
            <text:p>4</text:p>
          </table:table-cell>
          <table:table-cell table:style-name="ce39" table:formula="of:=[.H46]+8" office:value-type="float" office:value="288" calcext:value-type="float">
            <text:p>288</text:p>
          </table:table-cell>
          <table:table-cell table:formula="of:=DEC2HEX([.H47])" office:value-type="string" office:string-value="120" calcext:value-type="string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8]=&quot;TYPES_BOOL&quot;;&quot;1&quot;;IF([.F48]=&quot;TYPES_UINT8&quot;;1;IF([.F48]=&quot;TYPES_INT16&quot;;2;IF([.F48]=&quot;TYPES_UINT16&quot;;2;IF([.F48]=&quot;TYPES_INT32&quot;;4;IF([.F48]=&quot;TYPES_UINT32&quot;;4;IF([.F48]=&quot;TYPES_INT64&quot;;8;IF([.F48]=&quot;TYPES_FLOAT&quot;;4;IF([.F48]=&quot;TYPES_DOUBLE&quot;;8;&quot;dunno&quot;)))))))))" office:value-type="float" office:value="4" calcext:value-type="float">
            <text:p>4</text:p>
          </table:table-cell>
          <table:table-cell table:style-name="ce39" table:formula="of:=[.H47]+8" office:value-type="float" office:value="296" calcext:value-type="float">
            <text:p>296</text:p>
          </table:table-cell>
          <table:table-cell table:formula="of:=DEC2HEX([.H48])" office:value-type="string" office:string-value="128" calcext:value-type="string">
            <text:p>1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49]=&quot;TYPES_BOOL&quot;;&quot;1&quot;;IF([.F49]=&quot;TYPES_UINT8&quot;;1;IF([.F49]=&quot;TYPES_INT16&quot;;2;IF([.F49]=&quot;TYPES_UINT16&quot;;2;IF([.F49]=&quot;TYPES_INT32&quot;;4;IF([.F49]=&quot;TYPES_UINT32&quot;;4;IF([.F49]=&quot;TYPES_INT64&quot;;8;IF([.F49]=&quot;TYPES_FLOAT&quot;;4;IF([.F49]=&quot;TYPES_DOUBLE&quot;;8;&quot;dunno&quot;)))))))))" office:value-type="float" office:value="4" calcext:value-type="float">
            <text:p>4</text:p>
          </table:table-cell>
          <table:table-cell table:style-name="ce39" table:formula="of:=[.H48]+8" office:value-type="float" office:value="304" calcext:value-type="float">
            <text:p>304</text:p>
          </table:table-cell>
          <table:table-cell table:formula="of:=DEC2HEX([.H49])" office:value-type="string" office:string-value="130" calcext:value-type="string">
            <text:p>1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0]=&quot;TYPES_BOOL&quot;;&quot;1&quot;;IF([.F50]=&quot;TYPES_UINT8&quot;;1;IF([.F50]=&quot;TYPES_INT16&quot;;2;IF([.F50]=&quot;TYPES_UINT16&quot;;2;IF([.F50]=&quot;TYPES_INT32&quot;;4;IF([.F50]=&quot;TYPES_UINT32&quot;;4;IF([.F50]=&quot;TYPES_INT64&quot;;8;IF([.F50]=&quot;TYPES_FLOAT&quot;;4;IF([.F50]=&quot;TYPES_DOUBLE&quot;;8;&quot;dunno&quot;)))))))))" office:value-type="float" office:value="4" calcext:value-type="float">
            <text:p>4</text:p>
          </table:table-cell>
          <table:table-cell table:style-name="ce39" table:formula="of:=[.H49]+8" office:value-type="float" office:value="312" calcext:value-type="float">
            <text:p>312</text:p>
          </table:table-cell>
          <table:table-cell table:formula="of:=DEC2HEX([.H50])" office:value-type="string" office:string-value="138" calcext:value-type="string">
            <text:p>1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1]=&quot;TYPES_BOOL&quot;;&quot;1&quot;;IF([.F51]=&quot;TYPES_UINT8&quot;;1;IF([.F51]=&quot;TYPES_INT16&quot;;2;IF([.F51]=&quot;TYPES_UINT16&quot;;2;IF([.F51]=&quot;TYPES_INT32&quot;;4;IF([.F51]=&quot;TYPES_UINT32&quot;;4;IF([.F51]=&quot;TYPES_INT64&quot;;8;IF([.F51]=&quot;TYPES_FLOAT&quot;;4;IF([.F51]=&quot;TYPES_DOUBLE&quot;;8;&quot;dunno&quot;)))))))))" office:value-type="float" office:value="4" calcext:value-type="float">
            <text:p>4</text:p>
          </table:table-cell>
          <table:table-cell table:style-name="ce39" table:formula="of:=[.H50]+8" office:value-type="float" office:value="320" calcext:value-type="float">
            <text:p>320</text:p>
          </table:table-cell>
          <table:table-cell table:formula="of:=DEC2HEX([.H51])" office:value-type="string" office:string-value="140" calcext:value-type="string">
            <text:p>1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2]=&quot;TYPES_BOOL&quot;;&quot;1&quot;;IF([.F52]=&quot;TYPES_UINT8&quot;;1;IF([.F52]=&quot;TYPES_INT16&quot;;2;IF([.F52]=&quot;TYPES_UINT16&quot;;2;IF([.F52]=&quot;TYPES_INT32&quot;;4;IF([.F52]=&quot;TYPES_UINT32&quot;;4;IF([.F52]=&quot;TYPES_INT64&quot;;8;IF([.F52]=&quot;TYPES_FLOAT&quot;;4;IF([.F52]=&quot;TYPES_DOUBLE&quot;;8;&quot;dunno&quot;)))))))))" office:value-type="float" office:value="4" calcext:value-type="float">
            <text:p>4</text:p>
          </table:table-cell>
          <table:table-cell table:style-name="ce39" table:formula="of:=[.H51]+8" office:value-type="float" office:value="328" calcext:value-type="float">
            <text:p>328</text:p>
          </table:table-cell>
          <table:table-cell table:formula="of:=DEC2HEX([.H52])" office:value-type="string" office:string-value="148" calcext:value-type="string">
            <text:p>1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3]=&quot;TYPES_BOOL&quot;;&quot;1&quot;;IF([.F53]=&quot;TYPES_UINT8&quot;;1;IF([.F53]=&quot;TYPES_INT16&quot;;2;IF([.F53]=&quot;TYPES_UINT16&quot;;2;IF([.F53]=&quot;TYPES_INT32&quot;;4;IF([.F53]=&quot;TYPES_UINT32&quot;;4;IF([.F53]=&quot;TYPES_INT64&quot;;8;IF([.F53]=&quot;TYPES_FLOAT&quot;;4;IF([.F53]=&quot;TYPES_DOUBLE&quot;;8;&quot;dunno&quot;)))))))))" office:value-type="float" office:value="4" calcext:value-type="float">
            <text:p>4</text:p>
          </table:table-cell>
          <table:table-cell table:style-name="ce39" table:formula="of:=[.H52]+8" office:value-type="float" office:value="336" calcext:value-type="float">
            <text:p>336</text:p>
          </table:table-cell>
          <table:table-cell table:formula="of:=DEC2HEX([.H53])" office:value-type="string" office:string-value="150" calcext:value-type="string">
            <text:p>1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4]=&quot;TYPES_BOOL&quot;;&quot;1&quot;;IF([.F54]=&quot;TYPES_UINT8&quot;;1;IF([.F54]=&quot;TYPES_INT16&quot;;2;IF([.F54]=&quot;TYPES_UINT16&quot;;2;IF([.F54]=&quot;TYPES_INT32&quot;;4;IF([.F54]=&quot;TYPES_UINT32&quot;;4;IF([.F54]=&quot;TYPES_INT64&quot;;8;IF([.F54]=&quot;TYPES_FLOAT&quot;;4;IF([.F54]=&quot;TYPES_DOUBLE&quot;;8;&quot;dunno&quot;)))))))))" office:value-type="float" office:value="4" calcext:value-type="float">
            <text:p>4</text:p>
          </table:table-cell>
          <table:table-cell table:style-name="ce39" table:formula="of:=[.H53]+8" office:value-type="float" office:value="344" calcext:value-type="float">
            <text:p>344</text:p>
          </table:table-cell>
          <table:table-cell table:formula="of:=DEC2HEX([.H54])" office:value-type="string" office:string-value="158" calcext:value-type="string">
            <text:p>1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5]=&quot;TYPES_BOOL&quot;;&quot;1&quot;;IF([.F55]=&quot;TYPES_UINT8&quot;;1;IF([.F55]=&quot;TYPES_INT16&quot;;2;IF([.F55]=&quot;TYPES_UINT16&quot;;2;IF([.F55]=&quot;TYPES_INT32&quot;;4;IF([.F55]=&quot;TYPES_UINT32&quot;;4;IF([.F55]=&quot;TYPES_INT64&quot;;8;IF([.F55]=&quot;TYPES_FLOAT&quot;;4;IF([.F55]=&quot;TYPES_DOUBLE&quot;;8;&quot;dunno&quot;)))))))))" office:value-type="float" office:value="4" calcext:value-type="float">
            <text:p>4</text:p>
          </table:table-cell>
          <table:table-cell table:style-name="ce39" table:formula="of:=[.H54]+8" office:value-type="float" office:value="352" calcext:value-type="float">
            <text:p>352</text:p>
          </table:table-cell>
          <table:table-cell table:formula="of:=DEC2HEX([.H55])" office:value-type="string" office:string-value="160" calcext:value-type="string">
            <text:p>1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56]=&quot;TYPES_BOOL&quot;;&quot;1&quot;;IF([.F56]=&quot;TYPES_UINT8&quot;;1;IF([.F56]=&quot;TYPES_INT16&quot;;2;IF([.F56]=&quot;TYPES_UINT16&quot;;2;IF([.F56]=&quot;TYPES_INT32&quot;;4;IF([.F56]=&quot;TYPES_UINT32&quot;;4;IF([.F56]=&quot;TYPES_INT64&quot;;8;IF([.F56]=&quot;TYPES_FLOAT&quot;;4;IF([.F56]=&quot;TYPES_DOUBLE&quot;;8;&quot;dunno&quot;)))))))))" office:value-type="float" office:value="4" calcext:value-type="float">
            <text:p>4</text:p>
          </table:table-cell>
          <table:table-cell table:style-name="ce39" table:formula="of:=[.H55]+8" office:value-type="float" office:value="360" calcext:value-type="float">
            <text:p>360</text:p>
          </table:table-cell>
          <table:table-cell table:formula="of:=DEC2HEX([.H56])" office:value-type="string" office:string-value="168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16</text:p>
          </table:table-cell>
          <table:table-cell table:style-name="ce36" table:formula="of:=IF([.F57]=&quot;TYPES_BOOL&quot;;&quot;1&quot;;IF([.F57]=&quot;TYPES_UINT8&quot;;1;IF([.F57]=&quot;TYPES_INT16&quot;;2;IF([.F57]=&quot;TYPES_UINT16&quot;;2;IF([.F57]=&quot;TYPES_INT32&quot;;4;IF([.F57]=&quot;TYPES_UINT32&quot;;4;IF([.F57]=&quot;TYPES_INT64&quot;;8;IF([.F57]=&quot;TYPES_FLOAT&quot;;4;IF([.F57]=&quot;TYPES_DOUBLE&quot;;8;&quot;dunno&quot;)))))))))" office:value-type="float" office:value="2" calcext:value-type="float">
            <text:p>2</text:p>
          </table:table-cell>
          <table:table-cell table:style-name="ce39" table:formula="of:=[.H56]+8" office:value-type="float" office:value="368" calcext:value-type="float">
            <text:p>368</text:p>
          </table:table-cell>
          <table:table-cell table:formula="of:=DEC2HEX([.H57])" office:value-type="string" office:string-value="170" calcext:value-type="string">
            <text:p>1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estimator_psi_fused_ra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8]=&quot;TYPES_BOOL&quot;;&quot;1&quot;;IF([.F58]=&quot;TYPES_UINT8&quot;;1;IF([.F58]=&quot;TYPES_INT16&quot;;2;IF([.F58]=&quot;TYPES_UINT16&quot;;2;IF([.F58]=&quot;TYPES_INT32&quot;;4;IF([.F58]=&quot;TYPES_UINT32&quot;;4;IF([.F58]=&quot;TYPES_INT64&quot;;8;IF([.F58]=&quot;TYPES_FLOAT&quot;;4;IF([.F58]=&quot;TYPES_DOUBLE&quot;;8;&quot;dunno&quot;)))))))))" office:value-type="float" office:value="4" calcext:value-type="float">
            <text:p>4</text:p>
          </table:table-cell>
          <table:table-cell table:style-name="ce39" table:formula="of:=[.H57]+8" office:value-type="float" office:value="376" calcext:value-type="float">
            <text:p>376</text:p>
          </table:table-cell>
          <table:table-cell table:formula="of:=DEC2HEX([.H58])" office:value-type="string" office:string-value="178" calcext:value-type="string">
            <text:p>1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59]=&quot;TYPES_BOOL&quot;;&quot;1&quot;;IF([.F59]=&quot;TYPES_UINT8&quot;;1;IF([.F59]=&quot;TYPES_INT16&quot;;2;IF([.F59]=&quot;TYPES_UINT16&quot;;2;IF([.F59]=&quot;TYPES_INT32&quot;;4;IF([.F59]=&quot;TYPES_UINT32&quot;;4;IF([.F59]=&quot;TYPES_INT64&quot;;8;IF([.F59]=&quot;TYPES_FLOAT&quot;;4;IF([.F59]=&quot;TYPES_DOUBLE&quot;;8;&quot;dunno&quot;)))))))))" office:value-type="float" office:value="4" calcext:value-type="float">
            <text:p>4</text:p>
          </table:table-cell>
          <table:table-cell table:style-name="ce39" table:formula="of:=[.H58]+8" office:value-type="float" office:value="384" calcext:value-type="float">
            <text:p>384</text:p>
          </table:table-cell>
          <table:table-cell table:formula="of:=DEC2HEX([.H59])" office:value-type="string" office:string-value="180" calcext:value-type="string">
            <text:p>1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azimuth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0]=&quot;TYPES_BOOL&quot;;&quot;1&quot;;IF([.F60]=&quot;TYPES_UINT8&quot;;1;IF([.F60]=&quot;TYPES_INT16&quot;;2;IF([.F60]=&quot;TYPES_UINT16&quot;;2;IF([.F60]=&quot;TYPES_INT32&quot;;4;IF([.F60]=&quot;TYPES_UINT32&quot;;4;IF([.F60]=&quot;TYPES_INT64&quot;;8;IF([.F60]=&quot;TYPES_FLOAT&quot;;4;IF([.F60]=&quot;TYPES_DOUBLE&quot;;8;&quot;dunno&quot;)))))))))" office:value-type="float" office:value="1" calcext:value-type="float">
            <text:p>1</text:p>
          </table:table-cell>
          <table:table-cell table:style-name="ce39" table:formula="of:=[.H59]+8" office:value-type="float" office:value="392" calcext:value-type="float">
            <text:p>392</text:p>
          </table:table-cell>
          <table:table-cell table:formula="of:=DEC2HEX([.H60])" office:value-type="string" office:string-value="188" calcext:value-type="string">
            <text:p>1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1]=&quot;TYPES_BOOL&quot;;&quot;1&quot;;IF([.F61]=&quot;TYPES_UINT8&quot;;1;IF([.F61]=&quot;TYPES_INT16&quot;;2;IF([.F61]=&quot;TYPES_UINT16&quot;;2;IF([.F61]=&quot;TYPES_INT32&quot;;4;IF([.F61]=&quot;TYPES_UINT32&quot;;4;IF([.F61]=&quot;TYPES_INT64&quot;;8;IF([.F61]=&quot;TYPES_FLOAT&quot;;4;IF([.F61]=&quot;TYPES_DOUBLE&quot;;8;&quot;dunno&quot;)))))))))" office:value-type="float" office:value="4" calcext:value-type="float">
            <text:p>4</text:p>
          </table:table-cell>
          <table:table-cell table:style-name="ce39" table:formula="of:=[.H60]+8" office:value-type="float" office:value="400" calcext:value-type="float">
            <text:p>400</text:p>
          </table:table-cell>
          <table:table-cell table:formula="of:=DEC2HEX([.H61])" office:value-type="string" office:string-value="190" calcext:value-type="string">
            <text:p>1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distance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2]=&quot;TYPES_BOOL&quot;;&quot;1&quot;;IF([.F62]=&quot;TYPES_UINT8&quot;;1;IF([.F62]=&quot;TYPES_INT16&quot;;2;IF([.F62]=&quot;TYPES_UINT16&quot;;2;IF([.F62]=&quot;TYPES_INT32&quot;;4;IF([.F62]=&quot;TYPES_UINT32&quot;;4;IF([.F62]=&quot;TYPES_INT64&quot;;8;IF([.F62]=&quot;TYPES_FLOAT&quot;;4;IF([.F62]=&quot;TYPES_DOUBLE&quot;;8;&quot;dunno&quot;)))))))))" office:value-type="float" office:value="1" calcext:value-type="float">
            <text:p>1</text:p>
          </table:table-cell>
          <table:table-cell table:style-name="ce39" table:formula="of:=[.H61]+8" office:value-type="float" office:value="408" calcext:value-type="float">
            <text:p>408</text:p>
          </table:table-cell>
          <table:table-cell table:formula="of:=DEC2HEX([.H62])" office:value-type="string" office:string-value="198" calcext:value-type="string">
            <text:p>1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3]=&quot;TYPES_BOOL&quot;;&quot;1&quot;;IF([.F63]=&quot;TYPES_UINT8&quot;;1;IF([.F63]=&quot;TYPES_INT16&quot;;2;IF([.F63]=&quot;TYPES_UINT16&quot;;2;IF([.F63]=&quot;TYPES_INT32&quot;;4;IF([.F63]=&quot;TYPES_UINT32&quot;;4;IF([.F63]=&quot;TYPES_INT64&quot;;8;IF([.F63]=&quot;TYPES_FLOAT&quot;;4;IF([.F63]=&quot;TYPES_DOUBLE&quot;;8;&quot;dunno&quot;)))))))))" office:value-type="float" office:value="4" calcext:value-type="float">
            <text:p>4</text:p>
          </table:table-cell>
          <table:table-cell table:style-name="ce39" table:formula="of:=[.H62]+8" office:value-type="float" office:value="416" calcext:value-type="float">
            <text:p>416</text:p>
          </table:table-cell>
          <table:table-cell table:formula="of:=DEC2HEX([.H63])" office:value-type="string" office:string-value="1A0" calcext:value-type="string">
            <text:p>1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elevationIsDefau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4]=&quot;TYPES_BOOL&quot;;&quot;1&quot;;IF([.F64]=&quot;TYPES_UINT8&quot;;1;IF([.F64]=&quot;TYPES_INT16&quot;;2;IF([.F64]=&quot;TYPES_UINT16&quot;;2;IF([.F64]=&quot;TYPES_INT32&quot;;4;IF([.F64]=&quot;TYPES_UINT32&quot;;4;IF([.F64]=&quot;TYPES_INT64&quot;;8;IF([.F64]=&quot;TYPES_FLOAT&quot;;4;IF([.F64]=&quot;TYPES_DOUBLE&quot;;8;&quot;dunno&quot;)))))))))" office:value-type="float" office:value="1" calcext:value-type="float">
            <text:p>1</text:p>
          </table:table-cell>
          <table:table-cell table:style-name="ce39" table:formula="of:=[.H63]+8" office:value-type="float" office:value="424" calcext:value-type="float">
            <text:p>424</text:p>
          </table:table-cell>
          <table:table-cell table:formula="of:=DEC2HEX([.H64])" office:value-type="string" office:string-value="1A8" calcext:value-type="string">
            <text:p>1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lativeCourseIsLocke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65]=&quot;TYPES_BOOL&quot;;&quot;1&quot;;IF([.F65]=&quot;TYPES_UINT8&quot;;1;IF([.F65]=&quot;TYPES_INT16&quot;;2;IF([.F65]=&quot;TYPES_UINT16&quot;;2;IF([.F65]=&quot;TYPES_INT32&quot;;4;IF([.F65]=&quot;TYPES_UINT32&quot;;4;IF([.F65]=&quot;TYPES_INT64&quot;;8;IF([.F65]=&quot;TYPES_FLOAT&quot;;4;IF([.F65]=&quot;TYPES_DOUBLE&quot;;8;&quot;dunno&quot;)))))))))" office:value-type="string" office:string-value="1" calcext:value-type="string">
            <text:p>1</text:p>
          </table:table-cell>
          <table:table-cell table:style-name="ce39" table:formula="of:=[.H64]+8" office:value-type="float" office:value="432" calcext:value-type="float">
            <text:p>432</text:p>
          </table:table-cell>
          <table:table-cell table:formula="of:=DEC2HEX([.H65])" office:value-type="string" office:string-value="1B0" calcext:value-type="string">
            <text:p>1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bIsDefaul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6]=&quot;TYPES_BOOL&quot;;&quot;1&quot;;IF([.F66]=&quot;TYPES_UINT8&quot;;1;IF([.F66]=&quot;TYPES_INT16&quot;;2;IF([.F66]=&quot;TYPES_UINT16&quot;;2;IF([.F66]=&quot;TYPES_INT32&quot;;4;IF([.F66]=&quot;TYPES_UINT32&quot;;4;IF([.F66]=&quot;TYPES_INT64&quot;;8;IF([.F66]=&quot;TYPES_FLOAT&quot;;4;IF([.F66]=&quot;TYPES_DOUBLE&quot;;8;&quot;dunno&quot;)))))))))" office:value-type="float" office:value="1" calcext:value-type="float">
            <text:p>1</text:p>
          </table:table-cell>
          <table:table-cell table:style-name="ce39" table:formula="of:=[.H65]+8" office:value-type="float" office:value="440" calcext:value-type="float">
            <text:p>440</text:p>
          </table:table-cell>
          <table:table-cell table:formula="of:=DEC2HEX([.H66])" office:value-type="string" office:string-value="1B8" calcext:value-type="string">
            <text:p>1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revolutionNumbe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67]=&quot;TYPES_BOOL&quot;;&quot;1&quot;;IF([.F67]=&quot;TYPES_UINT8&quot;;1;IF([.F67]=&quot;TYPES_INT16&quot;;2;IF([.F67]=&quot;TYPES_UINT16&quot;;2;IF([.F67]=&quot;TYPES_INT32&quot;;4;IF([.F67]=&quot;TYPES_UINT32&quot;;4;IF([.F67]=&quot;TYPES_INT64&quot;;8;IF([.F67]=&quot;TYPES_FLOAT&quot;;4;IF([.F67]=&quot;TYPES_DOUBLE&quot;;8;&quot;dunno&quot;)))))))))" office:value-type="float" office:value="1" calcext:value-type="float">
            <text:p>1</text:p>
          </table:table-cell>
          <table:table-cell table:style-name="ce39" table:formula="of:=[.H66]+8" office:value-type="float" office:value="448" calcext:value-type="float">
            <text:p>448</text:p>
          </table:table-cell>
          <table:table-cell table:formula="of:=DEC2HEX([.H67])" office:value-type="string" office:string-value="1C0" calcext:value-type="string">
            <text:p>1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68]=&quot;TYPES_BOOL&quot;;&quot;1&quot;;IF([.F68]=&quot;TYPES_UINT8&quot;;1;IF([.F68]=&quot;TYPES_INT16&quot;;2;IF([.F68]=&quot;TYPES_UINT16&quot;;2;IF([.F68]=&quot;TYPES_INT32&quot;;4;IF([.F68]=&quot;TYPES_UINT32&quot;;4;IF([.F68]=&quot;TYPES_INT64&quot;;8;IF([.F68]=&quot;TYPES_FLOAT&quot;;4;IF([.F68]=&quot;TYPES_DOUBLE&quot;;8;&quot;dunno&quot;)))))))))" office:value-type="float" office:value="4" calcext:value-type="float">
            <text:p>4</text:p>
          </table:table-cell>
          <table:table-cell table:style-name="ce39" table:formula="of:=[.H67]+8" office:value-type="float" office:value="456" calcext:value-type="float">
            <text:p>456</text:p>
          </table:table-cell>
          <table:table-cell table:formula="of:=DEC2HEX([.H68])" office:value-type="string" office:string-value="1C8" calcext:value-type="string">
            <text:p>1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speed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69]=&quot;TYPES_BOOL&quot;;&quot;1&quot;;IF([.F69]=&quot;TYPES_UINT8&quot;;1;IF([.F69]=&quot;TYPES_INT16&quot;;2;IF([.F69]=&quot;TYPES_UINT16&quot;;2;IF([.F69]=&quot;TYPES_INT32&quot;;4;IF([.F69]=&quot;TYPES_UINT32&quot;;4;IF([.F69]=&quot;TYPES_INT64&quot;;8;IF([.F69]=&quot;TYPES_FLOAT&quot;;4;IF([.F69]=&quot;TYPES_DOUBLE&quot;;8;&quot;dunno&quot;)))))))))" office:value-type="float" office:value="1" calcext:value-type="float">
            <text:p>1</text:p>
          </table:table-cell>
          <table:table-cell table:style-name="ce39" table:formula="of:=[.H68]+8" office:value-type="float" office:value="464" calcext:value-type="float">
            <text:p>464</text:p>
          </table:table-cell>
          <table:table-cell table:formula="of:=DEC2HEX([.H69])" office:value-type="string" office:string-value="1D0" calcext:value-type="string">
            <text:p>1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typ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32</text:p>
          </table:table-cell>
          <table:table-cell table:style-name="ce36" table:formula="of:=IF([.F70]=&quot;TYPES_BOOL&quot;;&quot;1&quot;;IF([.F70]=&quot;TYPES_UINT8&quot;;1;IF([.F70]=&quot;TYPES_INT16&quot;;2;IF([.F70]=&quot;TYPES_UINT16&quot;;2;IF([.F70]=&quot;TYPES_INT32&quot;;4;IF([.F70]=&quot;TYPES_UINT32&quot;;4;IF([.F70]=&quot;TYPES_INT64&quot;;8;IF([.F70]=&quot;TYPES_FLOAT&quot;;4;IF([.F70]=&quot;TYPES_DOUBLE&quot;;8;&quot;dunno&quot;)))))))))" office:value-type="float" office:value="4" calcext:value-type="float">
            <text:p>4</text:p>
          </table:table-cell>
          <table:table-cell table:style-name="ce39" table:formula="of:=[.H69]+8" office:value-type="float" office:value="472" calcext:value-type="float">
            <text:p>472</text:p>
          </table:table-cell>
          <table:table-cell table:formula="of:=DEC2HEX([.H70])" office:value-type="string" office:string-value="1D8" calcext:value-type="string">
            <text:p>1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71]=&quot;TYPES_BOOL&quot;;&quot;1&quot;;IF([.F71]=&quot;TYPES_UINT8&quot;;1;IF([.F71]=&quot;TYPES_INT16&quot;;2;IF([.F71]=&quot;TYPES_UINT16&quot;;2;IF([.F71]=&quot;TYPES_INT32&quot;;4;IF([.F71]=&quot;TYPES_UINT32&quot;;4;IF([.F71]=&quot;TYPES_INT64&quot;;8;IF([.F71]=&quot;TYPES_FLOAT&quot;;4;IF([.F71]=&quot;TYPES_DOUBLE&quot;;8;&quot;dunno&quot;)))))))))" office:value-type="float" office:value="4" calcext:value-type="float">
            <text:p>4</text:p>
          </table:table-cell>
          <table:table-cell table:style-name="ce39" table:formula="of:=[.H70]+8" office:value-type="float" office:value="480" calcext:value-type="float">
            <text:p>480</text:p>
          </table:table-cell>
          <table:table-cell table:formula="of:=DEC2HEX([.H71])" office:value-type="string" office:string-value="1E0" calcext:value-type="string">
            <text:p>1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mCfg_verticalDistanceIsDefault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72]=&quot;TYPES_BOOL&quot;;&quot;1&quot;;IF([.F72]=&quot;TYPES_UINT8&quot;;1;IF([.F72]=&quot;TYPES_INT16&quot;;2;IF([.F72]=&quot;TYPES_UINT16&quot;;2;IF([.F72]=&quot;TYPES_INT32&quot;;4;IF([.F72]=&quot;TYPES_UINT32&quot;;4;IF([.F72]=&quot;TYPES_INT64&quot;;8;IF([.F72]=&quot;TYPES_FLOAT&quot;;4;IF([.F72]=&quot;TYPES_DOUBLE&quot;;8;&quot;dunno&quot;)))))))))" office:value-type="float" office:value="1" calcext:value-type="float">
            <text:p>1</text:p>
          </table:table-cell>
          <table:table-cell table:style-name="ce39" table:formula="of:=[.H71]+8" office:value-type="float" office:value="488" calcext:value-type="float">
            <text:p>488</text:p>
          </table:table-cell>
          <table:table-cell table:formula="of:=DEC2HEX([.H72])" office:value-type="string" office:string-value="1E8" calcext:value-type="string">
            <text:p>1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follow_me_criteri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73]=&quot;TYPES_BOOL&quot;;&quot;1&quot;;IF([.F73]=&quot;TYPES_UINT8&quot;;1;IF([.F73]=&quot;TYPES_INT16&quot;;2;IF([.F73]=&quot;TYPES_UINT16&quot;;2;IF([.F73]=&quot;TYPES_INT32&quot;;4;IF([.F73]=&quot;TYPES_UINT32&quot;;4;IF([.F73]=&quot;TYPES_INT64&quot;;8;IF([.F73]=&quot;TYPES_FLOAT&quot;;4;IF([.F73]=&quot;TYPES_DOUBLE&quot;;8;&quot;dunno&quot;)))))))))" office:value-type="float" office:value="2" calcext:value-type="float">
            <text:p>2</text:p>
          </table:table-cell>
          <table:table-cell table:style-name="ce39" table:formula="of:=[.H72]+8" office:value-type="float" office:value="496" calcext:value-type="float">
            <text:p>496</text:p>
          </table:table-cell>
          <table:table-cell table:formula="of:=DEC2HEX([.H73])" office:value-type="string" office:string-value="1F0" calcext:value-type="string">
            <text:p>1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74]=&quot;TYPES_BOOL&quot;;&quot;1&quot;;IF([.F74]=&quot;TYPES_UINT8&quot;;1;IF([.F74]=&quot;TYPES_INT16&quot;;2;IF([.F74]=&quot;TYPES_UINT16&quot;;2;IF([.F74]=&quot;TYPES_INT32&quot;;4;IF([.F74]=&quot;TYPES_UINT32&quot;;4;IF([.F74]=&quot;TYPES_INT64&quot;;8;IF([.F74]=&quot;TYPES_FLOAT&quot;;4;IF([.F74]=&quot;TYPES_DOUBLE&quot;;8;&quot;dunno&quot;)))))))))" office:value-type="string" office:string-value="1" calcext:value-type="string">
            <text:p>1</text:p>
          </table:table-cell>
          <table:table-cell table:style-name="ce39" table:formula="of:=[.H73]+8" office:value-type="float" office:value="504" calcext:value-type="float">
            <text:p>504</text:p>
          </table:table-cell>
          <table:table-cell table:formula="of:=DEC2HEX([.H74])" office:value-type="string" office:string-value="1F8" calcext:value-type="string">
            <text:p>1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Al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5]=&quot;TYPES_BOOL&quot;;&quot;1&quot;;IF([.F75]=&quot;TYPES_UINT8&quot;;1;IF([.F75]=&quot;TYPES_INT16&quot;;2;IF([.F75]=&quot;TYPES_UINT16&quot;;2;IF([.F75]=&quot;TYPES_INT32&quot;;4;IF([.F75]=&quot;TYPES_UINT32&quot;;4;IF([.F75]=&quot;TYPES_INT64&quot;;8;IF([.F75]=&quot;TYPES_FLOAT&quot;;4;IF([.F75]=&quot;TYPES_DOUBLE&quot;;8;&quot;dunno&quot;)))))))))" office:value-type="float" office:value="4" calcext:value-type="float">
            <text:p>4</text:p>
          </table:table-cell>
          <table:table-cell table:style-name="ce39" table:formula="of:=[.H74]+8" office:value-type="float" office:value="512" calcext:value-type="float">
            <text:p>512</text:p>
          </table:table-cell>
          <table:table-cell table:formula="of:=DEC2HEX([.H75]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at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6]=&quot;TYPES_BOOL&quot;;&quot;1&quot;;IF([.F76]=&quot;TYPES_UINT8&quot;;1;IF([.F76]=&quot;TYPES_INT16&quot;;2;IF([.F76]=&quot;TYPES_UINT16&quot;;2;IF([.F76]=&quot;TYPES_INT32&quot;;4;IF([.F76]=&quot;TYPES_UINT32&quot;;4;IF([.F76]=&quot;TYPES_INT64&quot;;8;IF([.F76]=&quot;TYPES_FLOAT&quot;;4;IF([.F76]=&quot;TYPES_DOUBLE&quot;;8;&quot;dunno&quot;)))))))))" office:value-type="float" office:value="4" calcext:value-type="float">
            <text:p>4</text:p>
          </table:table-cell>
          <table:table-cell table:style-name="ce39" table:formula="of:=[.H75]+8" office:value-type="float" office:value="520" calcext:value-type="float">
            <text:p>520</text:p>
          </table:table-cell>
          <table:table-cell table:formula="of:=DEC2HEX([.H76])" office:value-type="string" office:string-value="208" calcext:value-type="string">
            <text:p>2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PostionErrorLong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7]=&quot;TYPES_BOOL&quot;;&quot;1&quot;;IF([.F77]=&quot;TYPES_UINT8&quot;;1;IF([.F77]=&quot;TYPES_INT16&quot;;2;IF([.F77]=&quot;TYPES_UINT16&quot;;2;IF([.F77]=&quot;TYPES_INT32&quot;;4;IF([.F77]=&quot;TYPES_UINT32&quot;;4;IF([.F77]=&quot;TYPES_INT64&quot;;8;IF([.F77]=&quot;TYPES_FLOAT&quot;;4;IF([.F77]=&quot;TYPES_DOUBLE&quot;;8;&quot;dunno&quot;)))))))))" office:value-type="float" office:value="4" calcext:value-type="float">
            <text:p>4</text:p>
          </table:table-cell>
          <table:table-cell table:style-name="ce39" table:formula="of:=[.H76]+8" office:value-type="float" office:value="528" calcext:value-type="float">
            <text:p>528</text:p>
          </table:table-cell>
          <table:table-cell table:formula="of:=DEC2HEX([.H77])" office:value-type="string" office:string-value="210" calcext:value-type="string">
            <text:p>2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8]=&quot;TYPES_BOOL&quot;;&quot;1&quot;;IF([.F78]=&quot;TYPES_UINT8&quot;;1;IF([.F78]=&quot;TYPES_INT16&quot;;2;IF([.F78]=&quot;TYPES_UINT16&quot;;2;IF([.F78]=&quot;TYPES_INT32&quot;;4;IF([.F78]=&quot;TYPES_UINT32&quot;;4;IF([.F78]=&quot;TYPES_INT64&quot;;8;IF([.F78]=&quot;TYPES_FLOAT&quot;;4;IF([.F78]=&quot;TYPES_DOUBLE&quot;;8;&quot;dunno&quot;)))))))))" office:value-type="float" office:value="4" calcext:value-type="float">
            <text:p>4</text:p>
          </table:table-cell>
          <table:table-cell table:style-name="ce39" table:formula="of:=[.H77]+8" office:value-type="float" office:value="536" calcext:value-type="float">
            <text:p>536</text:p>
          </table:table-cell>
          <table:table-cell table:formula="of:=DEC2HEX([.H78])" office:value-type="string" office:string-value="218" calcext:value-type="string">
            <text:p>2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Est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79]=&quot;TYPES_BOOL&quot;;&quot;1&quot;;IF([.F79]=&quot;TYPES_UINT8&quot;;1;IF([.F79]=&quot;TYPES_INT16&quot;;2;IF([.F79]=&quot;TYPES_UINT16&quot;;2;IF([.F79]=&quot;TYPES_INT32&quot;;4;IF([.F79]=&quot;TYPES_UINT32&quot;;4;IF([.F79]=&quot;TYPES_INT64&quot;;8;IF([.F79]=&quot;TYPES_FLOAT&quot;;4;IF([.F79]=&quot;TYPES_DOUBLE&quot;;8;&quot;dunno&quot;)))))))))" office:value-type="float" office:value="4" calcext:value-type="float">
            <text:p>4</text:p>
          </table:table-cell>
          <table:table-cell table:style-name="ce39" table:formula="of:=[.H78]+8" office:value-type="float" office:value="544" calcext:value-type="float">
            <text:p>544</text:p>
          </table:table-cell>
          <table:table-cell table:formula="of:=DEC2HEX([.H79])" office:value-type="string" office:string-value="220" calcext:value-type="string">
            <text:p>2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at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0]=&quot;TYPES_BOOL&quot;;&quot;1&quot;;IF([.F80]=&quot;TYPES_UINT8&quot;;1;IF([.F80]=&quot;TYPES_INT16&quot;;2;IF([.F80]=&quot;TYPES_UINT16&quot;;2;IF([.F80]=&quot;TYPES_INT32&quot;;4;IF([.F80]=&quot;TYPES_UINT32&quot;;4;IF([.F80]=&quot;TYPES_INT64&quot;;8;IF([.F80]=&quot;TYPES_FLOAT&quot;;4;IF([.F80]=&quot;TYPES_DOUBLE&quot;;8;&quot;dunno&quot;)))))))))" office:value-type="float" office:value="4" calcext:value-type="float">
            <text:p>4</text:p>
          </table:table-cell>
          <table:table-cell table:style-name="ce39" table:formula="of:=[.H79]+8" office:value-type="float" office:value="552" calcext:value-type="float">
            <text:p>552</text:p>
          </table:table-cell>
          <table:table-cell table:formula="of:=DEC2HEX([.H80])" office:value-type="string" office:string-value="228" calcext:value-type="string">
            <text:p>2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LongitudeRelativ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1]=&quot;TYPES_BOOL&quot;;&quot;1&quot;;IF([.F81]=&quot;TYPES_UINT8&quot;;1;IF([.F81]=&quot;TYPES_INT16&quot;;2;IF([.F81]=&quot;TYPES_UINT16&quot;;2;IF([.F81]=&quot;TYPES_INT32&quot;;4;IF([.F81]=&quot;TYPES_UINT32&quot;;4;IF([.F81]=&quot;TYPES_INT64&quot;;8;IF([.F81]=&quot;TYPES_FLOAT&quot;;4;IF([.F81]=&quot;TYPES_DOUBLE&quot;;8;&quot;dunno&quot;)))))))))" office:value-type="float" office:value="4" calcext:value-type="float">
            <text:p>4</text:p>
          </table:table-cell>
          <table:table-cell table:style-name="ce39" table:formula="of:=[.H80]+8" office:value-type="float" office:value="560" calcext:value-type="float">
            <text:p>560</text:p>
          </table:table-cell>
          <table:table-cell table:formula="of:=DEC2HEX([.H81])" office:value-type="string" office:string-value="230" calcext:value-type="string">
            <text:p>2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North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2]=&quot;TYPES_BOOL&quot;;&quot;1&quot;;IF([.F82]=&quot;TYPES_UINT8&quot;;1;IF([.F82]=&quot;TYPES_INT16&quot;;2;IF([.F82]=&quot;TYPES_UINT16&quot;;2;IF([.F82]=&quot;TYPES_INT32&quot;;4;IF([.F82]=&quot;TYPES_UINT32&quot;;4;IF([.F82]=&quot;TYPES_INT64&quot;;8;IF([.F82]=&quot;TYPES_FLOAT&quot;;4;IF([.F82]=&quot;TYPES_DOUBLE&quot;;8;&quot;dunno&quot;)))))))))" office:value-type="float" office:value="4" calcext:value-type="float">
            <text:p>4</text:p>
          </table:table-cell>
          <table:table-cell table:style-name="ce39" table:formula="of:=[.H81]+8" office:value-type="float" office:value="568" calcext:value-type="float">
            <text:p>568</text:p>
          </table:table-cell>
          <table:table-cell table:formula="of:=DEC2HEX([.H82])" office:value-type="string" office:string-value="238" calcext:value-type="string">
            <text:p>2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3]=&quot;TYPES_BOOL&quot;;&quot;1&quot;;IF([.F83]=&quot;TYPES_UINT8&quot;;1;IF([.F83]=&quot;TYPES_INT16&quot;;2;IF([.F83]=&quot;TYPES_UINT16&quot;;2;IF([.F83]=&quot;TYPES_INT32&quot;;4;IF([.F83]=&quot;TYPES_UINT32&quot;;4;IF([.F83]=&quot;TYPES_INT64&quot;;8;IF([.F83]=&quot;TYPES_FLOAT&quot;;4;IF([.F83]=&quot;TYPES_DOUBLE&quot;;8;&quot;dunno&quot;)))))))))" office:value-type="float" office:value="4" calcext:value-type="float">
            <text:p>4</text:p>
          </table:table-cell>
          <table:table-cell table:style-name="ce39" table:formula="of:=[.H82]+8" office:value-type="float" office:value="576" calcext:value-type="float">
            <text:p>576</text:p>
          </table:table-cell>
          <table:table-cell table:formula="of:=DEC2HEX([.H83])" office:value-type="string" office:string-value="240" calcext:value-type="string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4]=&quot;TYPES_BOOL&quot;;&quot;1&quot;;IF([.F84]=&quot;TYPES_UINT8&quot;;1;IF([.F84]=&quot;TYPES_INT16&quot;;2;IF([.F84]=&quot;TYPES_UINT16&quot;;2;IF([.F84]=&quot;TYPES_INT32&quot;;4;IF([.F84]=&quot;TYPES_UINT32&quot;;4;IF([.F84]=&quot;TYPES_INT64&quot;;8;IF([.F84]=&quot;TYPES_FLOAT&quot;;4;IF([.F84]=&quot;TYPES_DOUBLE&quot;;8;&quot;dunno&quot;)))))))))" office:value-type="float" office:value="4" calcext:value-type="float">
            <text:p>4</text:p>
          </table:table-cell>
          <table:table-cell table:style-name="ce39" table:formula="of:=[.H83]+8" office:value-type="float" office:value="584" calcext:value-type="float">
            <text:p>584</text:p>
          </table:table-cell>
          <table:table-cell table:formula="of:=DEC2HEX([.H84])" office:value-type="string" office:string-value="248" calcext:value-type="string">
            <text:p>2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5]=&quot;TYPES_BOOL&quot;;&quot;1&quot;;IF([.F85]=&quot;TYPES_UINT8&quot;;1;IF([.F85]=&quot;TYPES_INT16&quot;;2;IF([.F85]=&quot;TYPES_UINT16&quot;;2;IF([.F85]=&quot;TYPES_INT32&quot;;4;IF([.F85]=&quot;TYPES_UINT32&quot;;4;IF([.F85]=&quot;TYPES_INT64&quot;;8;IF([.F85]=&quot;TYPES_FLOAT&quot;;4;IF([.F85]=&quot;TYPES_DOUBLE&quot;;8;&quot;dunno&quot;)))))))))" office:value-type="float" office:value="4" calcext:value-type="float">
            <text:p>4</text:p>
          </table:table-cell>
          <table:table-cell table:style-name="ce39" table:formula="of:=[.H84]+8" office:value-type="float" office:value="592" calcext:value-type="float">
            <text:p>592</text:p>
          </table:table-cell>
          <table:table-cell table:formula="of:=DEC2HEX([.H85])" office:value-type="string" office:string-value="250" calcext:value-type="string">
            <text:p>2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gpsUp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86]=&quot;TYPES_BOOL&quot;;&quot;1&quot;;IF([.F86]=&quot;TYPES_UINT8&quot;;1;IF([.F86]=&quot;TYPES_INT16&quot;;2;IF([.F86]=&quot;TYPES_UINT16&quot;;2;IF([.F86]=&quot;TYPES_INT32&quot;;4;IF([.F86]=&quot;TYPES_UINT32&quot;;4;IF([.F86]=&quot;TYPES_INT64&quot;;8;IF([.F86]=&quot;TYPES_FLOAT&quot;;4;IF([.F86]=&quot;TYPES_DOUBLE&quot;;8;&quot;dunno&quot;)))))))))" office:value-type="float" office:value="4" calcext:value-type="float">
            <text:p>4</text:p>
          </table:table-cell>
          <table:table-cell table:style-name="ce39" table:formula="of:=[.H85]+8" office:value-type="float" office:value="600" calcext:value-type="float">
            <text:p>600</text:p>
          </table:table-cell>
          <table:table-cell table:formula="of:=DEC2HEX([.H86])" office:value-type="string" office:string-value="258" calcext:value-type="string">
            <text:p>258</text:p>
          </table:table-cell>
          <table:table-cell office:value-type="string" calcext:value-type="string">
            <text:p>------------------- v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7]=&quot;TYPES_BOOL&quot;;&quot;1&quot;;IF([.F87]=&quot;TYPES_UINT8&quot;;1;IF([.F87]=&quot;TYPES_INT16&quot;;2;IF([.F87]=&quot;TYPES_UINT16&quot;;2;IF([.F87]=&quot;TYPES_INT32&quot;;4;IF([.F87]=&quot;TYPES_UINT32&quot;;4;IF([.F87]=&quot;TYPES_INT64&quot;;8;IF([.F87]=&quot;TYPES_FLOAT&quot;;4;IF([.F87]=&quot;TYPES_DOUBLE&quot;;8;&quot;dunno&quot;)))))))))" office:value-type="float" office:value="4" calcext:value-type="float">
            <text:p>4</text:p>
          </table:table-cell>
          <table:table-cell table:style-name="ce39" table:formula="of:=[.H86]+8" office:value-type="float" office:value="608" calcext:value-type="float">
            <text:p>608</text:p>
          </table:table-cell>
          <table:table-cell table:formula="of:=DEC2HEX([.H87])" office:value-type="string" office:string-value="260" calcext:value-type="string">
            <text:p>260</text:p>
          </table:table-cell>
          <table:table-cell office:value-type="string" calcext:value-type="string">
            <text:p>~OK BUT MAYBE NOT IMPORTANT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8]=&quot;TYPES_BOOL&quot;;&quot;1&quot;;IF([.F88]=&quot;TYPES_UINT8&quot;;1;IF([.F88]=&quot;TYPES_INT16&quot;;2;IF([.F88]=&quot;TYPES_UINT16&quot;;2;IF([.F88]=&quot;TYPES_INT32&quot;;4;IF([.F88]=&quot;TYPES_UINT32&quot;;4;IF([.F88]=&quot;TYPES_INT64&quot;;8;IF([.F88]=&quot;TYPES_FLOAT&quot;;4;IF([.F88]=&quot;TYPES_DOUBLE&quot;;8;&quot;dunno&quot;)))))))))" office:value-type="float" office:value="4" calcext:value-type="float">
            <text:p>4</text:p>
          </table:table-cell>
          <table:table-cell table:style-name="ce39" table:formula="of:=[.H87]+8" office:value-type="float" office:value="616" calcext:value-type="float">
            <text:p>616</text:p>
          </table:table-cell>
          <table:table-cell table:formula="of:=DEC2HEX([.H88])" office:value-type="string" office:string-value="268" calcext:value-type="string">
            <text:p>2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bias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89]=&quot;TYPES_BOOL&quot;;&quot;1&quot;;IF([.F89]=&quot;TYPES_UINT8&quot;;1;IF([.F89]=&quot;TYPES_INT16&quot;;2;IF([.F89]=&quot;TYPES_UINT16&quot;;2;IF([.F89]=&quot;TYPES_INT32&quot;;4;IF([.F89]=&quot;TYPES_UINT32&quot;;4;IF([.F89]=&quot;TYPES_INT64&quot;;8;IF([.F89]=&quot;TYPES_FLOAT&quot;;4;IF([.F89]=&quot;TYPES_DOUBLE&quot;;8;&quot;dunno&quot;)))))))))" office:value-type="float" office:value="4" calcext:value-type="float">
            <text:p>4</text:p>
          </table:table-cell>
          <table:table-cell table:style-name="ce39" table:formula="of:=[.H88]+8" office:value-type="float" office:value="624" calcext:value-type="float">
            <text:p>624</text:p>
          </table:table-cell>
          <table:table-cell table:formula="of:=DEC2HEX([.H89])" office:value-type="string" office:string-value="270" calcext:value-type="string">
            <text:p>27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x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0]=&quot;TYPES_BOOL&quot;;&quot;1&quot;;IF([.F90]=&quot;TYPES_UINT8&quot;;1;IF([.F90]=&quot;TYPES_INT16&quot;;2;IF([.F90]=&quot;TYPES_UINT16&quot;;2;IF([.F90]=&quot;TYPES_INT32&quot;;4;IF([.F90]=&quot;TYPES_UINT32&quot;;4;IF([.F90]=&quot;TYPES_INT64&quot;;8;IF([.F90]=&quot;TYPES_FLOAT&quot;;4;IF([.F90]=&quot;TYPES_DOUBLE&quot;;8;&quot;dunno&quot;)))))))))" office:value-type="float" office:value="4" calcext:value-type="float">
            <text:p>4</text:p>
          </table:table-cell>
          <table:table-cell table:style-name="ce39" table:formula="of:=[.H89]+8" office:value-type="float" office:value="632" calcext:value-type="float">
            <text:p>632</text:p>
          </table:table-cell>
          <table:table-cell table:formula="of:=DEC2HEX([.H90])" office:value-type="string" office:string-value="278" calcext:value-type="string">
            <text:p>278</text:p>
          </table:table-cell>
          <table:table-cell office:value-type="string" calcext:value-type="string">
            <text:p>GOOD VALUES (probably filtered with magnetometer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y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1]=&quot;TYPES_BOOL&quot;;&quot;1&quot;;IF([.F91]=&quot;TYPES_UINT8&quot;;1;IF([.F91]=&quot;TYPES_INT16&quot;;2;IF([.F91]=&quot;TYPES_UINT16&quot;;2;IF([.F91]=&quot;TYPES_INT32&quot;;4;IF([.F91]=&quot;TYPES_UINT32&quot;;4;IF([.F91]=&quot;TYPES_INT64&quot;;8;IF([.F91]=&quot;TYPES_FLOAT&quot;;4;IF([.F91]=&quot;TYPES_DOUBLE&quot;;8;&quot;dunno&quot;)))))))))" office:value-type="float" office:value="4" calcext:value-type="float">
            <text:p>4</text:p>
          </table:table-cell>
          <table:table-cell table:style-name="ce39" table:formula="of:=[.H90]+8" office:value-type="float" office:value="640" calcext:value-type="float">
            <text:p>640</text:p>
          </table:table-cell>
          <table:table-cell table:formula="of:=DEC2HEX([.H91])" office:value-type="string" office:string-value="280" calcext:value-type="string">
            <text:p>2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filt_z_rad_s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2]=&quot;TYPES_BOOL&quot;;&quot;1&quot;;IF([.F92]=&quot;TYPES_UINT8&quot;;1;IF([.F92]=&quot;TYPES_INT16&quot;;2;IF([.F92]=&quot;TYPES_UINT16&quot;;2;IF([.F92]=&quot;TYPES_INT32&quot;;4;IF([.F92]=&quot;TYPES_UINT32&quot;;4;IF([.F92]=&quot;TYPES_INT64&quot;;8;IF([.F92]=&quot;TYPES_FLOAT&quot;;4;IF([.F92]=&quot;TYPES_DOUBLE&quot;;8;&quot;dunno&quot;)))))))))" office:value-type="float" office:value="4" calcext:value-type="float">
            <text:p>4</text:p>
          </table:table-cell>
          <table:table-cell table:style-name="ce39" table:formula="of:=[.H91]+8" office:value-type="float" office:value="648" calcext:value-type="float">
            <text:p>648</text:p>
          </table:table-cell>
          <table:table-cell table:formula="of:=DEC2HEX([.H92])" office:value-type="string" office:string-value="288" calcext:value-type="string">
            <text:p>2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x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3]=&quot;TYPES_BOOL&quot;;&quot;1&quot;;IF([.F93]=&quot;TYPES_UINT8&quot;;1;IF([.F93]=&quot;TYPES_INT16&quot;;2;IF([.F93]=&quot;TYPES_UINT16&quot;;2;IF([.F93]=&quot;TYPES_INT32&quot;;4;IF([.F93]=&quot;TYPES_UINT32&quot;;4;IF([.F93]=&quot;TYPES_INT64&quot;;8;IF([.F93]=&quot;TYPES_FLOAT&quot;;4;IF([.F93]=&quot;TYPES_DOUBLE&quot;;8;&quot;dunno&quot;)))))))))" office:value-type="float" office:value="4" calcext:value-type="float">
            <text:p>4</text:p>
          </table:table-cell>
          <table:table-cell table:style-name="ce39" table:formula="of:=[.H92]+8" office:value-type="float" office:value="656" calcext:value-type="float">
            <text:p>656</text:p>
          </table:table-cell>
          <table:table-cell table:formula="of:=DEC2HEX([.H93])" office:value-type="string" office:string-value="290" calcext:value-type="string">
            <text:p>290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y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4]=&quot;TYPES_BOOL&quot;;&quot;1&quot;;IF([.F94]=&quot;TYPES_UINT8&quot;;1;IF([.F94]=&quot;TYPES_INT16&quot;;2;IF([.F94]=&quot;TYPES_UINT16&quot;;2;IF([.F94]=&quot;TYPES_INT32&quot;;4;IF([.F94]=&quot;TYPES_UINT32&quot;;4;IF([.F94]=&quot;TYPES_INT64&quot;;8;IF([.F94]=&quot;TYPES_FLOAT&quot;;4;IF([.F94]=&quot;TYPES_DOUBLE&quot;;8;&quot;dunno&quot;)))))))))" office:value-type="float" office:value="4" calcext:value-type="float">
            <text:p>4</text:p>
          </table:table-cell>
          <table:table-cell table:style-name="ce39" table:formula="of:=[.H93]+8" office:value-type="float" office:value="664" calcext:value-type="float">
            <text:p>664</text:p>
          </table:table-cell>
          <table:table-cell table:formula="of:=DEC2HEX([.H94])" office:value-type="string" office:string-value="298" calcext:value-type="string">
            <text:p>29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gyro_unbias_z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5]=&quot;TYPES_BOOL&quot;;&quot;1&quot;;IF([.F95]=&quot;TYPES_UINT8&quot;;1;IF([.F95]=&quot;TYPES_INT16&quot;;2;IF([.F95]=&quot;TYPES_UINT16&quot;;2;IF([.F95]=&quot;TYPES_INT32&quot;;4;IF([.F95]=&quot;TYPES_UINT32&quot;;4;IF([.F95]=&quot;TYPES_INT64&quot;;8;IF([.F95]=&quot;TYPES_FLOAT&quot;;4;IF([.F95]=&quot;TYPES_DOUBLE&quot;;8;&quot;dunno&quot;)))))))))" office:value-type="float" office:value="4" calcext:value-type="float">
            <text:p>4</text:p>
          </table:table-cell>
          <table:table-cell table:style-name="ce39" table:formula="of:=[.H94]+8" office:value-type="float" office:value="672" calcext:value-type="float">
            <text:p>672</text:p>
          </table:table-cell>
          <table:table-cell table:formula="of:=DEC2HEX([.H95])" office:value-type="string" office:string-value="2A0" calcext:value-type="string">
            <text:p>2A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ading_magneto_ra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96]=&quot;TYPES_BOOL&quot;;&quot;1&quot;;IF([.F96]=&quot;TYPES_UINT8&quot;;1;IF([.F96]=&quot;TYPES_INT16&quot;;2;IF([.F96]=&quot;TYPES_UINT16&quot;;2;IF([.F96]=&quot;TYPES_INT32&quot;;4;IF([.F96]=&quot;TYPES_UINT32&quot;;4;IF([.F96]=&quot;TYPES_INT64&quot;;8;IF([.F96]=&quot;TYPES_FLOAT&quot;;4;IF([.F96]=&quot;TYPES_DOUBLE&quot;;8;&quot;dunno&quot;)))))))))" office:value-type="float" office:value="4" calcext:value-type="float">
            <text:p>4</text:p>
          </table:table-cell>
          <table:table-cell table:style-name="ce39" table:formula="of:=[.H95]+8" office:value-type="float" office:value="680" calcext:value-type="float">
            <text:p>680</text:p>
          </table:table-cell>
          <table:table-cell table:formula="of:=DEC2HEX([.H96])" office:value-type="string" office:string-value="2A8" calcext:value-type="string">
            <text:p>2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ES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7]=&quot;TYPES_BOOL&quot;;&quot;1&quot;;IF([.F97]=&quot;TYPES_UINT8&quot;;1;IF([.F97]=&quot;TYPES_INT16&quot;;2;IF([.F97]=&quot;TYPES_UINT16&quot;;2;IF([.F97]=&quot;TYPES_INT32&quot;;4;IF([.F97]=&quot;TYPES_UINT32&quot;;4;IF([.F97]=&quot;TYPES_INT64&quot;;8;IF([.F97]=&quot;TYPES_FLOAT&quot;;4;IF([.F97]=&quot;TYPES_DOUBLE&quot;;8;&quot;dunno&quot;)))))))))" office:value-type="float" office:value="4" calcext:value-type="float">
            <text:p>4</text:p>
          </table:table-cell>
          <table:table-cell table:style-name="ce39" table:formula="of:=[.H96]+8" office:value-type="float" office:value="688" calcext:value-type="float">
            <text:p>688</text:p>
          </table:table-cell>
          <table:table-cell table:formula="of:=DEC2HEX([.H97])" office:value-type="string" office:string-value="2B0" calcext:value-type="string">
            <text:p>2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INPUT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8]=&quot;TYPES_BOOL&quot;;&quot;1&quot;;IF([.F98]=&quot;TYPES_UINT8&quot;;1;IF([.F98]=&quot;TYPES_INT16&quot;;2;IF([.F98]=&quot;TYPES_UINT16&quot;;2;IF([.F98]=&quot;TYPES_INT32&quot;;4;IF([.F98]=&quot;TYPES_UINT32&quot;;4;IF([.F98]=&quot;TYPES_INT64&quot;;8;IF([.F98]=&quot;TYPES_FLOAT&quot;;4;IF([.F98]=&quot;TYPES_DOUBLE&quot;;8;&quot;dunno&quot;)))))))))" office:value-type="float" office:value="4" calcext:value-type="float">
            <text:p>4</text:p>
          </table:table-cell>
          <table:table-cell table:style-name="ce39" table:formula="of:=[.H97]+8" office:value-type="float" office:value="696" calcext:value-type="float">
            <text:p>696</text:p>
          </table:table-cell>
          <table:table-cell table:formula="of:=DEC2HEX([.H98])" office:value-type="string" office:string-value="2B8" calcext:value-type="string">
            <text:p>2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REF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99]=&quot;TYPES_BOOL&quot;;&quot;1&quot;;IF([.F99]=&quot;TYPES_UINT8&quot;;1;IF([.F99]=&quot;TYPES_INT16&quot;;2;IF([.F99]=&quot;TYPES_UINT16&quot;;2;IF([.F99]=&quot;TYPES_INT32&quot;;4;IF([.F99]=&quot;TYPES_UINT32&quot;;4;IF([.F99]=&quot;TYPES_INT64&quot;;8;IF([.F99]=&quot;TYPES_FLOAT&quot;;4;IF([.F99]=&quot;TYPES_DOUBLE&quot;;8;&quot;dunno&quot;)))))))))" office:value-type="float" office:value="4" calcext:value-type="float">
            <text:p>4</text:p>
          </table:table-cell>
          <table:table-cell table:style-name="ce39" table:formula="of:=[.H98]+8" office:value-type="float" office:value="704" calcext:value-type="float">
            <text:p>704</text:p>
          </table:table-cell>
          <table:table-cell table:formula="of:=DEC2HEX([.H99])" office:value-type="string" office:string-value="2C0" calcext:value-type="string">
            <text:p>2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height_correcte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0]=&quot;TYPES_BOOL&quot;;&quot;1&quot;;IF([.F100]=&quot;TYPES_UINT8&quot;;1;IF([.F100]=&quot;TYPES_INT16&quot;;2;IF([.F100]=&quot;TYPES_UINT16&quot;;2;IF([.F100]=&quot;TYPES_INT32&quot;;4;IF([.F100]=&quot;TYPES_UINT32&quot;;4;IF([.F100]=&quot;TYPES_INT64&quot;;8;IF([.F100]=&quot;TYPES_FLOAT&quot;;4;IF([.F100]=&quot;TYPES_DOUBLE&quot;;8;&quot;dunno&quot;)))))))))" office:value-type="float" office:value="4" calcext:value-type="float">
            <text:p>4</text:p>
          </table:table-cell>
          <table:table-cell table:style-name="ce39" table:formula="of:=[.H99]+8" office:value-type="float" office:value="712" calcext:value-type="float">
            <text:p>712</text:p>
          </table:table-cell>
          <table:table-cell table:formula="of:=DEC2HEX([.H100])" office:value-type="string" office:string-value="2C8" calcext:value-type="string">
            <text:p>2C8</text:p>
          </table:table-cell>
          <table:table-cell office:value-type="string" calcext:value-type="string">
            <text:p>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ground_m</text:p>
          </table:table-cell>
          <table:table-cell table:style-name="ce11" office:value-type="string" calcext:value-type="string">
            <text:p>A</text:p>
          </table:table-cell>
          <table:table-cell table:style-name="ce17"/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1]=&quot;TYPES_BOOL&quot;;&quot;1&quot;;IF([.F101]=&quot;TYPES_UINT8&quot;;1;IF([.F101]=&quot;TYPES_INT16&quot;;2;IF([.F101]=&quot;TYPES_UINT16&quot;;2;IF([.F101]=&quot;TYPES_INT32&quot;;4;IF([.F101]=&quot;TYPES_UINT32&quot;;4;IF([.F101]=&quot;TYPES_INT64&quot;;8;IF([.F101]=&quot;TYPES_FLOAT&quot;;4;IF([.F101]=&quot;TYPES_DOUBLE&quot;;8;&quot;dunno&quot;)))))))))" office:value-type="float" office:value="4" calcext:value-type="float">
            <text:p>4</text:p>
          </table:table-cell>
          <table:table-cell table:style-name="ce39" table:formula="of:=[.H100]+8" office:value-type="float" office:value="720" calcext:value-type="float">
            <text:p>720</text:p>
          </table:table-cell>
          <table:table-cell table:formula="of:=DEC2HEX([.H101])" office:value-type="string" office:string-value="2D0" calcext:value-type="string">
            <text:p>2D0</text:p>
          </table:table-cell>
          <table:table-cell office:value-type="string" calcext:value-type="string">
            <text:p>?? <text:s/>(-0.2;0.5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height_vision_m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2]=&quot;TYPES_BOOL&quot;;&quot;1&quot;;IF([.F102]=&quot;TYPES_UINT8&quot;;1;IF([.F102]=&quot;TYPES_INT16&quot;;2;IF([.F102]=&quot;TYPES_UINT16&quot;;2;IF([.F102]=&quot;TYPES_INT32&quot;;4;IF([.F102]=&quot;TYPES_UINT32&quot;;4;IF([.F102]=&quot;TYPES_INT64&quot;;8;IF([.F102]=&quot;TYPES_FLOAT&quot;;4;IF([.F102]=&quot;TYPES_DOUBLE&quot;;8;&quot;dunno&quot;)))))))))" office:value-type="float" office:value="4" calcext:value-type="float">
            <text:p>4</text:p>
          </table:table-cell>
          <table:table-cell table:style-name="ce39" table:formula="of:=[.H101]+8" office:value-type="float" office:value="728" calcext:value-type="float">
            <text:p>728</text:p>
          </table:table-cell>
          <table:table-cell table:formula="of:=DEC2HEX([.H102])" office:value-type="string" office:string-value="2D8" calcext:value-type="string">
            <text:p>2D8</text:p>
          </table:table-cell>
          <table:table-cell office:value-type="string" calcext:value-type="string">
            <text:p>SEEMS TO BE OK (see sensor_sonic_height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lynx_change_of_scal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3]=&quot;TYPES_BOOL&quot;;&quot;1&quot;;IF([.F103]=&quot;TYPES_UINT8&quot;;1;IF([.F103]=&quot;TYPES_INT16&quot;;2;IF([.F103]=&quot;TYPES_UINT16&quot;;2;IF([.F103]=&quot;TYPES_INT32&quot;;4;IF([.F103]=&quot;TYPES_UINT32&quot;;4;IF([.F103]=&quot;TYPES_INT64&quot;;8;IF([.F103]=&quot;TYPES_FLOAT&quot;;4;IF([.F103]=&quot;TYPES_DOUBLE&quot;;8;&quot;dunno&quot;)))))))))" office:value-type="float" office:value="4" calcext:value-type="float">
            <text:p>4</text:p>
          </table:table-cell>
          <table:table-cell table:style-name="ce39" table:formula="of:=[.H102]+8" office:value-type="float" office:value="736" calcext:value-type="float">
            <text:p>736</text:p>
          </table:table-cell>
          <table:table-cell table:formula="of:=DEC2HEX([.H103])" office:value-type="string" office:string-value="2E0" calcext:value-type="string">
            <text:p>2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confidence_index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4]=&quot;TYPES_BOOL&quot;;&quot;1&quot;;IF([.F104]=&quot;TYPES_UINT8&quot;;1;IF([.F104]=&quot;TYPES_INT16&quot;;2;IF([.F104]=&quot;TYPES_UINT16&quot;;2;IF([.F104]=&quot;TYPES_INT32&quot;;4;IF([.F104]=&quot;TYPES_UINT32&quot;;4;IF([.F104]=&quot;TYPES_INT64&quot;;8;IF([.F104]=&quot;TYPES_FLOAT&quot;;4;IF([.F104]=&quot;TYPES_DOUBLE&quot;;8;&quot;dunno&quot;)))))))))" office:value-type="float" office:value="4" calcext:value-type="float">
            <text:p>4</text:p>
          </table:table-cell>
          <table:table-cell table:style-name="ce39" table:formula="of:=[.H103]+8" office:value-type="float" office:value="744" calcext:value-type="float">
            <text:p>744</text:p>
          </table:table-cell>
          <table:table-cell table:formula="of:=DEC2HEX([.H104])" office:value-type="string" office:string-value="2E8" calcext:value-type="string">
            <text:p>2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fram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5]=&quot;TYPES_BOOL&quot;;&quot;1&quot;;IF([.F105]=&quot;TYPES_UINT8&quot;;1;IF([.F105]=&quot;TYPES_INT16&quot;;2;IF([.F105]=&quot;TYPES_UINT16&quot;;2;IF([.F105]=&quot;TYPES_INT32&quot;;4;IF([.F105]=&quot;TYPES_UINT32&quot;;4;IF([.F105]=&quot;TYPES_INT64&quot;;8;IF([.F105]=&quot;TYPES_FLOAT&quot;;4;IF([.F105]=&quot;TYPES_DOUBLE&quot;;8;&quot;dunno&quot;)))))))))" office:value-type="float" office:value="4" calcext:value-type="float">
            <text:p>4</text:p>
          </table:table-cell>
          <table:table-cell table:style-name="ce39" table:formula="of:=[.H104]+8" office:value-type="float" office:value="752" calcext:value-type="float">
            <text:p>752</text:p>
          </table:table-cell>
          <table:table-cell table:formula="of:=DEC2HEX([.H105])" office:value-type="string" office:string-value="2F0" calcext:value-type="string">
            <text:p>2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los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BOOL</text:p>
          </table:table-cell>
          <table:table-cell table:style-name="ce36" table:formula="of:=IF([.F106]=&quot;TYPES_BOOL&quot;;&quot;1&quot;;IF([.F106]=&quot;TYPES_UINT8&quot;;1;IF([.F106]=&quot;TYPES_INT16&quot;;2;IF([.F106]=&quot;TYPES_UINT16&quot;;2;IF([.F106]=&quot;TYPES_INT32&quot;;4;IF([.F106]=&quot;TYPES_UINT32&quot;;4;IF([.F106]=&quot;TYPES_INT64&quot;;8;IF([.F106]=&quot;TYPES_FLOAT&quot;;4;IF([.F106]=&quot;TYPES_DOUBLE&quot;;8;&quot;dunno&quot;)))))))))" office:value-type="string" office:string-value="1" calcext:value-type="string">
            <text:p>1</text:p>
          </table:table-cell>
          <table:table-cell table:style-name="ce39" table:formula="of:=[.H105]+8" office:value-type="float" office:value="760" calcext:value-type="float">
            <text:p>760</text:p>
          </table:table-cell>
          <table:table-cell table:formula="of:=DEC2HEX([.H106])" office:value-type="string" office:string-value="2F8" calcext:value-type="string">
            <text:p>2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is_new_selectio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7]=&quot;TYPES_BOOL&quot;;&quot;1&quot;;IF([.F107]=&quot;TYPES_UINT8&quot;;1;IF([.F107]=&quot;TYPES_INT16&quot;;2;IF([.F107]=&quot;TYPES_UINT16&quot;;2;IF([.F107]=&quot;TYPES_INT32&quot;;4;IF([.F107]=&quot;TYPES_UINT32&quot;;4;IF([.F107]=&quot;TYPES_INT64&quot;;8;IF([.F107]=&quot;TYPES_FLOAT&quot;;4;IF([.F107]=&quot;TYPES_DOUBLE&quot;;8;&quot;dunno&quot;)))))))))" office:value-type="float" office:value="4" calcext:value-type="float">
            <text:p>4</text:p>
          </table:table-cell>
          <table:table-cell table:style-name="ce39" table:formula="of:=[.H106]+8" office:value-type="float" office:value="768" calcext:value-type="float">
            <text:p>768</text:p>
          </table:table-cell>
          <table:table-cell table:formula="of:=DEC2HEX([.H107])" office:value-type="string" office:string-value="300" calcext:value-type="string">
            <text:p>3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measurement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8]=&quot;TYPES_BOOL&quot;;&quot;1&quot;;IF([.F108]=&quot;TYPES_UINT8&quot;;1;IF([.F108]=&quot;TYPES_INT16&quot;;2;IF([.F108]=&quot;TYPES_UINT16&quot;;2;IF([.F108]=&quot;TYPES_INT32&quot;;4;IF([.F108]=&quot;TYPES_UINT32&quot;;4;IF([.F108]=&quot;TYPES_INT64&quot;;8;IF([.F108]=&quot;TYPES_FLOAT&quot;;4;IF([.F108]=&quot;TYPES_DOUBLE&quot;;8;&quot;dunno&quot;)))))))))" office:value-type="float" office:value="4" calcext:value-type="float">
            <text:p>4</text:p>
          </table:table-cell>
          <table:table-cell table:style-name="ce39" table:formula="of:=[.H107]+8" office:value-type="float" office:value="776" calcext:value-type="float">
            <text:p>776</text:p>
          </table:table-cell>
          <table:table-cell table:formula="of:=DEC2HEX([.H108])" office:value-type="string" office:string-value="308" calcext:value-type="string">
            <text:p>3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pan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09]=&quot;TYPES_BOOL&quot;;&quot;1&quot;;IF([.F109]=&quot;TYPES_UINT8&quot;;1;IF([.F109]=&quot;TYPES_INT16&quot;;2;IF([.F109]=&quot;TYPES_UINT16&quot;;2;IF([.F109]=&quot;TYPES_INT32&quot;;4;IF([.F109]=&quot;TYPES_UINT32&quot;;4;IF([.F109]=&quot;TYPES_INT64&quot;;8;IF([.F109]=&quot;TYPES_FLOAT&quot;;4;IF([.F109]=&quot;TYPES_DOUBLE&quot;;8;&quot;dunno&quot;)))))))))" office:value-type="float" office:value="4" calcext:value-type="float">
            <text:p>4</text:p>
          </table:table-cell>
          <table:table-cell table:style-name="ce39" table:formula="of:=[.H108]+8" office:value-type="float" office:value="784" calcext:value-type="float">
            <text:p>784</text:p>
          </table:table-cell>
          <table:table-cell table:formula="of:=DEC2HEX([.H109])" office:value-type="string" office:string-value="310" calcext:value-type="string">
            <text:p>3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lynx_tilt_measuremen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10]=&quot;TYPES_BOOL&quot;;&quot;1&quot;;IF([.F110]=&quot;TYPES_UINT8&quot;;1;IF([.F110]=&quot;TYPES_INT16&quot;;2;IF([.F110]=&quot;TYPES_UINT16&quot;;2;IF([.F110]=&quot;TYPES_INT32&quot;;4;IF([.F110]=&quot;TYPES_UINT32&quot;;4;IF([.F110]=&quot;TYPES_INT64&quot;;8;IF([.F110]=&quot;TYPES_FLOAT&quot;;4;IF([.F110]=&quot;TYPES_DOUBLE&quot;;8;&quot;dunno&quot;)))))))))" office:value-type="float" office:value="4" calcext:value-type="float">
            <text:p>4</text:p>
          </table:table-cell>
          <table:table-cell table:style-name="ce39" table:formula="of:=[.H109]+8" office:value-type="float" office:value="792" calcext:value-type="float">
            <text:p>792</text:p>
          </table:table-cell>
          <table:table-cell table:formula="of:=DEC2HEX([.H110])" office:value-type="string" office:string-value="318" calcext:value-type="string">
            <text:p>3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bia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1]=&quot;TYPES_BOOL&quot;;&quot;1&quot;;IF([.F111]=&quot;TYPES_UINT8&quot;;1;IF([.F111]=&quot;TYPES_INT16&quot;;2;IF([.F111]=&quot;TYPES_UINT16&quot;;2;IF([.F111]=&quot;TYPES_INT32&quot;;4;IF([.F111]=&quot;TYPES_UINT32&quot;;4;IF([.F111]=&quot;TYPES_INT64&quot;;8;IF([.F111]=&quot;TYPES_FLOAT&quot;;4;IF([.F111]=&quot;TYPES_DOUBLE&quot;;8;&quot;dunno&quot;)))))))))" office:value-type="float" office:value="4" calcext:value-type="float">
            <text:p>4</text:p>
          </table:table-cell>
          <table:table-cell table:style-name="ce39" table:formula="of:=[.H110]+8" office:value-type="float" office:value="800" calcext:value-type="float">
            <text:p>800</text:p>
          </table:table-cell>
          <table:table-cell table:formula="of:=DEC2HEX([.H111])" office:value-type="string" office:string-value="320" calcext:value-type="string">
            <text:p>320</text:p>
          </table:table-cell>
          <table:table-cell office:value-type="string" calcext:value-type="string">
            <text:p>Probably 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2]=&quot;TYPES_BOOL&quot;;&quot;1&quot;;IF([.F112]=&quot;TYPES_UINT8&quot;;1;IF([.F112]=&quot;TYPES_INT16&quot;;2;IF([.F112]=&quot;TYPES_UINT16&quot;;2;IF([.F112]=&quot;TYPES_INT32&quot;;4;IF([.F112]=&quot;TYPES_UINT32&quot;;4;IF([.F112]=&quot;TYPES_INT64&quot;;8;IF([.F112]=&quot;TYPES_FLOAT&quot;;4;IF([.F112]=&quot;TYPES_DOUBLE&quot;;8;&quot;dunno&quot;)))))))))" office:value-type="float" office:value="4" calcext:value-type="float">
            <text:p>4</text:p>
          </table:table-cell>
          <table:table-cell table:style-name="ce39" table:formula="of:=[.H111]+8" office:value-type="float" office:value="808" calcext:value-type="float">
            <text:p>808</text:p>
          </table:table-cell>
          <table:table-cell table:formula="of:=DEC2HEX([.H112])" office:value-type="string" office:string-value="328" calcext:value-type="string">
            <text:p>32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bia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3]=&quot;TYPES_BOOL&quot;;&quot;1&quot;;IF([.F113]=&quot;TYPES_UINT8&quot;;1;IF([.F113]=&quot;TYPES_INT16&quot;;2;IF([.F113]=&quot;TYPES_UINT16&quot;;2;IF([.F113]=&quot;TYPES_INT32&quot;;4;IF([.F113]=&quot;TYPES_UINT32&quot;;4;IF([.F113]=&quot;TYPES_INT64&quot;;8;IF([.F113]=&quot;TYPES_FLOAT&quot;;4;IF([.F113]=&quot;TYPES_DOUBLE&quot;;8;&quot;dunno&quot;)))))))))" office:value-type="float" office:value="4" calcext:value-type="float">
            <text:p>4</text:p>
          </table:table-cell>
          <table:table-cell table:style-name="ce39" table:formula="of:=[.H112]+8" office:value-type="float" office:value="816" calcext:value-type="float">
            <text:p>816</text:p>
          </table:table-cell>
          <table:table-cell table:formula="of:=DEC2HEX([.H113])" office:value-type="string" office:string-value="330" calcext:value-type="string">
            <text:p>3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magneto_calibration_stat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14]=&quot;TYPES_BOOL&quot;;&quot;1&quot;;IF([.F114]=&quot;TYPES_UINT8&quot;;1;IF([.F114]=&quot;TYPES_INT16&quot;;2;IF([.F114]=&quot;TYPES_UINT16&quot;;2;IF([.F114]=&quot;TYPES_INT32&quot;;4;IF([.F114]=&quot;TYPES_UINT32&quot;;4;IF([.F114]=&quot;TYPES_INT64&quot;;8;IF([.F114]=&quot;TYPES_FLOAT&quot;;4;IF([.F114]=&quot;TYPES_DOUBLE&quot;;8;&quot;dunno&quot;)))))))))" office:value-type="float" office:value="4" calcext:value-type="float">
            <text:p>4</text:p>
          </table:table-cell>
          <table:table-cell table:style-name="ce39" table:formula="of:=[.H113]+8" office:value-type="float" office:value="824" calcext:value-type="float">
            <text:p>824</text:p>
          </table:table-cell>
          <table:table-cell table:formula="of:=DEC2HEX([.H114])" office:value-type="string" office:string-value="338" calcext:value-type="string">
            <text:p>3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agneto_radi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15]=&quot;TYPES_BOOL&quot;;&quot;1&quot;;IF([.F115]=&quot;TYPES_UINT8&quot;;1;IF([.F115]=&quot;TYPES_INT16&quot;;2;IF([.F115]=&quot;TYPES_UINT16&quot;;2;IF([.F115]=&quot;TYPES_INT32&quot;;4;IF([.F115]=&quot;TYPES_UINT32&quot;;4;IF([.F115]=&quot;TYPES_INT64&quot;;8;IF([.F115]=&quot;TYPES_FLOAT&quot;;4;IF([.F115]=&quot;TYPES_DOUBLE&quot;;8;&quot;dunno&quot;)))))))))" office:value-type="float" office:value="4" calcext:value-type="float">
            <text:p>4</text:p>
          </table:table-cell>
          <table:table-cell table:style-name="ce39" table:formula="of:=[.H114]+8" office:value-type="float" office:value="832" calcext:value-type="float">
            <text:p>832</text:p>
          </table:table-cell>
          <table:table-cell table:formula="of:=DEC2HEX([.H115])" office:value-type="string" office:string-value="340" calcext:value-type="string">
            <text:p>3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6]=&quot;TYPES_BOOL&quot;;&quot;1&quot;;IF([.F116]=&quot;TYPES_UINT8&quot;;1;IF([.F116]=&quot;TYPES_INT16&quot;;2;IF([.F116]=&quot;TYPES_UINT16&quot;;2;IF([.F116]=&quot;TYPES_INT32&quot;;4;IF([.F116]=&quot;TYPES_UINT32&quot;;4;IF([.F116]=&quot;TYPES_INT64&quot;;8;IF([.F116]=&quot;TYPES_FLOAT&quot;;4;IF([.F116]=&quot;TYPES_DOUBLE&quot;;8;&quot;dunno&quot;)))))))))" office:value-type="float" office:value="1" calcext:value-type="float">
            <text:p>1</text:p>
          </table:table-cell>
          <table:table-cell table:style-name="ce39" table:formula="of:=[.H115]+8" office:value-type="float" office:value="840" calcext:value-type="float">
            <text:p>840</text:p>
          </table:table-cell>
          <table:table-cell table:formula="of:=DEC2HEX([.H116])" office:value-type="string" office:string-value="348" calcext:value-type="string">
            <text:p>34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17]=&quot;TYPES_BOOL&quot;;&quot;1&quot;;IF([.F117]=&quot;TYPES_UINT8&quot;;1;IF([.F117]=&quot;TYPES_INT16&quot;;2;IF([.F117]=&quot;TYPES_UINT16&quot;;2;IF([.F117]=&quot;TYPES_INT32&quot;;4;IF([.F117]=&quot;TYPES_UINT32&quot;;4;IF([.F117]=&quot;TYPES_INT64&quot;;8;IF([.F117]=&quot;TYPES_FLOAT&quot;;4;IF([.F117]=&quot;TYPES_DOUBLE&quot;;8;&quot;dunno&quot;)))))))))" office:value-type="float" office:value="2" calcext:value-type="float">
            <text:p>2</text:p>
          </table:table-cell>
          <table:table-cell table:style-name="ce39" table:formula="of:=[.H116]+8" office:value-type="float" office:value="848" calcext:value-type="float">
            <text:p>848</text:p>
          </table:table-cell>
          <table:table-cell table:formula="of:=DEC2HEX([.H117])" office:value-type="string" office:string-value="350" calcext:value-type="string">
            <text:p>3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1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8]=&quot;TYPES_BOOL&quot;;&quot;1&quot;;IF([.F118]=&quot;TYPES_UINT8&quot;;1;IF([.F118]=&quot;TYPES_INT16&quot;;2;IF([.F118]=&quot;TYPES_UINT16&quot;;2;IF([.F118]=&quot;TYPES_INT32&quot;;4;IF([.F118]=&quot;TYPES_UINT32&quot;;4;IF([.F118]=&quot;TYPES_INT64&quot;;8;IF([.F118]=&quot;TYPES_FLOAT&quot;;4;IF([.F118]=&quot;TYPES_DOUBLE&quot;;8;&quot;dunno&quot;)))))))))" office:value-type="float" office:value="1" calcext:value-type="float">
            <text:p>1</text:p>
          </table:table-cell>
          <table:table-cell table:style-name="ce39" table:formula="of:=[.H117]+8" office:value-type="float" office:value="856" calcext:value-type="float">
            <text:p>856</text:p>
          </table:table-cell>
          <table:table-cell table:formula="of:=DEC2HEX([.H118])" office:value-type="string" office:string-value="358" calcext:value-type="string">
            <text:p>3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19]=&quot;TYPES_BOOL&quot;;&quot;1&quot;;IF([.F119]=&quot;TYPES_UINT8&quot;;1;IF([.F119]=&quot;TYPES_INT16&quot;;2;IF([.F119]=&quot;TYPES_UINT16&quot;;2;IF([.F119]=&quot;TYPES_INT32&quot;;4;IF([.F119]=&quot;TYPES_UINT32&quot;;4;IF([.F119]=&quot;TYPES_INT64&quot;;8;IF([.F119]=&quot;TYPES_FLOAT&quot;;4;IF([.F119]=&quot;TYPES_DOUBLE&quot;;8;&quot;dunno&quot;)))))))))" office:value-type="float" office:value="1" calcext:value-type="float">
            <text:p>1</text:p>
          </table:table-cell>
          <table:table-cell table:style-name="ce39" table:formula="of:=[.H118]+8" office:value-type="float" office:value="864" calcext:value-type="float">
            <text:p>864</text:p>
          </table:table-cell>
          <table:table-cell table:formula="of:=DEC2HEX([.H119])" office:value-type="string" office:string-value="360" calcext:value-type="string">
            <text:p>3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0]=&quot;TYPES_BOOL&quot;;&quot;1&quot;;IF([.F120]=&quot;TYPES_UINT8&quot;;1;IF([.F120]=&quot;TYPES_INT16&quot;;2;IF([.F120]=&quot;TYPES_UINT16&quot;;2;IF([.F120]=&quot;TYPES_INT32&quot;;4;IF([.F120]=&quot;TYPES_UINT32&quot;;4;IF([.F120]=&quot;TYPES_INT64&quot;;8;IF([.F120]=&quot;TYPES_FLOAT&quot;;4;IF([.F120]=&quot;TYPES_DOUBLE&quot;;8;&quot;dunno&quot;)))))))))" office:value-type="float" office:value="2" calcext:value-type="float">
            <text:p>2</text:p>
          </table:table-cell>
          <table:table-cell table:style-name="ce39" table:formula="of:=[.H119]+8" office:value-type="float" office:value="872" calcext:value-type="float">
            <text:p>872</text:p>
          </table:table-cell>
          <table:table-cell table:formula="of:=DEC2HEX([.H120])" office:value-type="string" office:string-value="368" calcext:value-type="string">
            <text:p>3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2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1]=&quot;TYPES_BOOL&quot;;&quot;1&quot;;IF([.F121]=&quot;TYPES_UINT8&quot;;1;IF([.F121]=&quot;TYPES_INT16&quot;;2;IF([.F121]=&quot;TYPES_UINT16&quot;;2;IF([.F121]=&quot;TYPES_INT32&quot;;4;IF([.F121]=&quot;TYPES_UINT32&quot;;4;IF([.F121]=&quot;TYPES_INT64&quot;;8;IF([.F121]=&quot;TYPES_FLOAT&quot;;4;IF([.F121]=&quot;TYPES_DOUBLE&quot;;8;&quot;dunno&quot;)))))))))" office:value-type="float" office:value="1" calcext:value-type="float">
            <text:p>1</text:p>
          </table:table-cell>
          <table:table-cell table:style-name="ce39" table:formula="of:=[.H120]+8" office:value-type="float" office:value="880" calcext:value-type="float">
            <text:p>880</text:p>
          </table:table-cell>
          <table:table-cell table:formula="of:=DEC2HEX([.H121])" office:value-type="string" office:string-value="370" calcext:value-type="string">
            <text:p>3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2]=&quot;TYPES_BOOL&quot;;&quot;1&quot;;IF([.F122]=&quot;TYPES_UINT8&quot;;1;IF([.F122]=&quot;TYPES_INT16&quot;;2;IF([.F122]=&quot;TYPES_UINT16&quot;;2;IF([.F122]=&quot;TYPES_INT32&quot;;4;IF([.F122]=&quot;TYPES_UINT32&quot;;4;IF([.F122]=&quot;TYPES_INT64&quot;;8;IF([.F122]=&quot;TYPES_FLOAT&quot;;4;IF([.F122]=&quot;TYPES_DOUBLE&quot;;8;&quot;dunno&quot;)))))))))" office:value-type="float" office:value="1" calcext:value-type="float">
            <text:p>1</text:p>
          </table:table-cell>
          <table:table-cell table:style-name="ce39" table:formula="of:=[.H121]+8" office:value-type="float" office:value="888" calcext:value-type="float">
            <text:p>888</text:p>
          </table:table-cell>
          <table:table-cell table:formula="of:=DEC2HEX([.H122])" office:value-type="string" office:string-value="378" calcext:value-type="string">
            <text:p>3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3]=&quot;TYPES_BOOL&quot;;&quot;1&quot;;IF([.F123]=&quot;TYPES_UINT8&quot;;1;IF([.F123]=&quot;TYPES_INT16&quot;;2;IF([.F123]=&quot;TYPES_UINT16&quot;;2;IF([.F123]=&quot;TYPES_INT32&quot;;4;IF([.F123]=&quot;TYPES_UINT32&quot;;4;IF([.F123]=&quot;TYPES_INT64&quot;;8;IF([.F123]=&quot;TYPES_FLOAT&quot;;4;IF([.F123]=&quot;TYPES_DOUBLE&quot;;8;&quot;dunno&quot;)))))))))" office:value-type="float" office:value="2" calcext:value-type="float">
            <text:p>2</text:p>
          </table:table-cell>
          <table:table-cell table:style-name="ce39" table:formula="of:=[.H122]+8" office:value-type="float" office:value="896" calcext:value-type="float">
            <text:p>896</text:p>
          </table:table-cell>
          <table:table-cell table:formula="of:=DEC2HEX([.H123])" office:value-type="string" office:string-value="380" calcext:value-type="string">
            <text:p>3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3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4]=&quot;TYPES_BOOL&quot;;&quot;1&quot;;IF([.F124]=&quot;TYPES_UINT8&quot;;1;IF([.F124]=&quot;TYPES_INT16&quot;;2;IF([.F124]=&quot;TYPES_UINT16&quot;;2;IF([.F124]=&quot;TYPES_INT32&quot;;4;IF([.F124]=&quot;TYPES_UINT32&quot;;4;IF([.F124]=&quot;TYPES_INT64&quot;;8;IF([.F124]=&quot;TYPES_FLOAT&quot;;4;IF([.F124]=&quot;TYPES_DOUBLE&quot;;8;&quot;dunno&quot;)))))))))" office:value-type="float" office:value="1" calcext:value-type="float">
            <text:p>1</text:p>
          </table:table-cell>
          <table:table-cell table:style-name="ce39" table:formula="of:=[.H123]+8" office:value-type="float" office:value="904" calcext:value-type="float">
            <text:p>904</text:p>
          </table:table-cell>
          <table:table-cell table:formula="of:=DEC2HEX([.H124])" office:value-type="string" office:string-value="388" calcext:value-type="string">
            <text:p>3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error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5]=&quot;TYPES_BOOL&quot;;&quot;1&quot;;IF([.F125]=&quot;TYPES_UINT8&quot;;1;IF([.F125]=&quot;TYPES_INT16&quot;;2;IF([.F125]=&quot;TYPES_UINT16&quot;;2;IF([.F125]=&quot;TYPES_INT32&quot;;4;IF([.F125]=&quot;TYPES_UINT32&quot;;4;IF([.F125]=&quot;TYPES_INT64&quot;;8;IF([.F125]=&quot;TYPES_FLOAT&quot;;4;IF([.F125]=&quot;TYPES_DOUBLE&quot;;8;&quot;dunno&quot;)))))))))" office:value-type="float" office:value="1" calcext:value-type="float">
            <text:p>1</text:p>
          </table:table-cell>
          <table:table-cell table:style-name="ce39" table:formula="of:=[.H124]+8" office:value-type="float" office:value="912" calcext:value-type="float">
            <text:p>912</text:p>
          </table:table-cell>
          <table:table-cell table:formula="of:=DEC2HEX([.H125])" office:value-type="string" office:string-value="390" calcext:value-type="string">
            <text:p>3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obs_speed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16</text:p>
          </table:table-cell>
          <table:table-cell table:style-name="ce36" table:formula="of:=IF([.F126]=&quot;TYPES_BOOL&quot;;&quot;1&quot;;IF([.F126]=&quot;TYPES_UINT8&quot;;1;IF([.F126]=&quot;TYPES_INT16&quot;;2;IF([.F126]=&quot;TYPES_UINT16&quot;;2;IF([.F126]=&quot;TYPES_INT32&quot;;4;IF([.F126]=&quot;TYPES_UINT32&quot;;4;IF([.F126]=&quot;TYPES_INT64&quot;;8;IF([.F126]=&quot;TYPES_FLOAT&quot;;4;IF([.F126]=&quot;TYPES_DOUBLE&quot;;8;&quot;dunno&quot;)))))))))" office:value-type="float" office:value="2" calcext:value-type="float">
            <text:p>2</text:p>
          </table:table-cell>
          <table:table-cell table:style-name="ce39" table:formula="of:=[.H125]+8" office:value-type="float" office:value="920" calcext:value-type="float">
            <text:p>920</text:p>
          </table:table-cell>
          <table:table-cell table:formula="of:=DEC2HEX([.H126])" office:value-type="string" office:string-value="398" calcext:value-type="string">
            <text:p>3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4_statu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8</text:p>
          </table:table-cell>
          <table:table-cell table:style-name="ce36" table:formula="of:=IF([.F127]=&quot;TYPES_BOOL&quot;;&quot;1&quot;;IF([.F127]=&quot;TYPES_UINT8&quot;;1;IF([.F127]=&quot;TYPES_INT16&quot;;2;IF([.F127]=&quot;TYPES_UINT16&quot;;2;IF([.F127]=&quot;TYPES_INT32&quot;;4;IF([.F127]=&quot;TYPES_UINT32&quot;;4;IF([.F127]=&quot;TYPES_INT64&quot;;8;IF([.F127]=&quot;TYPES_FLOAT&quot;;4;IF([.F127]=&quot;TYPES_DOUBLE&quot;;8;&quot;dunno&quot;)))))))))" office:value-type="float" office:value="1" calcext:value-type="float">
            <text:p>1</text:p>
          </table:table-cell>
          <table:table-cell table:style-name="ce39" table:formula="of:=[.H126]+8" office:value-type="float" office:value="928" calcext:value-type="float">
            <text:p>928</text:p>
          </table:table-cell>
          <table:table-cell table:formula="of:=DEC2HEX([.H127])" office:value-type="string" office:string-value="3A0" calcext:value-type="string">
            <text:p>3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1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8]=&quot;TYPES_BOOL&quot;;&quot;1&quot;;IF([.F128]=&quot;TYPES_UINT8&quot;;1;IF([.F128]=&quot;TYPES_INT16&quot;;2;IF([.F128]=&quot;TYPES_UINT16&quot;;2;IF([.F128]=&quot;TYPES_INT32&quot;;4;IF([.F128]=&quot;TYPES_UINT32&quot;;4;IF([.F128]=&quot;TYPES_INT64&quot;;8;IF([.F128]=&quot;TYPES_FLOAT&quot;;4;IF([.F128]=&quot;TYPES_DOUBLE&quot;;8;&quot;dunno&quot;)))))))))" office:value-type="float" office:value="4" calcext:value-type="float">
            <text:p>4</text:p>
          </table:table-cell>
          <table:table-cell table:style-name="ce39" table:formula="of:=[.H127]+8" office:value-type="float" office:value="936" calcext:value-type="float">
            <text:p>936</text:p>
          </table:table-cell>
          <table:table-cell table:formula="of:=DEC2HEX([.H128])" office:value-type="string" office:string-value="3A8" calcext:value-type="string">
            <text:p>3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2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29]=&quot;TYPES_BOOL&quot;;&quot;1&quot;;IF([.F129]=&quot;TYPES_UINT8&quot;;1;IF([.F129]=&quot;TYPES_INT16&quot;;2;IF([.F129]=&quot;TYPES_UINT16&quot;;2;IF([.F129]=&quot;TYPES_INT32&quot;;4;IF([.F129]=&quot;TYPES_UINT32&quot;;4;IF([.F129]=&quot;TYPES_INT64&quot;;8;IF([.F129]=&quot;TYPES_FLOAT&quot;;4;IF([.F129]=&quot;TYPES_DOUBLE&quot;;8;&quot;dunno&quot;)))))))))" office:value-type="float" office:value="4" calcext:value-type="float">
            <text:p>4</text:p>
          </table:table-cell>
          <table:table-cell table:style-name="ce39" table:formula="of:=[.H128]+8" office:value-type="float" office:value="944" calcext:value-type="float">
            <text:p>944</text:p>
          </table:table-cell>
          <table:table-cell table:formula="of:=DEC2HEX([.H129])" office:value-type="string" office:string-value="3B0" calcext:value-type="string">
            <text:p>3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3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0]=&quot;TYPES_BOOL&quot;;&quot;1&quot;;IF([.F130]=&quot;TYPES_UINT8&quot;;1;IF([.F130]=&quot;TYPES_INT16&quot;;2;IF([.F130]=&quot;TYPES_UINT16&quot;;2;IF([.F130]=&quot;TYPES_INT32&quot;;4;IF([.F130]=&quot;TYPES_UINT32&quot;;4;IF([.F130]=&quot;TYPES_INT64&quot;;8;IF([.F130]=&quot;TYPES_FLOAT&quot;;4;IF([.F130]=&quot;TYPES_DOUBLE&quot;;8;&quot;dunno&quot;)))))))))" office:value-type="float" office:value="4" calcext:value-type="float">
            <text:p>4</text:p>
          </table:table-cell>
          <table:table-cell table:style-name="ce39" table:formula="of:=[.H129]+8" office:value-type="float" office:value="952" calcext:value-type="float">
            <text:p>952</text:p>
          </table:table-cell>
          <table:table-cell table:formula="of:=DEC2HEX([.H130])" office:value-type="string" office:string-value="3B8" calcext:value-type="string">
            <text:p>3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4_rp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1]=&quot;TYPES_BOOL&quot;;&quot;1&quot;;IF([.F131]=&quot;TYPES_UINT8&quot;;1;IF([.F131]=&quot;TYPES_INT16&quot;;2;IF([.F131]=&quot;TYPES_UINT16&quot;;2;IF([.F131]=&quot;TYPES_INT32&quot;;4;IF([.F131]=&quot;TYPES_UINT32&quot;;4;IF([.F131]=&quot;TYPES_INT64&quot;;8;IF([.F131]=&quot;TYPES_FLOAT&quot;;4;IF([.F131]=&quot;TYPES_DOUBLE&quot;;8;&quot;dunno&quot;)))))))))" office:value-type="float" office:value="4" calcext:value-type="float">
            <text:p>4</text:p>
          </table:table-cell>
          <table:table-cell table:style-name="ce39" table:formula="of:=[.H130]+8" office:value-type="float" office:value="960" calcext:value-type="float">
            <text:p>960</text:p>
          </table:table-cell>
          <table:table-cell table:formula="of:=DEC2HEX([.H131])" office:value-type="string" office:string-value="3C0" calcext:value-type="string">
            <text:p>3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ff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2]=&quot;TYPES_BOOL&quot;;&quot;1&quot;;IF([.F132]=&quot;TYPES_UINT8&quot;;1;IF([.F132]=&quot;TYPES_INT16&quot;;2;IF([.F132]=&quot;TYPES_UINT16&quot;;2;IF([.F132]=&quot;TYPES_INT32&quot;;4;IF([.F132]=&quot;TYPES_UINT32&quot;;4;IF([.F132]=&quot;TYPES_INT64&quot;;8;IF([.F132]=&quot;TYPES_FLOAT&quot;;4;IF([.F132]=&quot;TYPES_DOUBLE&quot;;8;&quot;dunno&quot;)))))))))" office:value-type="float" office:value="4" calcext:value-type="float">
            <text:p>4</text:p>
          </table:table-cell>
          <table:table-cell table:style-name="ce39" table:formula="of:=[.H131]+8" office:value-type="float" office:value="968" calcext:value-type="float">
            <text:p>968</text:p>
          </table:table-cell>
          <table:table-cell table:formula="of:=DEC2HEX([.H132])" office:value-type="string" office:string-value="3C8" calcext:value-type="string">
            <text:p>3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motor_cmd_height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33]=&quot;TYPES_BOOL&quot;;&quot;1&quot;;IF([.F133]=&quot;TYPES_UINT8&quot;;1;IF([.F133]=&quot;TYPES_INT16&quot;;2;IF([.F133]=&quot;TYPES_UINT16&quot;;2;IF([.F133]=&quot;TYPES_INT32&quot;;4;IF([.F133]=&quot;TYPES_UINT32&quot;;4;IF([.F133]=&quot;TYPES_INT64&quot;;8;IF([.F133]=&quot;TYPES_FLOAT&quot;;4;IF([.F133]=&quot;TYPES_DOUBLE&quot;;8;&quot;dunno&quot;)))))))))" office:value-type="float" office:value="4" calcext:value-type="float">
            <text:p>4</text:p>
          </table:table-cell>
          <table:table-cell table:style-name="ce39" table:formula="of:=[.H132]+8" office:value-type="float" office:value="976" calcext:value-type="float">
            <text:p>976</text:p>
          </table:table-cell>
          <table:table-cell table:formula="of:=DEC2HEX([.H133])" office:value-type="string" office:string-value="3D0" calcext:value-type="string">
            <text:p>3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flat_ground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4]=&quot;TYPES_BOOL&quot;;&quot;1&quot;;IF([.F134]=&quot;TYPES_UINT8&quot;;1;IF([.F134]=&quot;TYPES_INT16&quot;;2;IF([.F134]=&quot;TYPES_UINT16&quot;;2;IF([.F134]=&quot;TYPES_INT32&quot;;4;IF([.F134]=&quot;TYPES_UINT32&quot;;4;IF([.F134]=&quot;TYPES_INT64&quot;;8;IF([.F134]=&quot;TYPES_FLOAT&quot;;4;IF([.F134]=&quot;TYPES_DOUBLE&quot;;8;&quot;dunno&quot;)))))))))" office:value-type="string" office:string-value="1" calcext:value-type="string">
            <text:p>1</text:p>
          </table:table-cell>
          <table:table-cell table:style-name="ce39" table:formula="of:=[.H133]+8" office:value-type="float" office:value="984" calcext:value-type="float">
            <text:p>984</text:p>
          </table:table-cell>
          <table:table-cell table:formula="of:=DEC2HEX([.H134])" office:value-type="string" office:string-value="3D8" calcext:value-type="string">
            <text:p>3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lynx_detection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5]=&quot;TYPES_BOOL&quot;;&quot;1&quot;;IF([.F135]=&quot;TYPES_UINT8&quot;;1;IF([.F135]=&quot;TYPES_INT16&quot;;2;IF([.F135]=&quot;TYPES_UINT16&quot;;2;IF([.F135]=&quot;TYPES_INT32&quot;;4;IF([.F135]=&quot;TYPES_UINT32&quot;;4;IF([.F135]=&quot;TYPES_INT64&quot;;8;IF([.F135]=&quot;TYPES_FLOAT&quot;;4;IF([.F135]=&quot;TYPES_DOUBLE&quot;;8;&quot;dunno&quot;)))))))))" office:value-type="string" office:string-value="1" calcext:value-type="string">
            <text:p>1</text:p>
          </table:table-cell>
          <table:table-cell table:style-name="ce39" table:formula="of:=[.H134]+8" office:value-type="float" office:value="992" calcext:value-type="float">
            <text:p>992</text:p>
          </table:table-cell>
          <table:table-cell table:formula="of:=DEC2HEX([.H135])" office:value-type="string" office:string-value="3E0" calcext:value-type="string">
            <text:p>3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GPS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6]=&quot;TYPES_BOOL&quot;;&quot;1&quot;;IF([.F136]=&quot;TYPES_UINT8&quot;;1;IF([.F136]=&quot;TYPES_INT16&quot;;2;IF([.F136]=&quot;TYPES_UINT16&quot;;2;IF([.F136]=&quot;TYPES_INT32&quot;;4;IF([.F136]=&quot;TYPES_UINT32&quot;;4;IF([.F136]=&quot;TYPES_INT64&quot;;8;IF([.F136]=&quot;TYPES_FLOAT&quot;;4;IF([.F136]=&quot;TYPES_DOUBLE&quot;;8;&quot;dunno&quot;)))))))))" office:value-type="string" office:string-value="1" calcext:value-type="string">
            <text:p>1</text:p>
          </table:table-cell>
          <table:table-cell table:style-name="ce39" table:formula="of:=[.H135]+8" office:value-type="float" office:value="1000" calcext:value-type="float">
            <text:p>1000</text:p>
          </table:table-cell>
          <table:table-cell table:formula="of:=DEC2HEX([.H136])" office:value-type="string" office:string-value="3E8" calcext:value-type="string">
            <text:p>3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new_user_baro_data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BOOL</text:p>
          </table:table-cell>
          <table:table-cell table:style-name="ce36" table:formula="of:=IF([.F137]=&quot;TYPES_BOOL&quot;;&quot;1&quot;;IF([.F137]=&quot;TYPES_UINT8&quot;;1;IF([.F137]=&quot;TYPES_INT16&quot;;2;IF([.F137]=&quot;TYPES_UINT16&quot;;2;IF([.F137]=&quot;TYPES_INT32&quot;;4;IF([.F137]=&quot;TYPES_UINT32&quot;;4;IF([.F137]=&quot;TYPES_INT64&quot;;8;IF([.F137]=&quot;TYPES_FLOAT&quot;;4;IF([.F137]=&quot;TYPES_DOUBLE&quot;;8;&quot;dunno&quot;)))))))))" office:value-type="string" office:string-value="1" calcext:value-type="string">
            <text:p>1</text:p>
          </table:table-cell>
          <table:table-cell table:style-name="ce39" table:formula="of:=[.H136]+8" office:value-type="float" office:value="1008" calcext:value-type="float">
            <text:p>1008</text:p>
          </table:table-cell>
          <table:table-cell table:formula="of:=DEC2HEX([.H137])" office:value-type="string" office:string-value="3F0" calcext:value-type="string">
            <text:p>3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8]=&quot;TYPES_BOOL&quot;;&quot;1&quot;;IF([.F138]=&quot;TYPES_UINT8&quot;;1;IF([.F138]=&quot;TYPES_INT16&quot;;2;IF([.F138]=&quot;TYPES_UINT16&quot;;2;IF([.F138]=&quot;TYPES_INT32&quot;;4;IF([.F138]=&quot;TYPES_UINT32&quot;;4;IF([.F138]=&quot;TYPES_INT64&quot;;8;IF([.F138]=&quot;TYPES_FLOAT&quot;;4;IF([.F138]=&quot;TYPES_DOUBLE&quot;;8;&quot;dunno&quot;)))))))))" office:value-type="float" office:value="4" calcext:value-type="float">
            <text:p>4</text:p>
          </table:table-cell>
          <table:table-cell table:style-name="ce39" table:formula="of:=[.H137]+8" office:value-type="float" office:value="1016" calcext:value-type="float">
            <text:p>1016</text:p>
          </table:table-cell>
          <table:table-cell table:formula="of:=DEC2HEX([.H138])" office:value-type="string" office:string-value="3F8" calcext:value-type="string">
            <text:p>3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39]=&quot;TYPES_BOOL&quot;;&quot;1&quot;;IF([.F139]=&quot;TYPES_UINT8&quot;;1;IF([.F139]=&quot;TYPES_INT16&quot;;2;IF([.F139]=&quot;TYPES_UINT16&quot;;2;IF([.F139]=&quot;TYPES_INT32&quot;;4;IF([.F139]=&quot;TYPES_UINT32&quot;;4;IF([.F139]=&quot;TYPES_INT64&quot;;8;IF([.F139]=&quot;TYPES_FLOAT&quot;;4;IF([.F139]=&quot;TYPES_DOUBLE&quot;;8;&quot;dunno&quot;)))))))))" office:value-type="float" office:value="4" calcext:value-type="float">
            <text:p>4</text:p>
          </table:table-cell>
          <table:table-cell table:style-name="ce39" table:formula="of:=[.H138]+8" office:value-type="float" office:value="1024" calcext:value-type="float">
            <text:p>1024</text:p>
          </table:table-cell>
          <table:table-cell table:formula="of:=DEC2HEX([.H139])" office:value-type="string" office:string-value="400" calcext:value-type="string">
            <text:p>40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0]=&quot;TYPES_BOOL&quot;;&quot;1&quot;;IF([.F140]=&quot;TYPES_UINT8&quot;;1;IF([.F140]=&quot;TYPES_INT16&quot;;2;IF([.F140]=&quot;TYPES_UINT16&quot;;2;IF([.F140]=&quot;TYPES_INT32&quot;;4;IF([.F140]=&quot;TYPES_UINT32&quot;;4;IF([.F140]=&quot;TYPES_INT64&quot;;8;IF([.F140]=&quot;TYPES_FLOAT&quot;;4;IF([.F140]=&quot;TYPES_DOUBLE&quot;;8;&quot;dunno&quot;)))))))))" office:value-type="float" office:value="4" calcext:value-type="float">
            <text:p>4</text:p>
          </table:table-cell>
          <table:table-cell table:style-name="ce39" table:formula="of:=[.H139]+8" office:value-type="float" office:value="1032" calcext:value-type="float">
            <text:p>1032</text:p>
          </table:table-cell>
          <table:table-cell table:formula="of:=DEC2HEX([.H140])" office:value-type="string" office:string-value="408" calcext:value-type="string">
            <text:p>40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1]=&quot;TYPES_BOOL&quot;;&quot;1&quot;;IF([.F141]=&quot;TYPES_UINT8&quot;;1;IF([.F141]=&quot;TYPES_INT16&quot;;2;IF([.F141]=&quot;TYPES_UINT16&quot;;2;IF([.F141]=&quot;TYPES_INT32&quot;;4;IF([.F141]=&quot;TYPES_UINT32&quot;;4;IF([.F141]=&quot;TYPES_INT64&quot;;8;IF([.F141]=&quot;TYPES_FLOAT&quot;;4;IF([.F141]=&quot;TYPES_DOUBLE&quot;;8;&quot;dunno&quot;)))))))))" office:value-type="float" office:value="4" calcext:value-type="float">
            <text:p>4</text:p>
          </table:table-cell>
          <table:table-cell table:style-name="ce39" table:formula="of:=[.H140]+8" office:value-type="float" office:value="1040" calcext:value-type="float">
            <text:p>1040</text:p>
          </table:table-cell>
          <table:table-cell table:formula="of:=DEC2HEX([.H141])" office:value-type="string" office:string-value="410" calcext:value-type="string">
            <text:p>4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2]=&quot;TYPES_BOOL&quot;;&quot;1&quot;;IF([.F142]=&quot;TYPES_UINT8&quot;;1;IF([.F142]=&quot;TYPES_INT16&quot;;2;IF([.F142]=&quot;TYPES_UINT16&quot;;2;IF([.F142]=&quot;TYPES_INT32&quot;;4;IF([.F142]=&quot;TYPES_UINT32&quot;;4;IF([.F142]=&quot;TYPES_INT64&quot;;8;IF([.F142]=&quot;TYPES_FLOAT&quot;;4;IF([.F142]=&quot;TYPES_DOUBLE&quot;;8;&quot;dunno&quot;)))))))))" office:value-type="float" office:value="4" calcext:value-type="float">
            <text:p>4</text:p>
          </table:table-cell>
          <table:table-cell table:style-name="ce39" table:formula="of:=[.H141]+8" office:value-type="float" office:value="1048" calcext:value-type="float">
            <text:p>1048</text:p>
          </table:table-cell>
          <table:table-cell table:formula="of:=DEC2HEX([.H142])" office:value-type="string" office:string-value="418" calcext:value-type="string">
            <text:p>4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h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3]=&quot;TYPES_BOOL&quot;;&quot;1&quot;;IF([.F143]=&quot;TYPES_UINT8&quot;;1;IF([.F143]=&quot;TYPES_INT16&quot;;2;IF([.F143]=&quot;TYPES_UINT16&quot;;2;IF([.F143]=&quot;TYPES_INT32&quot;;4;IF([.F143]=&quot;TYPES_UINT32&quot;;4;IF([.F143]=&quot;TYPES_INT64&quot;;8;IF([.F143]=&quot;TYPES_FLOAT&quot;;4;IF([.F143]=&quot;TYPES_DOUBLE&quot;;8;&quot;dunno&quot;)))))))))" office:value-type="float" office:value="4" calcext:value-type="float">
            <text:p>4</text:p>
          </table:table-cell>
          <table:table-cell table:style-name="ce39" table:formula="of:=[.H142]+8" office:value-type="float" office:value="1056" calcext:value-type="float">
            <text:p>1056</text:p>
          </table:table-cell>
          <table:table-cell table:formula="of:=DEC2HEX([.H143])" office:value-type="string" office:string-value="420" calcext:value-type="string">
            <text:p>4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osition_ES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4]=&quot;TYPES_BOOL&quot;;&quot;1&quot;;IF([.F144]=&quot;TYPES_UINT8&quot;;1;IF([.F144]=&quot;TYPES_INT16&quot;;2;IF([.F144]=&quot;TYPES_UINT16&quot;;2;IF([.F144]=&quot;TYPES_INT32&quot;;4;IF([.F144]=&quot;TYPES_UINT32&quot;;4;IF([.F144]=&quot;TYPES_INT64&quot;;8;IF([.F144]=&quot;TYPES_FLOAT&quot;;4;IF([.F144]=&quot;TYPES_DOUBLE&quot;;8;&quot;dunno&quot;)))))))))" office:value-type="float" office:value="4" calcext:value-type="float">
            <text:p>4</text:p>
          </table:table-cell>
          <table:table-cell table:style-name="ce39" table:formula="of:=[.H143]+8" office:value-type="float" office:value="1064" calcext:value-type="float">
            <text:p>1064</text:p>
          </table:table-cell>
          <table:table-cell table:formula="of:=DEC2HEX([.H144])" office:value-type="string" office:string-value="428" calcext:value-type="string">
            <text:p>42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5]=&quot;TYPES_BOOL&quot;;&quot;1&quot;;IF([.F145]=&quot;TYPES_UINT8&quot;;1;IF([.F145]=&quot;TYPES_INT16&quot;;2;IF([.F145]=&quot;TYPES_UINT16&quot;;2;IF([.F145]=&quot;TYPES_INT32&quot;;4;IF([.F145]=&quot;TYPES_UINT32&quot;;4;IF([.F145]=&quot;TYPES_INT64&quot;;8;IF([.F145]=&quot;TYPES_FLOAT&quot;;4;IF([.F145]=&quot;TYPES_DOUBLE&quot;;8;&quot;dunno&quot;)))))))))" office:value-type="float" office:value="4" calcext:value-type="float">
            <text:p>4</text:p>
          </table:table-cell>
          <table:table-cell table:style-name="ce39" table:formula="of:=[.H144]+8" office:value-type="float" office:value="1072" calcext:value-type="float">
            <text:p>1072</text:p>
          </table:table-cell>
          <table:table-cell table:formula="of:=DEC2HEX([.H145])" office:value-type="string" office:string-value="430" calcext:value-type="string">
            <text:p>43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ES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6]=&quot;TYPES_BOOL&quot;;&quot;1&quot;;IF([.F146]=&quot;TYPES_UINT8&quot;;1;IF([.F146]=&quot;TYPES_INT16&quot;;2;IF([.F146]=&quot;TYPES_UINT16&quot;;2;IF([.F146]=&quot;TYPES_INT32&quot;;4;IF([.F146]=&quot;TYPES_UINT32&quot;;4;IF([.F146]=&quot;TYPES_INT64&quot;;8;IF([.F146]=&quot;TYPES_FLOAT&quot;;4;IF([.F146]=&quot;TYPES_DOUBLE&quot;;8;&quot;dunno&quot;)))))))))" office:value-type="float" office:value="4" calcext:value-type="float">
            <text:p>4</text:p>
          </table:table-cell>
          <table:table-cell table:style-name="ce39" table:formula="of:=[.H145]+8" office:value-type="float" office:value="1080" calcext:value-type="float">
            <text:p>1080</text:p>
          </table:table-cell>
          <table:table-cell table:formula="of:=DEC2HEX([.H146])" office:value-type="string" office:string-value="438" calcext:value-type="string">
            <text:p>43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7]=&quot;TYPES_BOOL&quot;;&quot;1&quot;;IF([.F147]=&quot;TYPES_UINT8&quot;;1;IF([.F147]=&quot;TYPES_INT16&quot;;2;IF([.F147]=&quot;TYPES_UINT16&quot;;2;IF([.F147]=&quot;TYPES_INT32&quot;;4;IF([.F147]=&quot;TYPES_UINT32&quot;;4;IF([.F147]=&quot;TYPES_INT64&quot;;8;IF([.F147]=&quot;TYPES_FLOAT&quot;;4;IF([.F147]=&quot;TYPES_DOUBLE&quot;;8;&quot;dunno&quot;)))))))))" office:value-type="float" office:value="4" calcext:value-type="float">
            <text:p>4</text:p>
          </table:table-cell>
          <table:table-cell table:style-name="ce39" table:formula="of:=[.H146]+8" office:value-type="float" office:value="1088" calcext:value-type="float">
            <text:p>1088</text:p>
          </table:table-cell>
          <table:table-cell table:formula="of:=DEC2HEX([.H147])" office:value-type="string" office:string-value="440" calcext:value-type="string">
            <text:p>440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8]=&quot;TYPES_BOOL&quot;;&quot;1&quot;;IF([.F148]=&quot;TYPES_UINT8&quot;;1;IF([.F148]=&quot;TYPES_INT16&quot;;2;IF([.F148]=&quot;TYPES_UINT16&quot;;2;IF([.F148]=&quot;TYPES_INT32&quot;;4;IF([.F148]=&quot;TYPES_UINT32&quot;;4;IF([.F148]=&quot;TYPES_INT64&quot;;8;IF([.F148]=&quot;TYPES_FLOAT&quot;;4;IF([.F148]=&quot;TYPES_DOUBLE&quot;;8;&quot;dunno&quot;)))))))))" office:value-type="float" office:value="4" calcext:value-type="float">
            <text:p>4</text:p>
          </table:table-cell>
          <table:table-cell table:style-name="ce39" table:formula="of:=[.H147]+8" office:value-type="float" office:value="1096" calcext:value-type="float">
            <text:p>1096</text:p>
          </table:table-cell>
          <table:table-cell table:formula="of:=DEC2HEX([.H148])" office:value-type="string" office:string-value="448" calcext:value-type="string">
            <text:p>4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INPUT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49]=&quot;TYPES_BOOL&quot;;&quot;1&quot;;IF([.F149]=&quot;TYPES_UINT8&quot;;1;IF([.F149]=&quot;TYPES_INT16&quot;;2;IF([.F149]=&quot;TYPES_UINT16&quot;;2;IF([.F149]=&quot;TYPES_INT32&quot;;4;IF([.F149]=&quot;TYPES_UINT32&quot;;4;IF([.F149]=&quot;TYPES_INT64&quot;;8;IF([.F149]=&quot;TYPES_FLOAT&quot;;4;IF([.F149]=&quot;TYPES_DOUBLE&quot;;8;&quot;dunno&quot;)))))))))" office:value-type="float" office:value="4" calcext:value-type="float">
            <text:p>4</text:p>
          </table:table-cell>
          <table:table-cell table:style-name="ce39" table:formula="of:=[.H148]+8" office:value-type="float" office:value="1104" calcext:value-type="float">
            <text:p>1104</text:p>
          </table:table-cell>
          <table:table-cell table:formula="of:=DEC2HEX([.H149])" office:value-type="string" office:string-value="450" calcext:value-type="string">
            <text:p>4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0]=&quot;TYPES_BOOL&quot;;&quot;1&quot;;IF([.F150]=&quot;TYPES_UINT8&quot;;1;IF([.F150]=&quot;TYPES_INT16&quot;;2;IF([.F150]=&quot;TYPES_UINT16&quot;;2;IF([.F150]=&quot;TYPES_INT32&quot;;4;IF([.F150]=&quot;TYPES_UINT32&quot;;4;IF([.F150]=&quot;TYPES_INT64&quot;;8;IF([.F150]=&quot;TYPES_FLOAT&quot;;4;IF([.F150]=&quot;TYPES_DOUBLE&quot;;8;&quot;dunno&quot;)))))))))" office:value-type="float" office:value="4" calcext:value-type="float">
            <text:p>4</text:p>
          </table:table-cell>
          <table:table-cell table:style-name="ce39" table:formula="of:=[.H149]+8" office:value-type="float" office:value="1112" calcext:value-type="float">
            <text:p>1112</text:p>
          </table:table-cell>
          <table:table-cell table:formula="of:=DEC2HEX([.H150])" office:value-type="string" office:string-value="458" calcext:value-type="string">
            <text:p>458</text:p>
          </table:table-cell>
          <table:table-cell office:value-type="string" calcext:value-type="string">
            <text:p>TODO CHEC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1]=&quot;TYPES_BOOL&quot;;&quot;1&quot;;IF([.F151]=&quot;TYPES_UINT8&quot;;1;IF([.F151]=&quot;TYPES_INT16&quot;;2;IF([.F151]=&quot;TYPES_UINT16&quot;;2;IF([.F151]=&quot;TYPES_INT32&quot;;4;IF([.F151]=&quot;TYPES_UINT32&quot;;4;IF([.F151]=&quot;TYPES_INT64&quot;;8;IF([.F151]=&quot;TYPES_FLOAT&quot;;4;IF([.F151]=&quot;TYPES_DOUBLE&quot;;8;&quot;dunno&quot;)))))))))" office:value-type="float" office:value="4" calcext:value-type="float">
            <text:p>4</text:p>
          </table:table-cell>
          <table:table-cell table:style-name="ce39" table:formula="of:=[.H150]+8" office:value-type="float" office:value="1120" calcext:value-type="float">
            <text:p>1120</text:p>
          </table:table-cell>
          <table:table-cell table:formula="of:=DEC2HEX([.H151])" office:value-type="string" office:string-value="460" calcext:value-type="string">
            <text:p>46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osition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2]=&quot;TYPES_BOOL&quot;;&quot;1&quot;;IF([.F152]=&quot;TYPES_UINT8&quot;;1;IF([.F152]=&quot;TYPES_INT16&quot;;2;IF([.F152]=&quot;TYPES_UINT16&quot;;2;IF([.F152]=&quot;TYPES_INT32&quot;;4;IF([.F152]=&quot;TYPES_UINT32&quot;;4;IF([.F152]=&quot;TYPES_INT64&quot;;8;IF([.F152]=&quot;TYPES_FLOAT&quot;;4;IF([.F152]=&quot;TYPES_DOUBLE&quot;;8;&quot;dunno&quot;)))))))))" office:value-type="float" office:value="4" calcext:value-type="float">
            <text:p>4</text:p>
          </table:table-cell>
          <table:table-cell table:style-name="ce39" table:formula="of:=[.H151]+8" office:value-type="float" office:value="1128" calcext:value-type="float">
            <text:p>1128</text:p>
          </table:table-cell>
          <table:table-cell table:formula="of:=DEC2HEX([.H152])" office:value-type="string" office:string-value="468" calcext:value-type="string">
            <text:p>46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pressureAltitude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3]=&quot;TYPES_BOOL&quot;;&quot;1&quot;;IF([.F153]=&quot;TYPES_UINT8&quot;;1;IF([.F153]=&quot;TYPES_INT16&quot;;2;IF([.F153]=&quot;TYPES_UINT16&quot;;2;IF([.F153]=&quot;TYPES_INT32&quot;;4;IF([.F153]=&quot;TYPES_UINT32&quot;;4;IF([.F153]=&quot;TYPES_INT64&quot;;8;IF([.F153]=&quot;TYPES_FLOAT&quot;;4;IF([.F153]=&quot;TYPES_DOUBLE&quot;;8;&quot;dunno&quot;)))))))))" office:value-type="float" office:value="4" calcext:value-type="float">
            <text:p>4</text:p>
          </table:table-cell>
          <table:table-cell table:style-name="ce39" table:formula="of:=[.H152]+8" office:value-type="float" office:value="1136" calcext:value-type="float">
            <text:p>1136</text:p>
          </table:table-cell>
          <table:table-cell table:formula="of:=DEC2HEX([.H153])" office:value-type="string" office:string-value="470" calcext:value-type="string">
            <text:p>4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comp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4]=&quot;TYPES_BOOL&quot;;&quot;1&quot;;IF([.F154]=&quot;TYPES_UINT8&quot;;1;IF([.F154]=&quot;TYPES_INT16&quot;;2;IF([.F154]=&quot;TYPES_UINT16&quot;;2;IF([.F154]=&quot;TYPES_INT32&quot;;4;IF([.F154]=&quot;TYPES_UINT32&quot;;4;IF([.F154]=&quot;TYPES_INT64&quot;;8;IF([.F154]=&quot;TYPES_FLOAT&quot;;4;IF([.F154]=&quot;TYPES_DOUBLE&quot;;8;&quot;dunno&quot;)))))))))" office:value-type="float" office:value="4" calcext:value-type="float">
            <text:p>4</text:p>
          </table:table-cell>
          <table:table-cell table:style-name="ce39" table:formula="of:=[.H153]+8" office:value-type="float" office:value="1144" calcext:value-type="float">
            <text:p>1144</text:p>
          </table:table-cell>
          <table:table-cell table:formula="of:=DEC2HEX([.H154])" office:value-type="string" office:string-value="478" calcext:value-type="string">
            <text:p>4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filt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5]=&quot;TYPES_BOOL&quot;;&quot;1&quot;;IF([.F155]=&quot;TYPES_UINT8&quot;;1;IF([.F155]=&quot;TYPES_INT16&quot;;2;IF([.F155]=&quot;TYPES_UINT16&quot;;2;IF([.F155]=&quot;TYPES_INT32&quot;;4;IF([.F155]=&quot;TYPES_UINT32&quot;;4;IF([.F155]=&quot;TYPES_INT64&quot;;8;IF([.F155]=&quot;TYPES_FLOAT&quot;;4;IF([.F155]=&quot;TYPES_DOUBLE&quot;;8;&quot;dunno&quot;)))))))))" office:value-type="float" office:value="4" calcext:value-type="float">
            <text:p>4</text:p>
          </table:table-cell>
          <table:table-cell table:style-name="ce39" table:formula="of:=[.H154]+8" office:value-type="float" office:value="1152" calcext:value-type="float">
            <text:p>1152</text:p>
          </table:table-cell>
          <table:table-cell table:formula="of:=DEC2HEX([.H155])" office:value-type="string" office:string-value="480" calcext:value-type="string">
            <text:p>4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ressureAltitude_m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6]=&quot;TYPES_BOOL&quot;;&quot;1&quot;;IF([.F156]=&quot;TYPES_UINT8&quot;;1;IF([.F156]=&quot;TYPES_INT16&quot;;2;IF([.F156]=&quot;TYPES_UINT16&quot;;2;IF([.F156]=&quot;TYPES_INT32&quot;;4;IF([.F156]=&quot;TYPES_UINT32&quot;;4;IF([.F156]=&quot;TYPES_INT64&quot;;8;IF([.F156]=&quot;TYPES_FLOAT&quot;;4;IF([.F156]=&quot;TYPES_DOUBLE&quot;;8;&quot;dunno&quot;)))))))))" office:value-type="float" office:value="4" calcext:value-type="float">
            <text:p>4</text:p>
          </table:table-cell>
          <table:table-cell table:style-name="ce39" table:formula="of:=[.H155]+8" office:value-type="float" office:value="1160" calcext:value-type="float">
            <text:p>1160</text:p>
          </table:table-cell>
          <table:table-cell table:formula="of:=DEC2HEX([.H156])" office:value-type="string" office:string-value="488" calcext:value-type="string">
            <text:p>4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7]=&quot;TYPES_BOOL&quot;;&quot;1&quot;;IF([.F157]=&quot;TYPES_UINT8&quot;;1;IF([.F157]=&quot;TYPES_INT16&quot;;2;IF([.F157]=&quot;TYPES_UINT16&quot;;2;IF([.F157]=&quot;TYPES_INT32&quot;;4;IF([.F157]=&quot;TYPES_UINT32&quot;;4;IF([.F157]=&quot;TYPES_INT64&quot;;8;IF([.F157]=&quot;TYPES_FLOAT&quot;;4;IF([.F157]=&quot;TYPES_DOUBLE&quot;;8;&quot;dunno&quot;)))))))))" office:value-type="float" office:value="4" calcext:value-type="float">
            <text:p>4</text:p>
          </table:table-cell>
          <table:table-cell table:style-name="ce39" table:formula="of:=[.H156]+8" office:value-type="float" office:value="1168" calcext:value-type="float">
            <text:p>1168</text:p>
          </table:table-cell>
          <table:table-cell table:formula="of:=DEC2HEX([.H157])" office:value-type="string" office:string-value="490" calcext:value-type="string">
            <text:p>4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8]=&quot;TYPES_BOOL&quot;;&quot;1&quot;;IF([.F158]=&quot;TYPES_UINT8&quot;;1;IF([.F158]=&quot;TYPES_INT16&quot;;2;IF([.F158]=&quot;TYPES_UINT16&quot;;2;IF([.F158]=&quot;TYPES_INT32&quot;;4;IF([.F158]=&quot;TYPES_UINT32&quot;;4;IF([.F158]=&quot;TYPES_INT64&quot;;8;IF([.F158]=&quot;TYPES_FLOAT&quot;;4;IF([.F158]=&quot;TYPES_DOUBLE&quot;;8;&quot;dunno&quot;)))))))))" office:value-type="float" office:value="4" calcext:value-type="float">
            <text:p>4</text:p>
          </table:table-cell>
          <table:table-cell table:style-name="ce39" table:formula="of:=[.H157]+8" office:value-type="float" office:value="1176" calcext:value-type="float">
            <text:p>1176</text:p>
          </table:table-cell>
          <table:table-cell table:formula="of:=DEC2HEX([.H158])" office:value-type="string" office:string-value="498" calcext:value-type="string">
            <text:p>4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psi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59]=&quot;TYPES_BOOL&quot;;&quot;1&quot;;IF([.F159]=&quot;TYPES_UINT8&quot;;1;IF([.F159]=&quot;TYPES_INT16&quot;;2;IF([.F159]=&quot;TYPES_UINT16&quot;;2;IF([.F159]=&quot;TYPES_INT32&quot;;4;IF([.F159]=&quot;TYPES_UINT32&quot;;4;IF([.F159]=&quot;TYPES_INT64&quot;;8;IF([.F159]=&quot;TYPES_FLOAT&quot;;4;IF([.F159]=&quot;TYPES_DOUBLE&quot;;8;&quot;dunno&quot;)))))))))" office:value-type="float" office:value="4" calcext:value-type="float">
            <text:p>4</text:p>
          </table:table-cell>
          <table:table-cell table:style-name="ce39" table:formula="of:=[.H158]+8" office:value-type="float" office:value="1184" calcext:value-type="float">
            <text:p>1184</text:p>
          </table:table-cell>
          <table:table-cell table:formula="of:=DEC2HEX([.H159])" office:value-type="string" office:string-value="4A0" calcext:value-type="string">
            <text:p>4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0]=&quot;TYPES_BOOL&quot;;&quot;1&quot;;IF([.F160]=&quot;TYPES_UINT8&quot;;1;IF([.F160]=&quot;TYPES_INT16&quot;;2;IF([.F160]=&quot;TYPES_UINT16&quot;;2;IF([.F160]=&quot;TYPES_INT32&quot;;4;IF([.F160]=&quot;TYPES_UINT32&quot;;4;IF([.F160]=&quot;TYPES_INT64&quot;;8;IF([.F160]=&quot;TYPES_FLOAT&quot;;4;IF([.F160]=&quot;TYPES_DOUBLE&quot;;8;&quot;dunno&quot;)))))))))" office:value-type="float" office:value="4" calcext:value-type="float">
            <text:p>4</text:p>
          </table:table-cell>
          <table:table-cell table:style-name="ce39" table:formula="of:=[.H159]+8" office:value-type="float" office:value="1192" calcext:value-type="float">
            <text:p>1192</text:p>
          </table:table-cell>
          <table:table-cell table:formula="of:=DEC2HEX([.H160])" office:value-type="string" office:string-value="4A8" calcext:value-type="string">
            <text:p>4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1]=&quot;TYPES_BOOL&quot;;&quot;1&quot;;IF([.F161]=&quot;TYPES_UINT8&quot;;1;IF([.F161]=&quot;TYPES_INT16&quot;;2;IF([.F161]=&quot;TYPES_UINT16&quot;;2;IF([.F161]=&quot;TYPES_INT32&quot;;4;IF([.F161]=&quot;TYPES_UINT32&quot;;4;IF([.F161]=&quot;TYPES_INT64&quot;;8;IF([.F161]=&quot;TYPES_FLOAT&quot;;4;IF([.F161]=&quot;TYPES_DOUBLE&quot;;8;&quot;dunno&quot;)))))))))" office:value-type="float" office:value="4" calcext:value-type="float">
            <text:p>4</text:p>
          </table:table-cell>
          <table:table-cell table:style-name="ce39" table:formula="of:=[.H160]+8" office:value-type="float" office:value="1200" calcext:value-type="float">
            <text:p>1200</text:p>
          </table:table-cell>
          <table:table-cell table:formula="of:=DEC2HEX([.H161])" office:value-type="string" office:string-value="4B0" calcext:value-type="string">
            <text:p>4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q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2]=&quot;TYPES_BOOL&quot;;&quot;1&quot;;IF([.F162]=&quot;TYPES_UINT8&quot;;1;IF([.F162]=&quot;TYPES_INT16&quot;;2;IF([.F162]=&quot;TYPES_UINT16&quot;;2;IF([.F162]=&quot;TYPES_INT32&quot;;4;IF([.F162]=&quot;TYPES_UINT32&quot;;4;IF([.F162]=&quot;TYPES_INT64&quot;;8;IF([.F162]=&quot;TYPES_FLOAT&quot;;4;IF([.F162]=&quot;TYPES_DOUBLE&quot;;8;&quot;dunno&quot;)))))))))" office:value-type="float" office:value="4" calcext:value-type="float">
            <text:p>4</text:p>
          </table:table-cell>
          <table:table-cell table:style-name="ce39" table:formula="of:=[.H161]+8" office:value-type="float" office:value="1208" calcext:value-type="float">
            <text:p>1208</text:p>
          </table:table-cell>
          <table:table-cell table:formula="of:=DEC2HEX([.H162])" office:value-type="string" office:string-value="4B8" calcext:value-type="string">
            <text:p>4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ES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3]=&quot;TYPES_BOOL&quot;;&quot;1&quot;;IF([.F163]=&quot;TYPES_UINT8&quot;;1;IF([.F163]=&quot;TYPES_INT16&quot;;2;IF([.F163]=&quot;TYPES_UINT16&quot;;2;IF([.F163]=&quot;TYPES_INT32&quot;;4;IF([.F163]=&quot;TYPES_UINT32&quot;;4;IF([.F163]=&quot;TYPES_INT64&quot;;8;IF([.F163]=&quot;TYPES_FLOAT&quot;;4;IF([.F163]=&quot;TYPES_DOUBLE&quot;;8;&quot;dunno&quot;)))))))))" office:value-type="float" office:value="4" calcext:value-type="float">
            <text:p>4</text:p>
          </table:table-cell>
          <table:table-cell table:style-name="ce39" table:formula="of:=[.H162]+8" office:value-type="float" office:value="1216" calcext:value-type="float">
            <text:p>1216</text:p>
          </table:table-cell>
          <table:table-cell table:formula="of:=DEC2HEX([.H163])" office:value-type="string" office:string-value="4C0" calcext:value-type="string">
            <text:p>4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INPUT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4]=&quot;TYPES_BOOL&quot;;&quot;1&quot;;IF([.F164]=&quot;TYPES_UINT8&quot;;1;IF([.F164]=&quot;TYPES_INT16&quot;;2;IF([.F164]=&quot;TYPES_UINT16&quot;;2;IF([.F164]=&quot;TYPES_INT32&quot;;4;IF([.F164]=&quot;TYPES_UINT32&quot;;4;IF([.F164]=&quot;TYPES_INT64&quot;;8;IF([.F164]=&quot;TYPES_FLOAT&quot;;4;IF([.F164]=&quot;TYPES_DOUBLE&quot;;8;&quot;dunno&quot;)))))))))" office:value-type="float" office:value="4" calcext:value-type="float">
            <text:p>4</text:p>
          </table:table-cell>
          <table:table-cell table:style-name="ce39" table:formula="of:=[.H163]+8" office:value-type="float" office:value="1224" calcext:value-type="float">
            <text:p>1224</text:p>
          </table:table-cell>
          <table:table-cell table:formula="of:=DEC2HEX([.H164])" office:value-type="string" office:string-value="4C8" calcext:value-type="string">
            <text:p>4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_REF_rad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5]=&quot;TYPES_BOOL&quot;;&quot;1&quot;;IF([.F165]=&quot;TYPES_UINT8&quot;;1;IF([.F165]=&quot;TYPES_INT16&quot;;2;IF([.F165]=&quot;TYPES_UINT16&quot;;2;IF([.F165]=&quot;TYPES_INT32&quot;;4;IF([.F165]=&quot;TYPES_UINT32&quot;;4;IF([.F165]=&quot;TYPES_INT64&quot;;8;IF([.F165]=&quot;TYPES_FLOAT&quot;;4;IF([.F165]=&quot;TYPES_DOUBLE&quot;;8;&quot;dunno&quot;)))))))))" office:value-type="float" office:value="4" calcext:value-type="float">
            <text:p>4</text:p>
          </table:table-cell>
          <table:table-cell table:style-name="ce39" table:formula="of:=[.H164]+8" office:value-type="float" office:value="1232" calcext:value-type="float">
            <text:p>1232</text:p>
          </table:table-cell>
          <table:table-cell table:formula="of:=DEC2HEX([.H165])" office:value-type="string" office:string-value="4D0" calcext:value-type="string">
            <text:p>4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acc_raw_x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6]=&quot;TYPES_BOOL&quot;;&quot;1&quot;;IF([.F166]=&quot;TYPES_UINT8&quot;;1;IF([.F166]=&quot;TYPES_INT16&quot;;2;IF([.F166]=&quot;TYPES_UINT16&quot;;2;IF([.F166]=&quot;TYPES_INT32&quot;;4;IF([.F166]=&quot;TYPES_UINT32&quot;;4;IF([.F166]=&quot;TYPES_INT64&quot;;8;IF([.F166]=&quot;TYPES_FLOAT&quot;;4;IF([.F166]=&quot;TYPES_DOUBLE&quot;;8;&quot;dunno&quot;)))))))))" office:value-type="float" office:value="4" calcext:value-type="float">
            <text:p>4</text:p>
          </table:table-cell>
          <table:table-cell table:style-name="ce39" table:formula="of:=[.H165]+8" office:value-type="float" office:value="1240" calcext:value-type="float">
            <text:p>1240</text:p>
          </table:table-cell>
          <table:table-cell table:formula="of:=DEC2HEX([.H166])" office:value-type="string" office:string-value="4D8" calcext:value-type="string">
            <text:p>4D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y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7]=&quot;TYPES_BOOL&quot;;&quot;1&quot;;IF([.F167]=&quot;TYPES_UINT8&quot;;1;IF([.F167]=&quot;TYPES_INT16&quot;;2;IF([.F167]=&quot;TYPES_UINT16&quot;;2;IF([.F167]=&quot;TYPES_INT32&quot;;4;IF([.F167]=&quot;TYPES_UINT32&quot;;4;IF([.F167]=&quot;TYPES_INT64&quot;;8;IF([.F167]=&quot;TYPES_FLOAT&quot;;4;IF([.F167]=&quot;TYPES_DOUBLE&quot;;8;&quot;dunno&quot;)))))))))" office:value-type="float" office:value="4" calcext:value-type="float">
            <text:p>4</text:p>
          </table:table-cell>
          <table:table-cell table:style-name="ce39" table:formula="of:=[.H166]+8" office:value-type="float" office:value="1248" calcext:value-type="float">
            <text:p>1248</text:p>
          </table:table-cell>
          <table:table-cell table:formula="of:=DEC2HEX([.H167])" office:value-type="string" office:string-value="4E0" calcext:value-type="string">
            <text:p>4E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acc_raw_z_m_s2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68]=&quot;TYPES_BOOL&quot;;&quot;1&quot;;IF([.F168]=&quot;TYPES_UINT8&quot;;1;IF([.F168]=&quot;TYPES_INT16&quot;;2;IF([.F168]=&quot;TYPES_UINT16&quot;;2;IF([.F168]=&quot;TYPES_INT32&quot;;4;IF([.F168]=&quot;TYPES_UINT32&quot;;4;IF([.F168]=&quot;TYPES_INT64&quot;;8;IF([.F168]=&quot;TYPES_FLOAT&quot;;4;IF([.F168]=&quot;TYPES_DOUBLE&quot;;8;&quot;dunno&quot;)))))))))" office:value-type="float" office:value="4" calcext:value-type="float">
            <text:p>4</text:p>
          </table:table-cell>
          <table:table-cell table:style-name="ce39" table:formula="of:=[.H167]+8" office:value-type="float" office:value="1256" calcext:value-type="float">
            <text:p>1256</text:p>
          </table:table-cell>
          <table:table-cell table:formula="of:=DEC2HEX([.H168])" office:value-type="string" office:string-value="4E8" calcext:value-type="string">
            <text:p>4E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barometer_temperature_degC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DOUBLE</text:p>
          </table:table-cell>
          <table:table-cell table:style-name="ce36" table:formula="of:=IF([.F169]=&quot;TYPES_BOOL&quot;;&quot;1&quot;;IF([.F169]=&quot;TYPES_UINT8&quot;;1;IF([.F169]=&quot;TYPES_INT16&quot;;2;IF([.F169]=&quot;TYPES_UINT16&quot;;2;IF([.F169]=&quot;TYPES_INT32&quot;;4;IF([.F169]=&quot;TYPES_UINT32&quot;;4;IF([.F169]=&quot;TYPES_INT64&quot;;8;IF([.F169]=&quot;TYPES_FLOAT&quot;;4;IF([.F169]=&quot;TYPES_DOUBLE&quot;;8;&quot;dunno&quot;)))))))))" office:value-type="float" office:value="8" calcext:value-type="float">
            <text:p>8</text:p>
          </table:table-cell>
          <table:table-cell table:style-name="ce39" table:formula="of:=[.H168]+8" office:value-type="float" office:value="1264" calcext:value-type="float">
            <text:p>1264</text:p>
          </table:table-cell>
          <table:table-cell table:formula="of:=DEC2HEX([.H169])" office:value-type="string" office:string-value="4F0" calcext:value-type="string">
            <text:p>4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ccurac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0]=&quot;TYPES_BOOL&quot;;&quot;1&quot;;IF([.F170]=&quot;TYPES_UINT8&quot;;1;IF([.F170]=&quot;TYPES_INT16&quot;;2;IF([.F170]=&quot;TYPES_UINT16&quot;;2;IF([.F170]=&quot;TYPES_INT32&quot;;4;IF([.F170]=&quot;TYPES_UINT32&quot;;4;IF([.F170]=&quot;TYPES_INT64&quot;;8;IF([.F170]=&quot;TYPES_FLOAT&quot;;4;IF([.F170]=&quot;TYPES_DOUBLE&quot;;8;&quot;dunno&quot;)))))))))" office:value-type="float" office:value="4" calcext:value-type="float">
            <text:p>4</text:p>
          </table:table-cell>
          <table:table-cell table:style-name="ce39" table:formula="of:=[.H169]+8" office:value-type="float" office:value="1272" calcext:value-type="float">
            <text:p>1272</text:p>
          </table:table-cell>
          <table:table-cell table:formula="of:=DEC2HEX([.H170])" office:value-type="string" office:string-value="4F8" calcext:value-type="string">
            <text:p>4F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altitude_m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1]=&quot;TYPES_BOOL&quot;;&quot;1&quot;;IF([.F171]=&quot;TYPES_UINT8&quot;;1;IF([.F171]=&quot;TYPES_INT16&quot;;2;IF([.F171]=&quot;TYPES_UINT16&quot;;2;IF([.F171]=&quot;TYPES_INT32&quot;;4;IF([.F171]=&quot;TYPES_UINT32&quot;;4;IF([.F171]=&quot;TYPES_INT64&quot;;8;IF([.F171]=&quot;TYPES_FLOAT&quot;;4;IF([.F171]=&quot;TYPES_DOUBLE&quot;;8;&quot;dunno&quot;)))))))))" office:value-type="float" office:value="8" calcext:value-type="float">
            <text:p>8</text:p>
          </table:table-cell>
          <table:table-cell table:style-name="ce39" table:formula="of:=[.H170]+8" office:value-type="float" office:value="1280" calcext:value-type="float">
            <text:p>1280</text:p>
          </table:table-cell>
          <table:table-cell table:formula="of:=DEC2HEX([.H171])" office:value-type="string" office:string-value="500" calcext:value-type="string">
            <text:p>500</text:p>
          </table:table-cell>
          <table:table-cell office:value-type="string" calcext:value-type="string">
            <text:p>important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bearing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2]=&quot;TYPES_BOOL&quot;;&quot;1&quot;;IF([.F172]=&quot;TYPES_UINT8&quot;;1;IF([.F172]=&quot;TYPES_INT16&quot;;2;IF([.F172]=&quot;TYPES_UINT16&quot;;2;IF([.F172]=&quot;TYPES_INT32&quot;;4;IF([.F172]=&quot;TYPES_UINT32&quot;;4;IF([.F172]=&quot;TYPES_INT64&quot;;8;IF([.F172]=&quot;TYPES_FLOAT&quot;;4;IF([.F172]=&quot;TYPES_DOUBLE&quot;;8;&quot;dunno&quot;)))))))))" office:value-type="float" office:value="4" calcext:value-type="float">
            <text:p>4</text:p>
          </table:table-cell>
          <table:table-cell table:style-name="ce39" table:formula="of:=[.H171]+8" office:value-type="float" office:value="1288" calcext:value-type="float">
            <text:p>1288</text:p>
          </table:table-cell>
          <table:table-cell table:formula="of:=DEC2HEX([.H172])" office:value-type="string" office:string-value="508" calcext:value-type="string">
            <text:p>5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at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3]=&quot;TYPES_BOOL&quot;;&quot;1&quot;;IF([.F173]=&quot;TYPES_UINT8&quot;;1;IF([.F173]=&quot;TYPES_INT16&quot;;2;IF([.F173]=&quot;TYPES_UINT16&quot;;2;IF([.F173]=&quot;TYPES_INT32&quot;;4;IF([.F173]=&quot;TYPES_UINT32&quot;;4;IF([.F173]=&quot;TYPES_INT64&quot;;8;IF([.F173]=&quot;TYPES_FLOAT&quot;;4;IF([.F173]=&quot;TYPES_DOUBLE&quot;;8;&quot;dunno&quot;)))))))))" office:value-type="float" office:value="8" calcext:value-type="float">
            <text:p>8</text:p>
          </table:table-cell>
          <table:table-cell table:style-name="ce39" table:formula="of:=[.H172]+8" office:value-type="float" office:value="1296" calcext:value-type="float">
            <text:p>1296</text:p>
          </table:table-cell>
          <table:table-cell table:formula="of:=DEC2HEX([.H173])" office:value-type="string" office:string-value="510" calcext:value-type="string">
            <text:p>5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longitude_deg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DOUBLE</text:p>
          </table:table-cell>
          <table:table-cell table:style-name="ce36" table:formula="of:=IF([.F174]=&quot;TYPES_BOOL&quot;;&quot;1&quot;;IF([.F174]=&quot;TYPES_UINT8&quot;;1;IF([.F174]=&quot;TYPES_INT16&quot;;2;IF([.F174]=&quot;TYPES_UINT16&quot;;2;IF([.F174]=&quot;TYPES_INT32&quot;;4;IF([.F174]=&quot;TYPES_UINT32&quot;;4;IF([.F174]=&quot;TYPES_INT64&quot;;8;IF([.F174]=&quot;TYPES_FLOAT&quot;;4;IF([.F174]=&quot;TYPES_DOUBLE&quot;;8;&quot;dunno&quot;)))))))))" office:value-type="float" office:value="8" calcext:value-type="float">
            <text:p>8</text:p>
          </table:table-cell>
          <table:table-cell table:style-name="ce39" table:formula="of:=[.H173]+8" office:value-type="float" office:value="1304" calcext:value-type="float">
            <text:p>1304</text:p>
          </table:table-cell>
          <table:table-cell table:formula="of:=DEC2HEX([.H174])" office:value-type="string" office:string-value="518" calcext:value-type="string">
            <text:p>5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ps_num_sv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5]=&quot;TYPES_BOOL&quot;;&quot;1&quot;;IF([.F175]=&quot;TYPES_UINT8&quot;;1;IF([.F175]=&quot;TYPES_INT16&quot;;2;IF([.F175]=&quot;TYPES_UINT16&quot;;2;IF([.F175]=&quot;TYPES_INT32&quot;;4;IF([.F175]=&quot;TYPES_UINT32&quot;;4;IF([.F175]=&quot;TYPES_INT64&quot;;8;IF([.F175]=&quot;TYPES_FLOAT&quot;;4;IF([.F175]=&quot;TYPES_DOUBLE&quot;;8;&quot;dunno&quot;)))))))))" office:value-type="float" office:value="4" calcext:value-type="float">
            <text:p>4</text:p>
          </table:table-cell>
          <table:table-cell table:style-name="ce39" table:formula="of:=[.H174]+8" office:value-type="float" office:value="1312" calcext:value-type="float">
            <text:p>1312</text:p>
          </table:table-cell>
          <table:table-cell table:formula="of:=DEC2HEX([.H175])" office:value-type="string" office:string-value="520" calcext:value-type="string">
            <text:p>5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peed_m_s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76]=&quot;TYPES_BOOL&quot;;&quot;1&quot;;IF([.F176]=&quot;TYPES_UINT8&quot;;1;IF([.F176]=&quot;TYPES_INT16&quot;;2;IF([.F176]=&quot;TYPES_UINT16&quot;;2;IF([.F176]=&quot;TYPES_INT32&quot;;4;IF([.F176]=&quot;TYPES_UINT32&quot;;4;IF([.F176]=&quot;TYPES_INT64&quot;;8;IF([.F176]=&quot;TYPES_FLOAT&quot;;4;IF([.F176]=&quot;TYPES_DOUBLE&quot;;8;&quot;dunno&quot;)))))))))" office:value-type="float" office:value="4" calcext:value-type="float">
            <text:p>4</text:p>
          </table:table-cell>
          <table:table-cell table:style-name="ce39" table:formula="of:=[.H175]+8" office:value-type="float" office:value="1320" calcext:value-type="float">
            <text:p>1320</text:p>
          </table:table-cell>
          <table:table-cell table:formula="of:=DEC2HEX([.H176])" office:value-type="string" office:string-value="528" calcext:value-type="string">
            <text:p>5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sv_used_in_fi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32</text:p>
          </table:table-cell>
          <table:table-cell table:style-name="ce36" table:formula="of:=IF([.F177]=&quot;TYPES_BOOL&quot;;&quot;1&quot;;IF([.F177]=&quot;TYPES_UINT8&quot;;1;IF([.F177]=&quot;TYPES_INT16&quot;;2;IF([.F177]=&quot;TYPES_UINT16&quot;;2;IF([.F177]=&quot;TYPES_INT32&quot;;4;IF([.F177]=&quot;TYPES_UINT32&quot;;4;IF([.F177]=&quot;TYPES_INT64&quot;;8;IF([.F177]=&quot;TYPES_FLOAT&quot;;4;IF([.F177]=&quot;TYPES_DOUBLE&quot;;8;&quot;dunno&quot;)))))))))" office:value-type="float" office:value="4" calcext:value-type="float">
            <text:p>4</text:p>
          </table:table-cell>
          <table:table-cell table:style-name="ce39" table:formula="of:=[.H176]+8" office:value-type="float" office:value="1328" calcext:value-type="float">
            <text:p>1328</text:p>
          </table:table-cell>
          <table:table-cell table:formula="of:=DEC2HEX([.H177])" office:value-type="string" office:string-value="530" calcext:value-type="string">
            <text:p>5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INT64</text:p>
          </table:table-cell>
          <table:table-cell table:style-name="ce36" table:formula="of:=IF([.F178]=&quot;TYPES_BOOL&quot;;&quot;1&quot;;IF([.F178]=&quot;TYPES_UINT8&quot;;1;IF([.F178]=&quot;TYPES_INT16&quot;;2;IF([.F178]=&quot;TYPES_UINT16&quot;;2;IF([.F178]=&quot;TYPES_INT32&quot;;4;IF([.F178]=&quot;TYPES_UINT32&quot;;4;IF([.F178]=&quot;TYPES_INT64&quot;;8;IF([.F178]=&quot;TYPES_FLOAT&quot;;4;IF([.F178]=&quot;TYPES_DOUBLE&quot;;8;&quot;dunno&quot;)))))))))" office:value-type="float" office:value="8" calcext:value-type="float">
            <text:p>8</text:p>
          </table:table-cell>
          <table:table-cell table:style-name="ce39" table:formula="of:=[.H177]+8" office:value-type="float" office:value="1336" calcext:value-type="float">
            <text:p>1336</text:p>
          </table:table-cell>
          <table:table-cell table:formula="of:=DEC2HEX([.H178])" office:value-type="string" office:string-value="538" calcext:value-type="string">
            <text:p>5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ps_used_in_fix_mask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UINT32</text:p>
          </table:table-cell>
          <table:table-cell table:style-name="ce36" table:formula="of:=IF([.F179]=&quot;TYPES_BOOL&quot;;&quot;1&quot;;IF([.F179]=&quot;TYPES_UINT8&quot;;1;IF([.F179]=&quot;TYPES_INT16&quot;;2;IF([.F179]=&quot;TYPES_UINT16&quot;;2;IF([.F179]=&quot;TYPES_INT32&quot;;4;IF([.F179]=&quot;TYPES_UINT32&quot;;4;IF([.F179]=&quot;TYPES_INT64&quot;;8;IF([.F179]=&quot;TYPES_FLOAT&quot;;4;IF([.F179]=&quot;TYPES_DOUBLE&quot;;8;&quot;dunno&quot;)))))))))" office:value-type="float" office:value="4" calcext:value-type="float">
            <text:p>4</text:p>
          </table:table-cell>
          <table:table-cell table:style-name="ce39" table:formula="of:=[.H178]+8" office:value-type="float" office:value="1344" calcext:value-type="float">
            <text:p>1344</text:p>
          </table:table-cell>
          <table:table-cell table:formula="of:=DEC2HEX([.H179])" office:value-type="string" office:string-value="540" calcext:value-type="string">
            <text:p>5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gyro_raw_x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0]=&quot;TYPES_BOOL&quot;;&quot;1&quot;;IF([.F180]=&quot;TYPES_UINT8&quot;;1;IF([.F180]=&quot;TYPES_INT16&quot;;2;IF([.F180]=&quot;TYPES_UINT16&quot;;2;IF([.F180]=&quot;TYPES_INT32&quot;;4;IF([.F180]=&quot;TYPES_UINT32&quot;;4;IF([.F180]=&quot;TYPES_INT64&quot;;8;IF([.F180]=&quot;TYPES_FLOAT&quot;;4;IF([.F180]=&quot;TYPES_DOUBLE&quot;;8;&quot;dunno&quot;)))))))))" office:value-type="float" office:value="4" calcext:value-type="float">
            <text:p>4</text:p>
          </table:table-cell>
          <table:table-cell table:style-name="ce39" table:formula="of:=[.H179]+8" office:value-type="float" office:value="1352" calcext:value-type="float">
            <text:p>1352</text:p>
          </table:table-cell>
          <table:table-cell table:formula="of:=DEC2HEX([.H180])" office:value-type="string" office:string-value="548" calcext:value-type="string">
            <text:p>54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y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1]=&quot;TYPES_BOOL&quot;;&quot;1&quot;;IF([.F181]=&quot;TYPES_UINT8&quot;;1;IF([.F181]=&quot;TYPES_INT16&quot;;2;IF([.F181]=&quot;TYPES_UINT16&quot;;2;IF([.F181]=&quot;TYPES_INT32&quot;;4;IF([.F181]=&quot;TYPES_UINT32&quot;;4;IF([.F181]=&quot;TYPES_INT64&quot;;8;IF([.F181]=&quot;TYPES_FLOAT&quot;;4;IF([.F181]=&quot;TYPES_DOUBLE&quot;;8;&quot;dunno&quot;)))))))))" office:value-type="float" office:value="4" calcext:value-type="float">
            <text:p>4</text:p>
          </table:table-cell>
          <table:table-cell table:style-name="ce39" table:formula="of:=[.H180]+8" office:value-type="float" office:value="1360" calcext:value-type="float">
            <text:p>1360</text:p>
          </table:table-cell>
          <table:table-cell table:formula="of:=DEC2HEX([.H181])" office:value-type="string" office:string-value="550" calcext:value-type="string">
            <text:p>55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gyro_raw_z_rad_s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2]=&quot;TYPES_BOOL&quot;;&quot;1&quot;;IF([.F182]=&quot;TYPES_UINT8&quot;;1;IF([.F182]=&quot;TYPES_INT16&quot;;2;IF([.F182]=&quot;TYPES_UINT16&quot;;2;IF([.F182]=&quot;TYPES_INT32&quot;;4;IF([.F182]=&quot;TYPES_UINT32&quot;;4;IF([.F182]=&quot;TYPES_INT64&quot;;8;IF([.F182]=&quot;TYPES_FLOAT&quot;;4;IF([.F182]=&quot;TYPES_DOUBLE&quot;;8;&quot;dunno&quot;)))))))))" office:value-type="float" office:value="4" calcext:value-type="float">
            <text:p>4</text:p>
          </table:table-cell>
          <table:table-cell table:style-name="ce39" table:formula="of:=[.H181]+8" office:value-type="float" office:value="1368" calcext:value-type="float">
            <text:p>1368</text:p>
          </table:table-cell>
          <table:table-cell table:formula="of:=DEC2HEX([.H182])" office:value-type="string" office:string-value="558" calcext:value-type="string">
            <text:p>558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imu_obs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3]=&quot;TYPES_BOOL&quot;;&quot;1&quot;;IF([.F183]=&quot;TYPES_UINT8&quot;;1;IF([.F183]=&quot;TYPES_INT16&quot;;2;IF([.F183]=&quot;TYPES_UINT16&quot;;2;IF([.F183]=&quot;TYPES_INT32&quot;;4;IF([.F183]=&quot;TYPES_UINT32&quot;;4;IF([.F183]=&quot;TYPES_INT64&quot;;8;IF([.F183]=&quot;TYPES_FLOAT&quot;;4;IF([.F183]=&quot;TYPES_DOUBLE&quot;;8;&quot;dunno&quot;)))))))))" office:value-type="float" office:value="4" calcext:value-type="float">
            <text:p>4</text:p>
          </table:table-cell>
          <table:table-cell table:style-name="ce39" table:formula="of:=[.H182]+8" office:value-type="float" office:value="1376" calcext:value-type="float">
            <text:p>1376</text:p>
          </table:table-cell>
          <table:table-cell table:formula="of:=DEC2HEX([.H183])" office:value-type="string" office:string-value="560" calcext:value-type="string">
            <text:p>5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imu_ref_temperature_degC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184]=&quot;TYPES_BOOL&quot;;&quot;1&quot;;IF([.F184]=&quot;TYPES_UINT8&quot;;1;IF([.F184]=&quot;TYPES_INT16&quot;;2;IF([.F184]=&quot;TYPES_UINT16&quot;;2;IF([.F184]=&quot;TYPES_INT32&quot;;4;IF([.F184]=&quot;TYPES_UINT32&quot;;4;IF([.F184]=&quot;TYPES_INT64&quot;;8;IF([.F184]=&quot;TYPES_FLOAT&quot;;4;IF([.F184]=&quot;TYPES_DOUBLE&quot;;8;&quot;dunno&quot;)))))))))" office:value-type="float" office:value="4" calcext:value-type="float">
            <text:p>4</text:p>
          </table:table-cell>
          <table:table-cell table:style-name="ce39" table:formula="of:=[.H183]+8" office:value-type="float" office:value="1384" calcext:value-type="float">
            <text:p>1384</text:p>
          </table:table-cell>
          <table:table-cell table:formula="of:=DEC2HEX([.H184])" office:value-type="string" office:string-value="568" calcext:value-type="string">
            <text:p>5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mag_raw_x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5]=&quot;TYPES_BOOL&quot;;&quot;1&quot;;IF([.F185]=&quot;TYPES_UINT8&quot;;1;IF([.F185]=&quot;TYPES_INT16&quot;;2;IF([.F185]=&quot;TYPES_UINT16&quot;;2;IF([.F185]=&quot;TYPES_INT32&quot;;4;IF([.F185]=&quot;TYPES_UINT32&quot;;4;IF([.F185]=&quot;TYPES_INT64&quot;;8;IF([.F185]=&quot;TYPES_FLOAT&quot;;4;IF([.F185]=&quot;TYPES_DOUBLE&quot;;8;&quot;dunno&quot;)))))))))" office:value-type="float" office:value="4" calcext:value-type="float">
            <text:p>4</text:p>
          </table:table-cell>
          <table:table-cell table:style-name="ce39" table:formula="of:=[.H184]+8" office:value-type="float" office:value="1392" calcext:value-type="float">
            <text:p>1392</text:p>
          </table:table-cell>
          <table:table-cell table:formula="of:=DEC2HEX([.H185])" office:value-type="string" office:string-value="570" calcext:value-type="string">
            <text:p>570</text:p>
          </table:table-cell>
          <table:table-cell office:value-type="string" calcext:value-type="string">
            <text:p>GUESS IT’S 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y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6]=&quot;TYPES_BOOL&quot;;&quot;1&quot;;IF([.F186]=&quot;TYPES_UINT8&quot;;1;IF([.F186]=&quot;TYPES_INT16&quot;;2;IF([.F186]=&quot;TYPES_UINT16&quot;;2;IF([.F186]=&quot;TYPES_INT32&quot;;4;IF([.F186]=&quot;TYPES_UINT32&quot;;4;IF([.F186]=&quot;TYPES_INT64&quot;;8;IF([.F186]=&quot;TYPES_FLOAT&quot;;4;IF([.F186]=&quot;TYPES_DOUBLE&quot;;8;&quot;dunno&quot;)))))))))" office:value-type="float" office:value="4" calcext:value-type="float">
            <text:p>4</text:p>
          </table:table-cell>
          <table:table-cell table:style-name="ce39" table:formula="of:=[.H185]+8" office:value-type="float" office:value="1400" calcext:value-type="float">
            <text:p>1400</text:p>
          </table:table-cell>
          <table:table-cell table:formula="of:=DEC2HEX([.H186])" office:value-type="string" office:string-value="578" calcext:value-type="string">
            <text:p>5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mag_raw_z_mG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7]=&quot;TYPES_BOOL&quot;;&quot;1&quot;;IF([.F187]=&quot;TYPES_UINT8&quot;;1;IF([.F187]=&quot;TYPES_INT16&quot;;2;IF([.F187]=&quot;TYPES_UINT16&quot;;2;IF([.F187]=&quot;TYPES_INT32&quot;;4;IF([.F187]=&quot;TYPES_UINT32&quot;;4;IF([.F187]=&quot;TYPES_INT64&quot;;8;IF([.F187]=&quot;TYPES_FLOAT&quot;;4;IF([.F187]=&quot;TYPES_DOUBLE&quot;;8;&quot;dunno&quot;)))))))))" office:value-type="float" office:value="4" calcext:value-type="float">
            <text:p>4</text:p>
          </table:table-cell>
          <table:table-cell table:style-name="ce39" table:formula="of:=[.H186]+8" office:value-type="float" office:value="1408" calcext:value-type="float">
            <text:p>1408</text:p>
          </table:table-cell>
          <table:table-cell table:formula="of:=DEC2HEX([.H187])" office:value-type="string" office:string-value="580" calcext:value-type="string">
            <text:p>58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pressure_P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8]=&quot;TYPES_BOOL&quot;;&quot;1&quot;;IF([.F188]=&quot;TYPES_UINT8&quot;;1;IF([.F188]=&quot;TYPES_INT16&quot;;2;IF([.F188]=&quot;TYPES_UINT16&quot;;2;IF([.F188]=&quot;TYPES_INT32&quot;;4;IF([.F188]=&quot;TYPES_UINT32&quot;;4;IF([.F188]=&quot;TYPES_INT64&quot;;8;IF([.F188]=&quot;TYPES_FLOAT&quot;;4;IF([.F188]=&quot;TYPES_DOUBLE&quot;;8;&quot;dunno&quot;)))))))))" office:value-type="float" office:value="4" calcext:value-type="float">
            <text:p>4</text:p>
          </table:table-cell>
          <table:table-cell table:style-name="ce39" table:formula="of:=[.H187]+8" office:value-type="float" office:value="1416" calcext:value-type="float">
            <text:p>1416</text:p>
          </table:table-cell>
          <table:table-cell table:formula="of:=DEC2HEX([.H188])" office:value-type="string" office:string-value="588" calcext:value-type="string">
            <text:p>58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height_m</text:p>
          </table:table-cell>
          <table:table-cell table:style-name="ce12" office:value-type="string" calcext:value-type="string">
            <text:p>X</text:p>
          </table:table-cell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89]=&quot;TYPES_BOOL&quot;;&quot;1&quot;;IF([.F189]=&quot;TYPES_UINT8&quot;;1;IF([.F189]=&quot;TYPES_INT16&quot;;2;IF([.F189]=&quot;TYPES_UINT16&quot;;2;IF([.F189]=&quot;TYPES_INT32&quot;;4;IF([.F189]=&quot;TYPES_UINT32&quot;;4;IF([.F189]=&quot;TYPES_INT64&quot;;8;IF([.F189]=&quot;TYPES_FLOAT&quot;;4;IF([.F189]=&quot;TYPES_DOUBLE&quot;;8;&quot;dunno&quot;)))))))))" office:value-type="float" office:value="4" calcext:value-type="float">
            <text:p>4</text:p>
          </table:table-cell>
          <table:table-cell table:style-name="ce39" table:formula="of:=[.H188]+8" office:value-type="float" office:value="1424" calcext:value-type="float">
            <text:p>1424</text:p>
          </table:table-cell>
          <table:table-cell table:formula="of:=DEC2HEX([.H189])" office:value-type="string" office:string-value="590" calcext:value-type="string">
            <text:p>590</text:p>
          </table:table-cell>
          <table:table-cell office:value-type="string" calcext:value-type="string">
            <text:p>ok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ultrasound_id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190]=&quot;TYPES_BOOL&quot;;&quot;1&quot;;IF([.F190]=&quot;TYPES_UINT8&quot;;1;IF([.F190]=&quot;TYPES_INT16&quot;;2;IF([.F190]=&quot;TYPES_UINT16&quot;;2;IF([.F190]=&quot;TYPES_INT32&quot;;4;IF([.F190]=&quot;TYPES_UINT32&quot;;4;IF([.F190]=&quot;TYPES_INT64&quot;;8;IF([.F190]=&quot;TYPES_FLOAT&quot;;4;IF([.F190]=&quot;TYPES_DOUBLE&quot;;8;&quot;dunno&quot;)))))))))" office:value-type="float" office:value="4" calcext:value-type="float">
            <text:p>4</text:p>
          </table:table-cell>
          <table:table-cell table:style-name="ce39" table:formula="of:=[.H189]+8" office:value-type="float" office:value="1432" calcext:value-type="float">
            <text:p>1432</text:p>
          </table:table-cell>
          <table:table-cell table:formula="of:=DEC2HEX([.H190])" office:value-type="string" office:string-value="598" calcext:value-type="string">
            <text:p>5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ultrasound_mo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UINT8</text:p>
          </table:table-cell>
          <table:table-cell table:style-name="ce36" table:formula="of:=IF([.F191]=&quot;TYPES_BOOL&quot;;&quot;1&quot;;IF([.F191]=&quot;TYPES_UINT8&quot;;1;IF([.F191]=&quot;TYPES_INT16&quot;;2;IF([.F191]=&quot;TYPES_UINT16&quot;;2;IF([.F191]=&quot;TYPES_INT32&quot;;4;IF([.F191]=&quot;TYPES_UINT32&quot;;4;IF([.F191]=&quot;TYPES_INT64&quot;;8;IF([.F191]=&quot;TYPES_FLOAT&quot;;4;IF([.F191]=&quot;TYPES_DOUBLE&quot;;8;&quot;dunno&quot;)))))))))" office:value-type="float" office:value="1" calcext:value-type="float">
            <text:p>1</text:p>
          </table:table-cell>
          <table:table-cell table:style-name="ce39" table:formula="of:=[.H190]+8" office:value-type="float" office:value="1440" calcext:value-type="float">
            <text:p>1440</text:p>
          </table:table-cell>
          <table:table-cell table:formula="of:=DEC2HEX([.H191])" office:value-type="string" office:string-value="5A0" calcext:value-type="string">
            <text:p>5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ensor_vision_speed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2]=&quot;TYPES_BOOL&quot;;&quot;1&quot;;IF([.F192]=&quot;TYPES_UINT8&quot;;1;IF([.F192]=&quot;TYPES_INT16&quot;;2;IF([.F192]=&quot;TYPES_UINT16&quot;;2;IF([.F192]=&quot;TYPES_INT32&quot;;4;IF([.F192]=&quot;TYPES_UINT32&quot;;4;IF([.F192]=&quot;TYPES_INT64&quot;;8;IF([.F192]=&quot;TYPES_FLOAT&quot;;4;IF([.F192]=&quot;TYPES_DOUBLE&quot;;8;&quot;dunno&quot;)))))))))" office:value-type="float" office:value="4" calcext:value-type="float">
            <text:p>4</text:p>
          </table:table-cell>
          <table:table-cell table:style-name="ce39" table:formula="of:=[.H191]+8" office:value-type="float" office:value="1448" calcext:value-type="float">
            <text:p>1448</text:p>
          </table:table-cell>
          <table:table-cell table:formula="of:=DEC2HEX([.H192])" office:value-type="string" office:string-value="5A8" calcext:value-type="string">
            <text:p>5A8</text:p>
          </table:table-cell>
          <table:table-cell office:value-type="string" calcext:value-type="string">
            <text:p>NOT SO GOOD 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3]=&quot;TYPES_BOOL&quot;;&quot;1&quot;;IF([.F193]=&quot;TYPES_UINT8&quot;;1;IF([.F193]=&quot;TYPES_INT16&quot;;2;IF([.F193]=&quot;TYPES_UINT16&quot;;2;IF([.F193]=&quot;TYPES_INT32&quot;;4;IF([.F193]=&quot;TYPES_UINT32&quot;;4;IF([.F193]=&quot;TYPES_INT64&quot;;8;IF([.F193]=&quot;TYPES_FLOAT&quot;;4;IF([.F193]=&quot;TYPES_DOUBLE&quot;;8;&quot;dunno&quot;)))))))))" office:value-type="float" office:value="4" calcext:value-type="float">
            <text:p>4</text:p>
          </table:table-cell>
          <table:table-cell table:style-name="ce39" table:formula="of:=[.H192]+8" office:value-type="float" office:value="1456" calcext:value-type="float">
            <text:p>1456</text:p>
          </table:table-cell>
          <table:table-cell table:formula="of:=DEC2HEX([.H193])" office:value-type="string" office:string-value="5B0" calcext:value-type="string">
            <text:p>5B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ensor_vision_speed_z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4]=&quot;TYPES_BOOL&quot;;&quot;1&quot;;IF([.F194]=&quot;TYPES_UINT8&quot;;1;IF([.F194]=&quot;TYPES_INT16&quot;;2;IF([.F194]=&quot;TYPES_UINT16&quot;;2;IF([.F194]=&quot;TYPES_INT32&quot;;4;IF([.F194]=&quot;TYPES_UINT32&quot;;4;IF([.F194]=&quot;TYPES_INT64&quot;;8;IF([.F194]=&quot;TYPES_FLOAT&quot;;4;IF([.F194]=&quot;TYPES_DOUBLE&quot;;8;&quot;dunno&quot;)))))))))" office:value-type="float" office:value="4" calcext:value-type="float">
            <text:p>4</text:p>
          </table:table-cell>
          <table:table-cell table:style-name="ce39" table:formula="of:=[.H193]+8" office:value-type="float" office:value="1464" calcext:value-type="float">
            <text:p>1464</text:p>
          </table:table-cell>
          <table:table-cell table:formula="of:=DEC2HEX([.H194])" office:value-type="string" office:string-value="5B8" calcext:value-type="string">
            <text:p>5B8</text:p>
          </table:table-cell>
          <table:table-cell office:value-type="string" calcext:value-type="string">
            <text:p>MAYBE NOT WORKI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5]=&quot;TYPES_BOOL&quot;;&quot;1&quot;;IF([.F195]=&quot;TYPES_UINT8&quot;;1;IF([.F195]=&quot;TYPES_INT16&quot;;2;IF([.F195]=&quot;TYPES_UINT16&quot;;2;IF([.F195]=&quot;TYPES_INT32&quot;;4;IF([.F195]=&quot;TYPES_UINT32&quot;;4;IF([.F195]=&quot;TYPES_INT64&quot;;8;IF([.F195]=&quot;TYPES_FLOAT&quot;;4;IF([.F195]=&quot;TYPES_DOUBLE&quot;;8;&quot;dunno&quot;)))))))))" office:value-type="float" office:value="4" calcext:value-type="float">
            <text:p>4</text:p>
          </table:table-cell>
          <table:table-cell table:style-name="ce39" table:formula="of:=[.H194]+8" office:value-type="float" office:value="1472" calcext:value-type="float">
            <text:p>1472</text:p>
          </table:table-cell>
          <table:table-cell table:formula="of:=DEC2HEX([.H195])" office:value-type="string" office:string-value="5C0" calcext:value-type="string">
            <text:p>5C0</text:p>
          </table:table-cell>
          <table:table-cell office:value-type="string" calcext:value-type="string">
            <text:p>Using referential at the reception of the comman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6]=&quot;TYPES_BOOL&quot;;&quot;1&quot;;IF([.F196]=&quot;TYPES_UINT8&quot;;1;IF([.F196]=&quot;TYPES_INT16&quot;;2;IF([.F196]=&quot;TYPES_UINT16&quot;;2;IF([.F196]=&quot;TYPES_INT32&quot;;4;IF([.F196]=&quot;TYPES_UINT32&quot;;4;IF([.F196]=&quot;TYPES_INT64&quot;;8;IF([.F196]=&quot;TYPES_FLOAT&quot;;4;IF([.F196]=&quot;TYPES_DOUBLE&quot;;8;&quot;dunno&quot;)))))))))" office:value-type="float" office:value="4" calcext:value-type="float">
            <text:p>4</text:p>
          </table:table-cell>
          <table:table-cell table:style-name="ce39" table:formula="of:=[.H195]+8" office:value-type="float" office:value="1480" calcext:value-type="float">
            <text:p>1480</text:p>
          </table:table-cell>
          <table:table-cell table:formula="of:=DEC2HEX([.H196])" office:value-type="string" office:string-value="5C8" calcext:value-type="string">
            <text:p>5C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7]=&quot;TYPES_BOOL&quot;;&quot;1&quot;;IF([.F197]=&quot;TYPES_UINT8&quot;;1;IF([.F197]=&quot;TYPES_INT16&quot;;2;IF([.F197]=&quot;TYPES_UINT16&quot;;2;IF([.F197]=&quot;TYPES_INT32&quot;;4;IF([.F197]=&quot;TYPES_UINT32&quot;;4;IF([.F197]=&quot;TYPES_INT64&quot;;8;IF([.F197]=&quot;TYPES_FLOAT&quot;;4;IF([.F197]=&quot;TYPES_DOUBLE&quot;;8;&quot;dunno&quot;)))))))))" office:value-type="float" office:value="4" calcext:value-type="float">
            <text:p>4</text:p>
          </table:table-cell>
          <table:table-cell table:style-name="ce39" table:formula="of:=[.H196]+8" office:value-type="float" office:value="1488" calcext:value-type="float">
            <text:p>1488</text:p>
          </table:table-cell>
          <table:table-cell table:formula="of:=DEC2HEX([.H197])" office:value-type="string" office:string-value="5D0" calcext:value-type="string">
            <text:p>5D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8]=&quot;TYPES_BOOL&quot;;&quot;1&quot;;IF([.F198]=&quot;TYPES_UINT8&quot;;1;IF([.F198]=&quot;TYPES_INT16&quot;;2;IF([.F198]=&quot;TYPES_UINT16&quot;;2;IF([.F198]=&quot;TYPES_INT32&quot;;4;IF([.F198]=&quot;TYPES_UINT32&quot;;4;IF([.F198]=&quot;TYPES_INT64&quot;;8;IF([.F198]=&quot;TYPES_FLOAT&quot;;4;IF([.F198]=&quot;TYPES_DOUBLE&quot;;8;&quot;dunno&quot;)))))))))" office:value-type="float" office:value="4" calcext:value-type="float">
            <text:p>4</text:p>
          </table:table-cell>
          <table:table-cell table:style-name="ce39" table:formula="of:=[.H197]+8" office:value-type="float" office:value="1496" calcext:value-type="float">
            <text:p>1496</text:p>
          </table:table-cell>
          <table:table-cell table:formula="of:=DEC2HEX([.H198])" office:value-type="string" office:string-value="5D8" calcext:value-type="string">
            <text:p>5D8</text:p>
          </table:table-cell>
          <table:table-cell office:value-type="string" calcext:value-type="string">
            <text:p>?? (probably used for ^ 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199]=&quot;TYPES_BOOL&quot;;&quot;1&quot;;IF([.F199]=&quot;TYPES_UINT8&quot;;1;IF([.F199]=&quot;TYPES_INT16&quot;;2;IF([.F199]=&quot;TYPES_UINT16&quot;;2;IF([.F199]=&quot;TYPES_INT32&quot;;4;IF([.F199]=&quot;TYPES_UINT32&quot;;4;IF([.F199]=&quot;TYPES_INT64&quot;;8;IF([.F199]=&quot;TYPES_FLOAT&quot;;4;IF([.F199]=&quot;TYPES_DOUBLE&quot;;8;&quot;dunno&quot;)))))))))" office:value-type="float" office:value="4" calcext:value-type="float">
            <text:p>4</text:p>
          </table:table-cell>
          <table:table-cell table:style-name="ce39" table:formula="of:=[.H198]+8" office:value-type="float" office:value="1504" calcext:value-type="float">
            <text:p>1504</text:p>
          </table:table-cell>
          <table:table-cell table:formula="of:=DEC2HEX([.H199])" office:value-type="string" office:string-value="5E0" calcext:value-type="string">
            <text:p>5E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NED_REF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0]=&quot;TYPES_BOOL&quot;;&quot;1&quot;;IF([.F200]=&quot;TYPES_UINT8&quot;;1;IF([.F200]=&quot;TYPES_INT16&quot;;2;IF([.F200]=&quot;TYPES_UINT16&quot;;2;IF([.F200]=&quot;TYPES_INT32&quot;;4;IF([.F200]=&quot;TYPES_UINT32&quot;;4;IF([.F200]=&quot;TYPES_INT64&quot;;8;IF([.F200]=&quot;TYPES_FLOAT&quot;;4;IF([.F200]=&quot;TYPES_DOUBLE&quot;;8;&quot;dunno&quot;)))))))))" office:value-type="float" office:value="4" calcext:value-type="float">
            <text:p>4</text:p>
          </table:table-cell>
          <table:table-cell table:style-name="ce39" table:formula="of:=[.H199]+8" office:value-type="float" office:value="1512" calcext:value-type="float">
            <text:p>1512</text:p>
          </table:table-cell>
          <table:table-cell table:formula="of:=DEC2HEX([.H200])" office:value-type="string" office:string-value="5E8" calcext:value-type="string">
            <text:p>5E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x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1]=&quot;TYPES_BOOL&quot;;&quot;1&quot;;IF([.F201]=&quot;TYPES_UINT8&quot;;1;IF([.F201]=&quot;TYPES_INT16&quot;;2;IF([.F201]=&quot;TYPES_UINT16&quot;;2;IF([.F201]=&quot;TYPES_INT32&quot;;4;IF([.F201]=&quot;TYPES_UINT32&quot;;4;IF([.F201]=&quot;TYPES_INT64&quot;;8;IF([.F201]=&quot;TYPES_FLOAT&quot;;4;IF([.F201]=&quot;TYPES_DOUBLE&quot;;8;&quot;dunno&quot;)))))))))" office:value-type="float" office:value="4" calcext:value-type="float">
            <text:p>4</text:p>
          </table:table-cell>
          <table:table-cell table:style-name="ce39" table:formula="of:=[.H200]+8" office:value-type="float" office:value="1520" calcext:value-type="float">
            <text:p>1520</text:p>
          </table:table-cell>
          <table:table-cell table:formula="of:=DEC2HEX([.H201])" office:value-type="string" office:string-value="5F0" calcext:value-type="string">
            <text:p>5F0</text:p>
          </table:table-cell>
          <table:table-cell office:value-type="string" calcext:value-type="string">
            <text:p>SPEED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y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2]=&quot;TYPES_BOOL&quot;;&quot;1&quot;;IF([.F202]=&quot;TYPES_UINT8&quot;;1;IF([.F202]=&quot;TYPES_INT16&quot;;2;IF([.F202]=&quot;TYPES_UINT16&quot;;2;IF([.F202]=&quot;TYPES_INT32&quot;;4;IF([.F202]=&quot;TYPES_UINT32&quot;;4;IF([.F202]=&quot;TYPES_INT64&quot;;8;IF([.F202]=&quot;TYPES_FLOAT&quot;;4;IF([.F202]=&quot;TYPES_DOUBLE&quot;;8;&quot;dunno&quot;)))))))))" office:value-type="float" office:value="4" calcext:value-type="float">
            <text:p>4</text:p>
          </table:table-cell>
          <table:table-cell table:style-name="ce39" table:formula="of:=[.H201]+8" office:value-type="float" office:value="1528" calcext:value-type="float">
            <text:p>1528</text:p>
          </table:table-cell>
          <table:table-cell table:formula="of:=DEC2HEX([.H202])" office:value-type="string" office:string-value="5F8" calcext:value-type="string">
            <text:p>5F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body_z_m_s</text:p>
          </table:table-cell>
          <table:table-cell table:style-name="ce12" office:value-type="string" calcext:value-type="string">
            <text:p>X</text:p>
          </table:table-cell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3]=&quot;TYPES_BOOL&quot;;&quot;1&quot;;IF([.F203]=&quot;TYPES_UINT8&quot;;1;IF([.F203]=&quot;TYPES_INT16&quot;;2;IF([.F203]=&quot;TYPES_UINT16&quot;;2;IF([.F203]=&quot;TYPES_INT32&quot;;4;IF([.F203]=&quot;TYPES_UINT32&quot;;4;IF([.F203]=&quot;TYPES_INT64&quot;;8;IF([.F203]=&quot;TYPES_FLOAT&quot;;4;IF([.F203]=&quot;TYPES_DOUBLE&quot;;8;&quot;dunno&quot;)))))))))" office:value-type="float" office:value="4" calcext:value-type="float">
            <text:p>4</text:p>
          </table:table-cell>
          <table:table-cell table:style-name="ce39" table:formula="of:=[.H202]+8" office:value-type="float" office:value="1536" calcext:value-type="float">
            <text:p>1536</text:p>
          </table:table-cell>
          <table:table-cell table:formula="of:=DEC2HEX([.H203])" office:value-type="string" office:string-value="600" calcext:value-type="string">
            <text:p>6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x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4]=&quot;TYPES_BOOL&quot;;&quot;1&quot;;IF([.F204]=&quot;TYPES_UINT8&quot;;1;IF([.F204]=&quot;TYPES_INT16&quot;;2;IF([.F204]=&quot;TYPES_UINT16&quot;;2;IF([.F204]=&quot;TYPES_INT32&quot;;4;IF([.F204]=&quot;TYPES_UINT32&quot;;4;IF([.F204]=&quot;TYPES_INT64&quot;;8;IF([.F204]=&quot;TYPES_FLOAT&quot;;4;IF([.F204]=&quot;TYPES_DOUBLE&quot;;8;&quot;dunno&quot;)))))))))" office:value-type="float" office:value="4" calcext:value-type="float">
            <text:p>4</text:p>
          </table:table-cell>
          <table:table-cell table:style-name="ce39" table:formula="of:=[.H203]+8" office:value-type="float" office:value="1544" calcext:value-type="float">
            <text:p>1544</text:p>
          </table:table-cell>
          <table:table-cell table:formula="of:=DEC2HEX([.H204])" office:value-type="string" office:string-value="608" calcext:value-type="string">
            <text:p>608</text:p>
          </table:table-cell>
          <table:table-cell office:value-type="string" calcext:value-type="string">
            <text:p>maybe speed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y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5]=&quot;TYPES_BOOL&quot;;&quot;1&quot;;IF([.F205]=&quot;TYPES_UINT8&quot;;1;IF([.F205]=&quot;TYPES_INT16&quot;;2;IF([.F205]=&quot;TYPES_UINT16&quot;;2;IF([.F205]=&quot;TYPES_INT32&quot;;4;IF([.F205]=&quot;TYPES_UINT32&quot;;4;IF([.F205]=&quot;TYPES_INT64&quot;;8;IF([.F205]=&quot;TYPES_FLOAT&quot;;4;IF([.F205]=&quot;TYPES_DOUBLE&quot;;8;&quot;dunno&quot;)))))))))" office:value-type="float" office:value="4" calcext:value-type="float">
            <text:p>4</text:p>
          </table:table-cell>
          <table:table-cell table:style-name="ce39" table:formula="of:=[.H204]+8" office:value-type="float" office:value="1552" calcext:value-type="float">
            <text:p>1552</text:p>
          </table:table-cell>
          <table:table-cell table:formula="of:=DEC2HEX([.H205])" office:value-type="string" office:string-value="610" calcext:value-type="string">
            <text:p>61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horiz_z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6]=&quot;TYPES_BOOL&quot;;&quot;1&quot;;IF([.F206]=&quot;TYPES_UINT8&quot;;1;IF([.F206]=&quot;TYPES_INT16&quot;;2;IF([.F206]=&quot;TYPES_UINT16&quot;;2;IF([.F206]=&quot;TYPES_INT32&quot;;4;IF([.F206]=&quot;TYPES_UINT32&quot;;4;IF([.F206]=&quot;TYPES_INT64&quot;;8;IF([.F206]=&quot;TYPES_FLOAT&quot;;4;IF([.F206]=&quot;TYPES_DOUBLE&quot;;8;&quot;dunno&quot;)))))))))" office:value-type="float" office:value="4" calcext:value-type="float">
            <text:p>4</text:p>
          </table:table-cell>
          <table:table-cell table:style-name="ce39" table:formula="of:=[.H205]+8" office:value-type="float" office:value="1560" calcext:value-type="float">
            <text:p>1560</text:p>
          </table:table-cell>
          <table:table-cell table:formula="of:=DEC2HEX([.H206])" office:value-type="string" office:string-value="618" calcext:value-type="string">
            <text:p>61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peed_z_INPUT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7]=&quot;TYPES_BOOL&quot;;&quot;1&quot;;IF([.F207]=&quot;TYPES_UINT8&quot;;1;IF([.F207]=&quot;TYPES_INT16&quot;;2;IF([.F207]=&quot;TYPES_UINT16&quot;;2;IF([.F207]=&quot;TYPES_INT32&quot;;4;IF([.F207]=&quot;TYPES_UINT32&quot;;4;IF([.F207]=&quot;TYPES_INT64&quot;;8;IF([.F207]=&quot;TYPES_FLOAT&quot;;4;IF([.F207]=&quot;TYPES_DOUBLE&quot;;8;&quot;dunno&quot;)))))))))" office:value-type="float" office:value="4" calcext:value-type="float">
            <text:p>4</text:p>
          </table:table-cell>
          <table:table-cell table:style-name="ce39" table:formula="of:=[.H206]+8" office:value-type="float" office:value="1568" calcext:value-type="float">
            <text:p>1568</text:p>
          </table:table-cell>
          <table:table-cell table:formula="of:=DEC2HEX([.H207])" office:value-type="string" office:string-value="620" calcext:value-type="string">
            <text:p>6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peed_z_REF_m_s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8]=&quot;TYPES_BOOL&quot;;&quot;1&quot;;IF([.F208]=&quot;TYPES_UINT8&quot;;1;IF([.F208]=&quot;TYPES_INT16&quot;;2;IF([.F208]=&quot;TYPES_UINT16&quot;;2;IF([.F208]=&quot;TYPES_INT32&quot;;4;IF([.F208]=&quot;TYPES_UINT32&quot;;4;IF([.F208]=&quot;TYPES_INT64&quot;;8;IF([.F208]=&quot;TYPES_FLOAT&quot;;4;IF([.F208]=&quot;TYPES_DOUBLE&quot;;8;&quot;dunno&quot;)))))))))" office:value-type="float" office:value="4" calcext:value-type="float">
            <text:p>4</text:p>
          </table:table-cell>
          <table:table-cell table:style-name="ce39" table:formula="of:=[.H207]+8" office:value-type="float" office:value="1576" calcext:value-type="float">
            <text:p>1576</text:p>
          </table:table-cell>
          <table:table-cell table:formula="of:=DEC2HEX([.H208])" office:value-type="string" office:string-value="628" calcext:value-type="string">
            <text:p>6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ES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09]=&quot;TYPES_BOOL&quot;;&quot;1&quot;;IF([.F209]=&quot;TYPES_UINT8&quot;;1;IF([.F209]=&quot;TYPES_INT16&quot;;2;IF([.F209]=&quot;TYPES_UINT16&quot;;2;IF([.F209]=&quot;TYPES_INT32&quot;;4;IF([.F209]=&quot;TYPES_UINT32&quot;;4;IF([.F209]=&quot;TYPES_INT64&quot;;8;IF([.F209]=&quot;TYPES_FLOAT&quot;;4;IF([.F209]=&quot;TYPES_DOUBLE&quot;;8;&quot;dunno&quot;)))))))))" office:value-type="float" office:value="4" calcext:value-type="float">
            <text:p>4</text:p>
          </table:table-cell>
          <table:table-cell table:style-name="ce39" table:formula="of:=[.H208]+8" office:value-type="float" office:value="1584" calcext:value-type="float">
            <text:p>1584</text:p>
          </table:table-cell>
          <table:table-cell table:formula="of:=DEC2HEX([.H209])" office:value-type="string" office:string-value="630" calcext:value-type="string">
            <text:p>6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INPUT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0]=&quot;TYPES_BOOL&quot;;&quot;1&quot;;IF([.F210]=&quot;TYPES_UINT8&quot;;1;IF([.F210]=&quot;TYPES_INT16&quot;;2;IF([.F210]=&quot;TYPES_UINT16&quot;;2;IF([.F210]=&quot;TYPES_INT32&quot;;4;IF([.F210]=&quot;TYPES_UINT32&quot;;4;IF([.F210]=&quot;TYPES_INT64&quot;;8;IF([.F210]=&quot;TYPES_FLOAT&quot;;4;IF([.F210]=&quot;TYPES_DOUBLE&quot;;8;&quot;dunno&quot;)))))))))" office:value-type="float" office:value="4" calcext:value-type="float">
            <text:p>4</text:p>
          </table:table-cell>
          <table:table-cell table:style-name="ce39" table:formula="of:=[.H209]+8" office:value-type="float" office:value="1592" calcext:value-type="float">
            <text:p>1592</text:p>
          </table:table-cell>
          <table:table-cell table:formula="of:=DEC2HEX([.H210])" office:value-type="string" office:string-value="638" calcext:value-type="string">
            <text:p>6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heta_REF_rad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1]=&quot;TYPES_BOOL&quot;;&quot;1&quot;;IF([.F211]=&quot;TYPES_UINT8&quot;;1;IF([.F211]=&quot;TYPES_INT16&quot;;2;IF([.F211]=&quot;TYPES_UINT16&quot;;2;IF([.F211]=&quot;TYPES_INT32&quot;;4;IF([.F211]=&quot;TYPES_UINT32&quot;;4;IF([.F211]=&quot;TYPES_INT64&quot;;8;IF([.F211]=&quot;TYPES_FLOAT&quot;;4;IF([.F211]=&quot;TYPES_DOUBLE&quot;;8;&quot;dunno&quot;)))))))))" office:value-type="float" office:value="4" calcext:value-type="float">
            <text:p>4</text:p>
          </table:table-cell>
          <table:table-cell table:style-name="ce39" table:formula="of:=[.H210]+8" office:value-type="float" office:value="1600" calcext:value-type="float">
            <text:p>1600</text:p>
          </table:table-cell>
          <table:table-cell table:formula="of:=DEC2HEX([.H211])" office:value-type="string" office:string-value="640" calcext:value-type="string">
            <text:p>6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time_u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64</text:p>
          </table:table-cell>
          <table:table-cell table:style-name="ce36" table:formula="of:=IF([.F212]=&quot;TYPES_BOOL&quot;;&quot;1&quot;;IF([.F212]=&quot;TYPES_UINT8&quot;;1;IF([.F212]=&quot;TYPES_INT16&quot;;2;IF([.F212]=&quot;TYPES_UINT16&quot;;2;IF([.F212]=&quot;TYPES_INT32&quot;;4;IF([.F212]=&quot;TYPES_UINT32&quot;;4;IF([.F212]=&quot;TYPES_INT64&quot;;8;IF([.F212]=&quot;TYPES_FLOAT&quot;;4;IF([.F212]=&quot;TYPES_DOUBLE&quot;;8;&quot;dunno&quot;)))))))))" office:value-type="float" office:value="8" calcext:value-type="float">
            <text:p>8</text:p>
          </table:table-cell>
          <table:table-cell table:style-name="ce39" table:formula="of:=[.H211]+8" office:value-type="float" office:value="1608" calcext:value-type="float">
            <text:p>1608</text:p>
          </table:table-cell>
          <table:table-cell table:formula="of:=DEC2HEX([.H212])" office:value-type="string" office:string-value="648" calcext:value-type="string">
            <text:p>648</text:p>
          </table:table-cell>
          <table:table-cell office:value-type="string" calcext:value-type="string">
            <text:p>Timestamp seems to be wrong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GPS_phone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3]=&quot;TYPES_BOOL&quot;;&quot;1&quot;;IF([.F213]=&quot;TYPES_UINT8&quot;;1;IF([.F213]=&quot;TYPES_INT16&quot;;2;IF([.F213]=&quot;TYPES_UINT16&quot;;2;IF([.F213]=&quot;TYPES_INT32&quot;;4;IF([.F213]=&quot;TYPES_UINT32&quot;;4;IF([.F213]=&quot;TYPES_INT64&quot;;8;IF([.F213]=&quot;TYPES_FLOAT&quot;;4;IF([.F213]=&quot;TYPES_DOUBLE&quot;;8;&quot;dunno&quot;)))))))))" office:value-type="float" office:value="4" calcext:value-type="float">
            <text:p>4</text:p>
          </table:table-cell>
          <table:table-cell table:style-name="ce39" table:formula="of:=[.H212]+8" office:value-type="float" office:value="1616" calcext:value-type="float">
            <text:p>1616</text:p>
          </table:table-cell>
          <table:table-cell table:formula="of:=DEC2HEX([.H213])" office:value-type="string" office:string-value="650" calcext:value-type="string">
            <text:p>65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GPS_timestamp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4]=&quot;TYPES_BOOL&quot;;&quot;1&quot;;IF([.F214]=&quot;TYPES_UINT8&quot;;1;IF([.F214]=&quot;TYPES_INT16&quot;;2;IF([.F214]=&quot;TYPES_UINT16&quot;;2;IF([.F214]=&quot;TYPES_INT32&quot;;4;IF([.F214]=&quot;TYPES_UINT32&quot;;4;IF([.F214]=&quot;TYPES_INT64&quot;;8;IF([.F214]=&quot;TYPES_FLOAT&quot;;4;IF([.F214]=&quot;TYPES_DOUBLE&quot;;8;&quot;dunno&quot;)))))))))" office:value-type="float" office:value="4" calcext:value-type="float">
            <text:p>4</text:p>
          </table:table-cell>
          <table:table-cell table:style-name="ce39" table:formula="of:=[.H213]+8" office:value-type="float" office:value="1624" calcext:value-type="float">
            <text:p>1624</text:p>
          </table:table-cell>
          <table:table-cell table:formula="of:=DEC2HEX([.H214])" office:value-type="string" office:string-value="658" calcext:value-type="string">
            <text:p>6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5]=&quot;TYPES_BOOL&quot;;&quot;1&quot;;IF([.F215]=&quot;TYPES_UINT8&quot;;1;IF([.F215]=&quot;TYPES_INT16&quot;;2;IF([.F215]=&quot;TYPES_UINT16&quot;;2;IF([.F215]=&quot;TYPES_INT32&quot;;4;IF([.F215]=&quot;TYPES_UINT32&quot;;4;IF([.F215]=&quot;TYPES_INT64&quot;;8;IF([.F215]=&quot;TYPES_FLOAT&quot;;4;IF([.F215]=&quot;TYPES_DOUBLE&quot;;8;&quot;dunno&quot;)))))))))" office:value-type="float" office:value="4" calcext:value-type="float">
            <text:p>4</text:p>
          </table:table-cell>
          <table:table-cell table:style-name="ce39" table:formula="of:=[.H214]+8" office:value-type="float" office:value="1632" calcext:value-type="float">
            <text:p>1632</text:p>
          </table:table-cell>
          <table:table-cell table:formula="of:=DEC2HEX([.H215])" office:value-type="string" office:string-value="660" calcext:value-type="string">
            <text:p>6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6]=&quot;TYPES_BOOL&quot;;&quot;1&quot;;IF([.F216]=&quot;TYPES_UINT8&quot;;1;IF([.F216]=&quot;TYPES_INT16&quot;;2;IF([.F216]=&quot;TYPES_UINT16&quot;;2;IF([.F216]=&quot;TYPES_INT32&quot;;4;IF([.F216]=&quot;TYPES_UINT32&quot;;4;IF([.F216]=&quot;TYPES_INT64&quot;;8;IF([.F216]=&quot;TYPES_FLOAT&quot;;4;IF([.F216]=&quot;TYPES_DOUBLE&quot;;8;&quot;dunno&quot;)))))))))" office:value-type="float" office:value="4" calcext:value-type="float">
            <text:p>4</text:p>
          </table:table-cell>
          <table:table-cell table:style-name="ce39" table:formula="of:=[.H215]+8" office:value-type="float" office:value="1640" calcext:value-type="float">
            <text:p>1640</text:p>
          </table:table-cell>
          <table:table-cell table:formula="of:=DEC2HEX([.H216])" office:value-type="string" office:string-value="668" calcext:value-type="string">
            <text:p>66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accuracy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7]=&quot;TYPES_BOOL&quot;;&quot;1&quot;;IF([.F217]=&quot;TYPES_UINT8&quot;;1;IF([.F217]=&quot;TYPES_INT16&quot;;2;IF([.F217]=&quot;TYPES_UINT16&quot;;2;IF([.F217]=&quot;TYPES_INT32&quot;;4;IF([.F217]=&quot;TYPES_UINT32&quot;;4;IF([.F217]=&quot;TYPES_INT64&quot;;8;IF([.F217]=&quot;TYPES_FLOAT&quot;;4;IF([.F217]=&quot;TYPES_DOUBLE&quot;;8;&quot;dunno&quot;)))))))))" office:value-type="float" office:value="4" calcext:value-type="float">
            <text:p>4</text:p>
          </table:table-cell>
          <table:table-cell table:style-name="ce39" table:formula="of:=[.H216]+8" office:value-type="float" office:value="1648" calcext:value-type="float">
            <text:p>1648</text:p>
          </table:table-cell>
          <table:table-cell table:formula="of:=DEC2HEX([.H217])" office:value-type="string" office:string-value="670" calcext:value-type="string">
            <text:p>67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altitude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18]=&quot;TYPES_BOOL&quot;;&quot;1&quot;;IF([.F218]=&quot;TYPES_UINT8&quot;;1;IF([.F218]=&quot;TYPES_INT16&quot;;2;IF([.F218]=&quot;TYPES_UINT16&quot;;2;IF([.F218]=&quot;TYPES_INT32&quot;;4;IF([.F218]=&quot;TYPES_UINT32&quot;;4;IF([.F218]=&quot;TYPES_INT64&quot;;8;IF([.F218]=&quot;TYPES_FLOAT&quot;;4;IF([.F218]=&quot;TYPES_DOUBLE&quot;;8;&quot;dunno&quot;)))))))))" office:value-type="float" office:value="4" calcext:value-type="float">
            <text:p>4</text:p>
          </table:table-cell>
          <table:table-cell table:style-name="ce39" table:formula="of:=[.H217]+8" office:value-type="float" office:value="1656" calcext:value-type="float">
            <text:p>1656</text:p>
          </table:table-cell>
          <table:table-cell table:formula="of:=DEC2HEX([.H218])" office:value-type="string" office:string-value="678" calcext:value-type="string">
            <text:p>67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hone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19]=&quot;TYPES_BOOL&quot;;&quot;1&quot;;IF([.F219]=&quot;TYPES_UINT8&quot;;1;IF([.F219]=&quot;TYPES_INT16&quot;;2;IF([.F219]=&quot;TYPES_UINT16&quot;;2;IF([.F219]=&quot;TYPES_INT32&quot;;4;IF([.F219]=&quot;TYPES_UINT32&quot;;4;IF([.F219]=&quot;TYPES_INT64&quot;;8;IF([.F219]=&quot;TYPES_FLOAT&quot;;4;IF([.F219]=&quot;TYPES_DOUBLE&quot;;8;&quot;dunno&quot;)))))))))" office:value-type="float" office:value="4" calcext:value-type="float">
            <text:p>4</text:p>
          </table:table-cell>
          <table:table-cell table:style-name="ce39" table:formula="of:=[.H218]+8" office:value-type="float" office:value="1664" calcext:value-type="float">
            <text:p>1664</text:p>
          </table:table-cell>
          <table:table-cell table:formula="of:=DEC2HEX([.H219])" office:value-type="string" office:string-value="680" calcext:value-type="string">
            <text:p>68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0]=&quot;TYPES_BOOL&quot;;&quot;1&quot;;IF([.F220]=&quot;TYPES_UINT8&quot;;1;IF([.F220]=&quot;TYPES_INT16&quot;;2;IF([.F220]=&quot;TYPES_UINT16&quot;;2;IF([.F220]=&quot;TYPES_INT32&quot;;4;IF([.F220]=&quot;TYPES_UINT32&quot;;4;IF([.F220]=&quot;TYPES_INT64&quot;;8;IF([.F220]=&quot;TYPES_FLOAT&quot;;4;IF([.F220]=&quot;TYPES_DOUBLE&quot;;8;&quot;dunno&quot;)))))))))" office:value-type="float" office:value="4" calcext:value-type="float">
            <text:p>4</text:p>
          </table:table-cell>
          <table:table-cell table:style-name="ce39" table:formula="of:=[.H219]+8" office:value-type="float" office:value="1672" calcext:value-type="float">
            <text:p>1672</text:p>
          </table:table-cell>
          <table:table-cell table:formula="of:=DEC2HEX([.H220])" office:value-type="string" office:string-value="688" calcext:value-type="string">
            <text:p>68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pressure_filt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1]=&quot;TYPES_BOOL&quot;;&quot;1&quot;;IF([.F221]=&quot;TYPES_UINT8&quot;;1;IF([.F221]=&quot;TYPES_INT16&quot;;2;IF([.F221]=&quot;TYPES_UINT16&quot;;2;IF([.F221]=&quot;TYPES_INT32&quot;;4;IF([.F221]=&quot;TYPES_UINT32&quot;;4;IF([.F221]=&quot;TYPES_INT64&quot;;8;IF([.F221]=&quot;TYPES_FLOAT&quot;;4;IF([.F221]=&quot;TYPES_DOUBLE&quot;;8;&quot;dunno&quot;)))))))))" office:value-type="float" office:value="4" calcext:value-type="float">
            <text:p>4</text:p>
          </table:table-cell>
          <table:table-cell table:style-name="ce39" table:formula="of:=[.H220]+8" office:value-type="float" office:value="1680" calcext:value-type="float">
            <text:p>1680</text:p>
          </table:table-cell>
          <table:table-cell table:formula="of:=DEC2HEX([.H221])" office:value-type="string" office:string-value="690" calcext:value-type="string">
            <text:p>69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baro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2]=&quot;TYPES_BOOL&quot;;&quot;1&quot;;IF([.F222]=&quot;TYPES_UINT8&quot;;1;IF([.F222]=&quot;TYPES_INT16&quot;;2;IF([.F222]=&quot;TYPES_UINT16&quot;;2;IF([.F222]=&quot;TYPES_INT32&quot;;4;IF([.F222]=&quot;TYPES_UINT32&quot;;4;IF([.F222]=&quot;TYPES_INT64&quot;;8;IF([.F222]=&quot;TYPES_FLOAT&quot;;4;IF([.F222]=&quot;TYPES_DOUBLE&quot;;8;&quot;dunno&quot;)))))))))" office:value-type="float" office:value="4" calcext:value-type="float">
            <text:p>4</text:p>
          </table:table-cell>
          <table:table-cell table:style-name="ce39" table:formula="of:=[.H221]+8" office:value-type="float" office:value="1688" calcext:value-type="float">
            <text:p>1688</text:p>
          </table:table-cell>
          <table:table-cell table:formula="of:=DEC2HEX([.H222])" office:value-type="string" office:string-value="698" calcext:value-type="string">
            <text:p>69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estimation_stat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INT32</text:p>
          </table:table-cell>
          <table:table-cell table:style-name="ce36" table:formula="of:=IF([.F223]=&quot;TYPES_BOOL&quot;;&quot;1&quot;;IF([.F223]=&quot;TYPES_UINT8&quot;;1;IF([.F223]=&quot;TYPES_INT16&quot;;2;IF([.F223]=&quot;TYPES_UINT16&quot;;2;IF([.F223]=&quot;TYPES_INT32&quot;;4;IF([.F223]=&quot;TYPES_UINT32&quot;;4;IF([.F223]=&quot;TYPES_INT64&quot;;8;IF([.F223]=&quot;TYPES_FLOAT&quot;;4;IF([.F223]=&quot;TYPES_DOUBLE&quot;;8;&quot;dunno&quot;)))))))))" office:value-type="float" office:value="4" calcext:value-type="float">
            <text:p>4</text:p>
          </table:table-cell>
          <table:table-cell table:style-name="ce39" table:formula="of:=[.H222]+8" office:value-type="float" office:value="1696" calcext:value-type="float">
            <text:p>1696</text:p>
          </table:table-cell>
          <table:table-cell table:formula="of:=DEC2HEX([.H223])" office:value-type="string" office:string-value="6A0" calcext:value-type="string">
            <text:p>6A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flat_ground_timestamp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4]=&quot;TYPES_BOOL&quot;;&quot;1&quot;;IF([.F224]=&quot;TYPES_UINT8&quot;;1;IF([.F224]=&quot;TYPES_INT16&quot;;2;IF([.F224]=&quot;TYPES_UINT16&quot;;2;IF([.F224]=&quot;TYPES_INT32&quot;;4;IF([.F224]=&quot;TYPES_UINT32&quot;;4;IF([.F224]=&quot;TYPES_INT64&quot;;8;IF([.F224]=&quot;TYPES_FLOAT&quot;;4;IF([.F224]=&quot;TYPES_DOUBLE&quot;;8;&quot;dunno&quot;)))))))))" office:value-type="float" office:value="4" calcext:value-type="float">
            <text:p>4</text:p>
          </table:table-cell>
          <table:table-cell table:style-name="ce39" table:formula="of:=[.H223]+8" office:value-type="float" office:value="1704" calcext:value-type="float">
            <text:p>1704</text:p>
          </table:table-cell>
          <table:table-cell table:formula="of:=DEC2HEX([.H224])" office:value-type="string" office:string-value="6A8" calcext:value-type="string">
            <text:p>6A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5]=&quot;TYPES_BOOL&quot;;&quot;1&quot;;IF([.F225]=&quot;TYPES_UINT8&quot;;1;IF([.F225]=&quot;TYPES_INT16&quot;;2;IF([.F225]=&quot;TYPES_UINT16&quot;;2;IF([.F225]=&quot;TYPES_INT32&quot;;4;IF([.F225]=&quot;TYPES_UINT32&quot;;4;IF([.F225]=&quot;TYPES_INT64&quot;;8;IF([.F225]=&quot;TYPES_FLOAT&quot;;4;IF([.F225]=&quot;TYPES_DOUBLE&quot;;8;&quot;dunno&quot;)))))))))" office:value-type="float" office:value="4" calcext:value-type="float">
            <text:p>4</text:p>
          </table:table-cell>
          <table:table-cell table:style-name="ce39" table:formula="of:=[.H224]+8" office:value-type="float" office:value="1712" calcext:value-type="float">
            <text:p>1712</text:p>
          </table:table-cell>
          <table:table-cell table:formula="of:=DEC2HEX([.H225])" office:value-type="string" office:string-value="6B0" calcext:value-type="string">
            <text:p>6B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6]=&quot;TYPES_BOOL&quot;;&quot;1&quot;;IF([.F226]=&quot;TYPES_UINT8&quot;;1;IF([.F226]=&quot;TYPES_INT16&quot;;2;IF([.F226]=&quot;TYPES_UINT16&quot;;2;IF([.F226]=&quot;TYPES_INT32&quot;;4;IF([.F226]=&quot;TYPES_UINT32&quot;;4;IF([.F226]=&quot;TYPES_INT64&quot;;8;IF([.F226]=&quot;TYPES_FLOAT&quot;;4;IF([.F226]=&quot;TYPES_DOUBLE&quot;;8;&quot;dunno&quot;)))))))))" office:value-type="float" office:value="4" calcext:value-type="float">
            <text:p>4</text:p>
          </table:table-cell>
          <table:table-cell table:style-name="ce39" table:formula="of:=[.H225]+8" office:value-type="float" office:value="1720" calcext:value-type="float">
            <text:p>1720</text:p>
          </table:table-cell>
          <table:table-cell table:formula="of:=DEC2HEX([.H226])" office:value-type="string" office:string-value="6B8" calcext:value-type="string">
            <text:p>6B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27]=&quot;TYPES_BOOL&quot;;&quot;1&quot;;IF([.F227]=&quot;TYPES_UINT8&quot;;1;IF([.F227]=&quot;TYPES_INT16&quot;;2;IF([.F227]=&quot;TYPES_UINT16&quot;;2;IF([.F227]=&quot;TYPES_INT32&quot;;4;IF([.F227]=&quot;TYPES_UINT32&quot;;4;IF([.F227]=&quot;TYPES_INT64&quot;;8;IF([.F227]=&quot;TYPES_FLOAT&quot;;4;IF([.F227]=&quot;TYPES_DOUBLE&quot;;8;&quot;dunno&quot;)))))))))" office:value-type="float" office:value="4" calcext:value-type="float">
            <text:p>4</text:p>
          </table:table-cell>
          <table:table-cell table:style-name="ce39" table:formula="of:=[.H226]+8" office:value-type="float" office:value="1728" calcext:value-type="float">
            <text:p>1728</text:p>
          </table:table-cell>
          <table:table-cell table:formula="of:=DEC2HEX([.H227])" office:value-type="string" office:string-value="6C0" calcext:value-type="string">
            <text:p>6C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8]=&quot;TYPES_BOOL&quot;;&quot;1&quot;;IF([.F228]=&quot;TYPES_UINT8&quot;;1;IF([.F228]=&quot;TYPES_INT16&quot;;2;IF([.F228]=&quot;TYPES_UINT16&quot;;2;IF([.F228]=&quot;TYPES_INT32&quot;;4;IF([.F228]=&quot;TYPES_UINT32&quot;;4;IF([.F228]=&quot;TYPES_INT64&quot;;8;IF([.F228]=&quot;TYPES_FLOAT&quot;;4;IF([.F228]=&quot;TYPES_DOUBLE&quot;;8;&quot;dunno&quot;)))))))))" office:value-type="float" office:value="4" calcext:value-type="float">
            <text:p>4</text:p>
          </table:table-cell>
          <table:table-cell table:style-name="ce39" table:formula="of:=[.H227]+8" office:value-type="float" office:value="1736" calcext:value-type="float">
            <text:p>1736</text:p>
          </table:table-cell>
          <table:table-cell table:formula="of:=DEC2HEX([.H228])" office:value-type="string" office:string-value="6C8" calcext:value-type="string">
            <text:p>6C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29]=&quot;TYPES_BOOL&quot;;&quot;1&quot;;IF([.F229]=&quot;TYPES_UINT8&quot;;1;IF([.F229]=&quot;TYPES_INT16&quot;;2;IF([.F229]=&quot;TYPES_UINT16&quot;;2;IF([.F229]=&quot;TYPES_INT32&quot;;4;IF([.F229]=&quot;TYPES_UINT32&quot;;4;IF([.F229]=&quot;TYPES_INT64&quot;;8;IF([.F229]=&quot;TYPES_FLOAT&quot;;4;IF([.F229]=&quot;TYPES_DOUBLE&quot;;8;&quot;dunno&quot;)))))))))" office:value-type="float" office:value="4" calcext:value-type="float">
            <text:p>4</text:p>
          </table:table-cell>
          <table:table-cell table:style-name="ce39" table:formula="of:=[.H228]+8" office:value-type="float" office:value="1744" calcext:value-type="float">
            <text:p>1744</text:p>
          </table:table-cell>
          <table:table-cell table:formula="of:=DEC2HEX([.H229])" office:value-type="string" office:string-value="6D0" calcext:value-type="string">
            <text:p>6D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x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0]=&quot;TYPES_BOOL&quot;;&quot;1&quot;;IF([.F230]=&quot;TYPES_UINT8&quot;;1;IF([.F230]=&quot;TYPES_INT16&quot;;2;IF([.F230]=&quot;TYPES_UINT16&quot;;2;IF([.F230]=&quot;TYPES_INT32&quot;;4;IF([.F230]=&quot;TYPES_UINT32&quot;;4;IF([.F230]=&quot;TYPES_INT64&quot;;8;IF([.F230]=&quot;TYPES_FLOAT&quot;;4;IF([.F230]=&quot;TYPES_DOUBLE&quot;;8;&quot;dunno&quot;)))))))))" office:value-type="float" office:value="4" calcext:value-type="float">
            <text:p>4</text:p>
          </table:table-cell>
          <table:table-cell table:style-name="ce39" table:formula="of:=[.H229]+8" office:value-type="float" office:value="1752" calcext:value-type="float">
            <text:p>1752</text:p>
          </table:table-cell>
          <table:table-cell table:formula="of:=DEC2HEX([.H230])" office:value-type="string" office:string-value="6D8" calcext:value-type="string">
            <text:p>6D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1]=&quot;TYPES_BOOL&quot;;&quot;1&quot;;IF([.F231]=&quot;TYPES_UINT8&quot;;1;IF([.F231]=&quot;TYPES_INT16&quot;;2;IF([.F231]=&quot;TYPES_UINT16&quot;;2;IF([.F231]=&quot;TYPES_INT32&quot;;4;IF([.F231]=&quot;TYPES_UINT32&quot;;4;IF([.F231]=&quot;TYPES_INT64&quot;;8;IF([.F231]=&quot;TYPES_FLOAT&quot;;4;IF([.F231]=&quot;TYPES_DOUBLE&quot;;8;&quot;dunno&quot;)))))))))" office:value-type="float" office:value="4" calcext:value-type="float">
            <text:p>4</text:p>
          </table:table-cell>
          <table:table-cell table:style-name="ce39" table:formula="of:=[.H230]+8" office:value-type="float" office:value="1760" calcext:value-type="float">
            <text:p>1760</text:p>
          </table:table-cell>
          <table:table-cell table:formula="of:=DEC2HEX([.H231])" office:value-type="string" office:string-value="6E0" calcext:value-type="string">
            <text:p>6E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y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2]=&quot;TYPES_BOOL&quot;;&quot;1&quot;;IF([.F232]=&quot;TYPES_UINT8&quot;;1;IF([.F232]=&quot;TYPES_INT16&quot;;2;IF([.F232]=&quot;TYPES_UINT16&quot;;2;IF([.F232]=&quot;TYPES_INT32&quot;;4;IF([.F232]=&quot;TYPES_UINT32&quot;;4;IF([.F232]=&quot;TYPES_INT64&quot;;8;IF([.F232]=&quot;TYPES_FLOAT&quot;;4;IF([.F232]=&quot;TYPES_DOUBLE&quot;;8;&quot;dunno&quot;)))))))))" office:value-type="float" office:value="4" calcext:value-type="float">
            <text:p>4</text:p>
          </table:table-cell>
          <table:table-cell table:style-name="ce39" table:formula="of:=[.H231]+8" office:value-type="float" office:value="1768" calcext:value-type="float">
            <text:p>1768</text:p>
          </table:table-cell>
          <table:table-cell table:formula="of:=DEC2HEX([.H232])" office:value-type="string" office:string-value="6E8" calcext:value-type="string">
            <text:p>6E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3]=&quot;TYPES_BOOL&quot;;&quot;1&quot;;IF([.F233]=&quot;TYPES_UINT8&quot;;1;IF([.F233]=&quot;TYPES_INT16&quot;;2;IF([.F233]=&quot;TYPES_UINT16&quot;;2;IF([.F233]=&quot;TYPES_INT32&quot;;4;IF([.F233]=&quot;TYPES_UINT32&quot;;4;IF([.F233]=&quot;TYPES_INT64&quot;;8;IF([.F233]=&quot;TYPES_FLOAT&quot;;4;IF([.F233]=&quot;TYPES_DOUBLE&quot;;8;&quot;dunno&quot;)))))))))" office:value-type="float" office:value="4" calcext:value-type="float">
            <text:p>4</text:p>
          </table:table-cell>
          <table:table-cell table:style-name="ce39" table:formula="of:=[.H232]+8" office:value-type="float" office:value="1776" calcext:value-type="float">
            <text:p>1776</text:p>
          </table:table-cell>
          <table:table-cell table:formula="of:=DEC2HEX([.H233])" office:value-type="string" office:string-value="6F0" calcext:value-type="string">
            <text:p>6F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position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4]=&quot;TYPES_BOOL&quot;;&quot;1&quot;;IF([.F234]=&quot;TYPES_UINT8&quot;;1;IF([.F234]=&quot;TYPES_INT16&quot;;2;IF([.F234]=&quot;TYPES_UINT16&quot;;2;IF([.F234]=&quot;TYPES_INT32&quot;;4;IF([.F234]=&quot;TYPES_UINT32&quot;;4;IF([.F234]=&quot;TYPES_INT64&quot;;8;IF([.F234]=&quot;TYPES_FLOAT&quot;;4;IF([.F234]=&quot;TYPES_DOUBLE&quot;;8;&quot;dunno&quot;)))))))))" office:value-type="float" office:value="4" calcext:value-type="float">
            <text:p>4</text:p>
          </table:table-cell>
          <table:table-cell table:style-name="ce39" table:formula="of:=[.H233]+8" office:value-type="float" office:value="1784" calcext:value-type="float">
            <text:p>1784</text:p>
          </table:table-cell>
          <table:table-cell table:formula="of:=DEC2HEX([.H234])" office:value-type="string" office:string-value="6F8" calcext:value-type="string">
            <text:p>6F8</text:p>
          </table:table-cell>
          <table:table-cell office:value-type="string" calcext:value-type="string">
            <text:p>NOT WORKING (GPS?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5]=&quot;TYPES_BOOL&quot;;&quot;1&quot;;IF([.F235]=&quot;TYPES_UINT8&quot;;1;IF([.F235]=&quot;TYPES_INT16&quot;;2;IF([.F235]=&quot;TYPES_UINT16&quot;;2;IF([.F235]=&quot;TYPES_INT32&quot;;4;IF([.F235]=&quot;TYPES_UINT32&quot;;4;IF([.F235]=&quot;TYPES_INT64&quot;;8;IF([.F235]=&quot;TYPES_FLOAT&quot;;4;IF([.F235]=&quot;TYPES_DOUBLE&quot;;8;&quot;dunno&quot;)))))))))" office:value-type="float" office:value="4" calcext:value-type="float">
            <text:p>4</text:p>
          </table:table-cell>
          <table:table-cell table:style-name="ce39" table:formula="of:=[.H234]+8" office:value-type="float" office:value="1792" calcext:value-type="float">
            <text:p>1792</text:p>
          </table:table-cell>
          <table:table-cell table:formula="of:=DEC2HEX([.H235])" office:value-type="string" office:string-value="700" calcext:value-type="string">
            <text:p>70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position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36]=&quot;TYPES_BOOL&quot;;&quot;1&quot;;IF([.F236]=&quot;TYPES_UINT8&quot;;1;IF([.F236]=&quot;TYPES_INT16&quot;;2;IF([.F236]=&quot;TYPES_UINT16&quot;;2;IF([.F236]=&quot;TYPES_INT32&quot;;4;IF([.F236]=&quot;TYPES_UINT32&quot;;4;IF([.F236]=&quot;TYPES_INT64&quot;;8;IF([.F236]=&quot;TYPES_FLOAT&quot;;4;IF([.F236]=&quot;TYPES_DOUBLE&quot;;8;&quot;dunno&quot;)))))))))" office:value-type="float" office:value="4" calcext:value-type="float">
            <text:p>4</text:p>
          </table:table-cell>
          <table:table-cell table:style-name="ce39" table:formula="of:=[.H235]+8" office:value-type="float" office:value="1800" calcext:value-type="float">
            <text:p>1800</text:p>
          </table:table-cell>
          <table:table-cell table:formula="of:=DEC2HEX([.H236])" office:value-type="string" office:string-value="708" calcext:value-type="string">
            <text:p>70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GPS_x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7]=&quot;TYPES_BOOL&quot;;&quot;1&quot;;IF([.F237]=&quot;TYPES_UINT8&quot;;1;IF([.F237]=&quot;TYPES_INT16&quot;;2;IF([.F237]=&quot;TYPES_UINT16&quot;;2;IF([.F237]=&quot;TYPES_INT32&quot;;4;IF([.F237]=&quot;TYPES_UINT32&quot;;4;IF([.F237]=&quot;TYPES_INT64&quot;;8;IF([.F237]=&quot;TYPES_FLOAT&quot;;4;IF([.F237]=&quot;TYPES_DOUBLE&quot;;8;&quot;dunno&quot;)))))))))" office:value-type="float" office:value="4" calcext:value-type="float">
            <text:p>4</text:p>
          </table:table-cell>
          <table:table-cell table:style-name="ce39" table:formula="of:=[.H236]+8" office:value-type="float" office:value="1808" calcext:value-type="float">
            <text:p>1808</text:p>
          </table:table-cell>
          <table:table-cell table:formula="of:=DEC2HEX([.H237])" office:value-type="string" office:string-value="710" calcext:value-type="string">
            <text:p>7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y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8]=&quot;TYPES_BOOL&quot;;&quot;1&quot;;IF([.F238]=&quot;TYPES_UINT8&quot;;1;IF([.F238]=&quot;TYPES_INT16&quot;;2;IF([.F238]=&quot;TYPES_UINT16&quot;;2;IF([.F238]=&quot;TYPES_INT32&quot;;4;IF([.F238]=&quot;TYPES_UINT32&quot;;4;IF([.F238]=&quot;TYPES_INT64&quot;;8;IF([.F238]=&quot;TYPES_FLOAT&quot;;4;IF([.F238]=&quot;TYPES_DOUBLE&quot;;8;&quot;dunno&quot;)))))))))" office:value-type="float" office:value="4" calcext:value-type="float">
            <text:p>4</text:p>
          </table:table-cell>
          <table:table-cell table:style-name="ce39" table:formula="of:=[.H237]+8" office:value-type="float" office:value="1816" calcext:value-type="float">
            <text:p>1816</text:p>
          </table:table-cell>
          <table:table-cell table:formula="of:=DEC2HEX([.H238])" office:value-type="string" office:string-value="718" calcext:value-type="string">
            <text:p>71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GPS_z</text:p>
          </table:table-cell>
          <table:table-cell table:style-name="ce10"/>
          <table:table-cell table:style-name="ce17"/>
          <table:table-cell table:style-name="ce24"/>
          <table:table-cell table:style-name="ce30" office:value-type="string" calcext:value-type="string">
            <text:p>D</text:p>
          </table:table-cell>
          <table:table-cell table:style-name="ce36" office:value-type="string" calcext:value-type="string">
            <text:p>TYPES_FLOAT</text:p>
          </table:table-cell>
          <table:table-cell table:style-name="ce36" table:formula="of:=IF([.F239]=&quot;TYPES_BOOL&quot;;&quot;1&quot;;IF([.F239]=&quot;TYPES_UINT8&quot;;1;IF([.F239]=&quot;TYPES_INT16&quot;;2;IF([.F239]=&quot;TYPES_UINT16&quot;;2;IF([.F239]=&quot;TYPES_INT32&quot;;4;IF([.F239]=&quot;TYPES_UINT32&quot;;4;IF([.F239]=&quot;TYPES_INT64&quot;;8;IF([.F239]=&quot;TYPES_FLOAT&quot;;4;IF([.F239]=&quot;TYPES_DOUBLE&quot;;8;&quot;dunno&quot;)))))))))" office:value-type="float" office:value="4" calcext:value-type="float">
            <text:p>4</text:p>
          </table:table-cell>
          <table:table-cell table:style-name="ce39" table:formula="of:=[.H238]+8" office:value-type="float" office:value="1824" calcext:value-type="float">
            <text:p>1824</text:p>
          </table:table-cell>
          <table:table-cell table:formula="of:=DEC2HEX([.H239])" office:value-type="string" office:string-value="720" calcext:value-type="string">
            <text:p>7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0]=&quot;TYPES_BOOL&quot;;&quot;1&quot;;IF([.F240]=&quot;TYPES_UINT8&quot;;1;IF([.F240]=&quot;TYPES_INT16&quot;;2;IF([.F240]=&quot;TYPES_UINT16&quot;;2;IF([.F240]=&quot;TYPES_INT32&quot;;4;IF([.F240]=&quot;TYPES_UINT32&quot;;4;IF([.F240]=&quot;TYPES_INT64&quot;;8;IF([.F240]=&quot;TYPES_FLOAT&quot;;4;IF([.F240]=&quot;TYPES_DOUBLE&quot;;8;&quot;dunno&quot;)))))))))" office:value-type="float" office:value="4" calcext:value-type="float">
            <text:p>4</text:p>
          </table:table-cell>
          <table:table-cell table:style-name="ce39" table:formula="of:=[.H239]+8" office:value-type="float" office:value="1832" calcext:value-type="float">
            <text:p>1832</text:p>
          </table:table-cell>
          <table:table-cell table:formula="of:=DEC2HEX([.H240])" office:value-type="string" office:string-value="728" calcext:value-type="string">
            <text:p>72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1]=&quot;TYPES_BOOL&quot;;&quot;1&quot;;IF([.F241]=&quot;TYPES_UINT8&quot;;1;IF([.F241]=&quot;TYPES_INT16&quot;;2;IF([.F241]=&quot;TYPES_UINT16&quot;;2;IF([.F241]=&quot;TYPES_INT32&quot;;4;IF([.F241]=&quot;TYPES_UINT32&quot;;4;IF([.F241]=&quot;TYPES_INT64&quot;;8;IF([.F241]=&quot;TYPES_FLOAT&quot;;4;IF([.F241]=&quot;TYPES_DOUBLE&quot;;8;&quot;dunno&quot;)))))))))" office:value-type="float" office:value="4" calcext:value-type="float">
            <text:p>4</text:p>
          </table:table-cell>
          <table:table-cell table:style-name="ce39" table:formula="of:=[.H240]+8" office:value-type="float" office:value="1840" calcext:value-type="float">
            <text:p>1840</text:p>
          </table:table-cell>
          <table:table-cell table:formula="of:=DEC2HEX([.H241])" office:value-type="string" office:string-value="730" calcext:value-type="string">
            <text:p>73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cov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2]=&quot;TYPES_BOOL&quot;;&quot;1&quot;;IF([.F242]=&quot;TYPES_UINT8&quot;;1;IF([.F242]=&quot;TYPES_INT16&quot;;2;IF([.F242]=&quot;TYPES_UINT16&quot;;2;IF([.F242]=&quot;TYPES_INT32&quot;;4;IF([.F242]=&quot;TYPES_UINT32&quot;;4;IF([.F242]=&quot;TYPES_INT64&quot;;8;IF([.F242]=&quot;TYPES_FLOAT&quot;;4;IF([.F242]=&quot;TYPES_DOUBLE&quot;;8;&quot;dunno&quot;)))))))))" office:value-type="float" office:value="4" calcext:value-type="float">
            <text:p>4</text:p>
          </table:table-cell>
          <table:table-cell table:style-name="ce39" table:formula="of:=[.H241]+8" office:value-type="float" office:value="1848" calcext:value-type="float">
            <text:p>1848</text:p>
          </table:table-cell>
          <table:table-cell table:formula="of:=DEC2HEX([.H242])" office:value-type="string" office:string-value="738" calcext:value-type="string">
            <text:p>73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user_speed_NED_x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3]=&quot;TYPES_BOOL&quot;;&quot;1&quot;;IF([.F243]=&quot;TYPES_UINT8&quot;;1;IF([.F243]=&quot;TYPES_INT16&quot;;2;IF([.F243]=&quot;TYPES_UINT16&quot;;2;IF([.F243]=&quot;TYPES_INT32&quot;;4;IF([.F243]=&quot;TYPES_UINT32&quot;;4;IF([.F243]=&quot;TYPES_INT64&quot;;8;IF([.F243]=&quot;TYPES_FLOAT&quot;;4;IF([.F243]=&quot;TYPES_DOUBLE&quot;;8;&quot;dunno&quot;)))))))))" office:value-type="float" office:value="4" calcext:value-type="float">
            <text:p>4</text:p>
          </table:table-cell>
          <table:table-cell table:style-name="ce39" table:formula="of:=[.H242]+8" office:value-type="float" office:value="1856" calcext:value-type="float">
            <text:p>1856</text:p>
          </table:table-cell>
          <table:table-cell table:formula="of:=DEC2HEX([.H243])" office:value-type="string" office:string-value="740" calcext:value-type="string">
            <text:p>740</text:p>
          </table:table-cell>
          <table:table-cell office:value-type="string" calcext:value-type="string">
            <text:p>NOT WORKING (always 0)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y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4]=&quot;TYPES_BOOL&quot;;&quot;1&quot;;IF([.F244]=&quot;TYPES_UINT8&quot;;1;IF([.F244]=&quot;TYPES_INT16&quot;;2;IF([.F244]=&quot;TYPES_UINT16&quot;;2;IF([.F244]=&quot;TYPES_INT32&quot;;4;IF([.F244]=&quot;TYPES_UINT32&quot;;4;IF([.F244]=&quot;TYPES_INT64&quot;;8;IF([.F244]=&quot;TYPES_FLOAT&quot;;4;IF([.F244]=&quot;TYPES_DOUBLE&quot;;8;&quot;dunno&quot;)))))))))" office:value-type="float" office:value="4" calcext:value-type="float">
            <text:p>4</text:p>
          </table:table-cell>
          <table:table-cell table:style-name="ce39" table:formula="of:=[.H243]+8" office:value-type="float" office:value="1864" calcext:value-type="float">
            <text:p>1864</text:p>
          </table:table-cell>
          <table:table-cell table:formula="of:=DEC2HEX([.H244])" office:value-type="string" office:string-value="748" calcext:value-type="string">
            <text:p>74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user_speed_NED_z</text:p>
          </table:table-cell>
          <table:table-cell table:style-name="ce10"/>
          <table:table-cell table:style-name="ce18" office:value-type="string" calcext:value-type="string">
            <text:p>B</text:p>
          </table:table-cell>
          <table:table-cell table:style-name="ce24"/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5]=&quot;TYPES_BOOL&quot;;&quot;1&quot;;IF([.F245]=&quot;TYPES_UINT8&quot;;1;IF([.F245]=&quot;TYPES_INT16&quot;;2;IF([.F245]=&quot;TYPES_UINT16&quot;;2;IF([.F245]=&quot;TYPES_INT32&quot;;4;IF([.F245]=&quot;TYPES_UINT32&quot;;4;IF([.F245]=&quot;TYPES_INT64&quot;;8;IF([.F245]=&quot;TYPES_FLOAT&quot;;4;IF([.F245]=&quot;TYPES_DOUBLE&quot;;8;&quot;dunno&quot;)))))))))" office:value-type="float" office:value="4" calcext:value-type="float">
            <text:p>4</text:p>
          </table:table-cell>
          <table:table-cell table:style-name="ce39" table:formula="of:=[.H244]+8" office:value-type="float" office:value="1872" calcext:value-type="float">
            <text:p>1872</text:p>
          </table:table-cell>
          <table:table-cell table:formula="of:=DEC2HEX([.H245])" office:value-type="string" office:string-value="750" calcext:value-type="string">
            <text:p>75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vertical_model_Cz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6]=&quot;TYPES_BOOL&quot;;&quot;1&quot;;IF([.F246]=&quot;TYPES_UINT8&quot;;1;IF([.F246]=&quot;TYPES_INT16&quot;;2;IF([.F246]=&quot;TYPES_UINT16&quot;;2;IF([.F246]=&quot;TYPES_INT32&quot;;4;IF([.F246]=&quot;TYPES_UINT32&quot;;4;IF([.F246]=&quot;TYPES_INT64&quot;;8;IF([.F246]=&quot;TYPES_FLOAT&quot;;4;IF([.F246]=&quot;TYPES_DOUBLE&quot;;8;&quot;dunno&quot;)))))))))" office:value-type="float" office:value="4" calcext:value-type="float">
            <text:p>4</text:p>
          </table:table-cell>
          <table:table-cell table:style-name="ce39" table:formula="of:=[.H245]+8" office:value-type="float" office:value="1880" calcext:value-type="float">
            <text:p>1880</text:p>
          </table:table-cell>
          <table:table-cell table:formula="of:=DEC2HEX([.H246])" office:value-type="string" office:string-value="758" calcext:value-type="string">
            <text:p>758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ertical_model_Gamma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7]=&quot;TYPES_BOOL&quot;;&quot;1&quot;;IF([.F247]=&quot;TYPES_UINT8&quot;;1;IF([.F247]=&quot;TYPES_INT16&quot;;2;IF([.F247]=&quot;TYPES_UINT16&quot;;2;IF([.F247]=&quot;TYPES_INT32&quot;;4;IF([.F247]=&quot;TYPES_UINT32&quot;;4;IF([.F247]=&quot;TYPES_INT64&quot;;8;IF([.F247]=&quot;TYPES_FLOAT&quot;;4;IF([.F247]=&quot;TYPES_DOUBLE&quot;;8;&quot;dunno&quot;)))))))))" office:value-type="float" office:value="4" calcext:value-type="float">
            <text:p>4</text:p>
          </table:table-cell>
          <table:table-cell table:style-name="ce39" table:formula="of:=[.H246]+8" office:value-type="float" office:value="1888" calcext:value-type="float">
            <text:p>1888</text:p>
          </table:table-cell>
          <table:table-cell table:formula="of:=DEC2HEX([.H247])" office:value-type="string" office:string-value="760" calcext:value-type="string">
            <text:p>7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vision_indicator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8]=&quot;TYPES_BOOL&quot;;&quot;1&quot;;IF([.F248]=&quot;TYPES_UINT8&quot;;1;IF([.F248]=&quot;TYPES_INT16&quot;;2;IF([.F248]=&quot;TYPES_UINT16&quot;;2;IF([.F248]=&quot;TYPES_INT32&quot;;4;IF([.F248]=&quot;TYPES_UINT32&quot;;4;IF([.F248]=&quot;TYPES_INT64&quot;;8;IF([.F248]=&quot;TYPES_FLOAT&quot;;4;IF([.F248]=&quot;TYPES_DOUBLE&quot;;8;&quot;dunno&quot;)))))))))" office:value-type="float" office:value="4" calcext:value-type="float">
            <text:p>4</text:p>
          </table:table-cell>
          <table:table-cell table:style-name="ce39" table:formula="of:=[.H247]+8" office:value-type="float" office:value="1896" calcext:value-type="float">
            <text:p>1896</text:p>
          </table:table-cell>
          <table:table-cell table:formula="of:=DEC2HEX([.H248])" office:value-type="string" office:string-value="768" calcext:value-type="string">
            <text:p>768</text:p>
          </table:table-cell>
          <table:table-cell office:value-type="string" calcext:value-type="string">
            <text:p>?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49]=&quot;TYPES_BOOL&quot;;&quot;1&quot;;IF([.F249]=&quot;TYPES_UINT8&quot;;1;IF([.F249]=&quot;TYPES_INT16&quot;;2;IF([.F249]=&quot;TYPES_UINT16&quot;;2;IF([.F249]=&quot;TYPES_INT32&quot;;4;IF([.F249]=&quot;TYPES_UINT32&quot;;4;IF([.F249]=&quot;TYPES_INT64&quot;;8;IF([.F249]=&quot;TYPES_FLOAT&quot;;4;IF([.F249]=&quot;TYPES_DOUBLE&quot;;8;&quot;dunno&quot;)))))))))" office:value-type="float" office:value="4" calcext:value-type="float">
            <text:p>4</text:p>
          </table:table-cell>
          <table:table-cell table:style-name="ce39" table:formula="of:=[.H248]+8" office:value-type="float" office:value="1904" calcext:value-type="float">
            <text:p>1904</text:p>
          </table:table-cell>
          <table:table-cell table:formula="of:=DEC2HEX([.H249])" office:value-type="string" office:string-value="770" calcext:value-type="string">
            <text:p>77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0]=&quot;TYPES_BOOL&quot;;&quot;1&quot;;IF([.F250]=&quot;TYPES_UINT8&quot;;1;IF([.F250]=&quot;TYPES_INT16&quot;;2;IF([.F250]=&quot;TYPES_UINT16&quot;;2;IF([.F250]=&quot;TYPES_INT32&quot;;4;IF([.F250]=&quot;TYPES_UINT32&quot;;4;IF([.F250]=&quot;TYPES_INT64&quot;;8;IF([.F250]=&quot;TYPES_FLOAT&quot;;4;IF([.F250]=&quot;TYPES_DOUBLE&quot;;8;&quot;dunno&quot;)))))))))" office:value-type="float" office:value="4" calcext:value-type="float">
            <text:p>4</text:p>
          </table:table-cell>
          <table:table-cell table:style-name="ce39" table:formula="of:=[.H249]+8" office:value-type="float" office:value="1912" calcext:value-type="float">
            <text:p>1912</text:p>
          </table:table-cell>
          <table:table-cell table:formula="of:=DEC2HEX([.H250])" office:value-type="string" office:string-value="778" calcext:value-type="string">
            <text:p>77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x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1]=&quot;TYPES_BOOL&quot;;&quot;1&quot;;IF([.F251]=&quot;TYPES_UINT8&quot;;1;IF([.F251]=&quot;TYPES_INT16&quot;;2;IF([.F251]=&quot;TYPES_UINT16&quot;;2;IF([.F251]=&quot;TYPES_INT32&quot;;4;IF([.F251]=&quot;TYPES_UINT32&quot;;4;IF([.F251]=&quot;TYPES_INT64&quot;;8;IF([.F251]=&quot;TYPES_FLOAT&quot;;4;IF([.F251]=&quot;TYPES_DOUBLE&quot;;8;&quot;dunno&quot;)))))))))" office:value-type="float" office:value="4" calcext:value-type="float">
            <text:p>4</text:p>
          </table:table-cell>
          <table:table-cell table:style-name="ce39" table:formula="of:=[.H250]+8" office:value-type="float" office:value="1920" calcext:value-type="float">
            <text:p>1920</text:p>
          </table:table-cell>
          <table:table-cell table:formula="of:=DEC2HEX([.H251])" office:value-type="string" office:string-value="780" calcext:value-type="string">
            <text:p>780</text:p>
          </table:table-cell>
          <table:table-cell office:value-type="string" calcext:value-type="string">
            <text:p>MAYBE ?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wind_body_y_m_s</text:p>
          </table:table-cell>
          <table:table-cell table:style-name="ce10"/>
          <table:table-cell table:style-name="ce17"/>
          <table:table-cell table:style-name="ce23" office:value-type="string" calcext:value-type="string">
            <text:p>C</text:p>
          </table:table-cell>
          <table:table-cell table:style-name="ce29"/>
          <table:table-cell table:style-name="ce36" office:value-type="string" calcext:value-type="string">
            <text:p>TYPES_FLOAT</text:p>
          </table:table-cell>
          <table:table-cell table:style-name="ce36" table:formula="of:=IF([.F252]=&quot;TYPES_BOOL&quot;;&quot;1&quot;;IF([.F252]=&quot;TYPES_UINT8&quot;;1;IF([.F252]=&quot;TYPES_INT16&quot;;2;IF([.F252]=&quot;TYPES_UINT16&quot;;2;IF([.F252]=&quot;TYPES_INT32&quot;;4;IF([.F252]=&quot;TYPES_UINT32&quot;;4;IF([.F252]=&quot;TYPES_INT64&quot;;8;IF([.F252]=&quot;TYPES_FLOAT&quot;;4;IF([.F252]=&quot;TYPES_DOUBLE&quot;;8;&quot;dunno&quot;)))))))))" office:value-type="float" office:value="4" calcext:value-type="float">
            <text:p>4</text:p>
          </table:table-cell>
          <table:table-cell table:style-name="ce39" table:formula="of:=[.H251]+8" office:value-type="float" office:value="1928" calcext:value-type="float">
            <text:p>1928</text:p>
          </table:table-cell>
          <table:table-cell table:formula="of:=DEC2HEX([.H252])" office:value-type="string" office:string-value="788" calcext:value-type="string">
            <text:p>788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wind_body_z_m_s</text:p>
          </table:table-cell>
          <table:table-cell table:style-name="ce13"/>
          <table:table-cell table:style-name="ce19"/>
          <table:table-cell table:style-name="ce25" office:value-type="string" calcext:value-type="string">
            <text:p>C</text:p>
          </table:table-cell>
          <table:table-cell table:style-name="ce31"/>
          <table:table-cell table:style-name="ce37" office:value-type="string" calcext:value-type="string">
            <text:p>TYPES_FLOAT</text:p>
          </table:table-cell>
          <table:table-cell table:style-name="ce37" table:formula="of:=IF([.F253]=&quot;TYPES_BOOL&quot;;&quot;1&quot;;IF([.F253]=&quot;TYPES_UINT8&quot;;1;IF([.F253]=&quot;TYPES_INT16&quot;;2;IF([.F253]=&quot;TYPES_UINT16&quot;;2;IF([.F253]=&quot;TYPES_INT32&quot;;4;IF([.F253]=&quot;TYPES_UINT32&quot;;4;IF([.F253]=&quot;TYPES_INT64&quot;;8;IF([.F253]=&quot;TYPES_FLOAT&quot;;4;IF([.F253]=&quot;TYPES_DOUBLE&quot;;8;&quot;dunno&quot;)))))))))" office:value-type="float" office:value="4" calcext:value-type="float">
            <text:p>4</text:p>
          </table:table-cell>
          <table:table-cell table:style-name="ce40" table:formula="of:=[.H252]+8" office:value-type="float" office:value="1936" calcext:value-type="float">
            <text:p>1936</text:p>
          </table:table-cell>
          <table:table-cell table:formula="of:=DEC2HEX([.H253])" office:value-type="string" office:string-value="790" calcext:value-type="string">
            <text:p>790</text:p>
          </table:table-cell>
          <table:table-cell office:value-type="string" calcext:value-type="string">
            <text:p>//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1" table:formula="of:=[.H253]+8" office:value-type="float" office:value="1944" calcext:value-type="float">
            <text:p>1944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opre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7" table:number-columns-repeated="2" table:default-cell-style-name="ce1"/>
        <table:table-column table:style-name="co5" table:default-cell-style-name="ce1"/>
        <table:table-column table:style-name="co5" table:default-cell-style-name="ce42"/>
        <table:table-column table:style-name="co6" table:default-cell-style-name="ce42"/>
        <table:table-column table:style-name="co6" table:default-cell-style-name="ce1"/>
        <table:table-column table:style-name="co4" table:number-columns-repeated="1013" table:default-cell-style-name="ce1"/>
        <table:table-row table:style-name="ro1">
          <table:table-cell table:number-columns-repeated="1022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/>
          <table:table-cell table:style-name="ce33" office:value-type="string" calcext:value-type="string">
            <text:p>True type</text:p>
          </table:table-cell>
          <table:table-cell table:style-name="ce33"/>
          <table:table-cell table:style-name="ce33" office:value-type="string" calcext:value-type="string">
            <text:p>Address | 10 ( |16)</text:p>
          </table:table-cell>
          <table:table-cell table:style-name="ce33"/>
          <table:table-cell table:style-name="ce33" office:value-type="string" calcext:value-type="string">
            <text:p>|16</text:p>
          </table:table-cell>
          <table:table-cell table:style-name="ce33"/>
          <table:table-cell table:style-name="ce33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34" table:number-columns-repeated="4"/>
          <table:table-cell table:style-name="ce43" table:number-columns-repeated="2"/>
          <table:table-cell table:style-name="ce44" table:number-columns-repeated="1014"/>
        </table:table-row>
        <table:table-row table:style-name="ro2">
          <table:table-cell table:style-name="ce5" office:value-type="string" calcext:value-type="string">
            <text:p>BLDC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5" office:value-type="string" calcext:value-type="string">
            <text:p>INT16</text:p>
          </table:table-cell>
          <table:table-cell table:style-name="ce5" office:value-type="string" calcext:value-type="string">
            <text:p>&amp;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(</text:p>
          </table:table-cell>
          <table:table-cell table:formula="of:=DEC2HEX([.E4])" office:value-type="string" office:string-value="0" calcext:value-type="string">
            <text:p>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Carpe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]+8" office:value-type="float" office:value="8" calcext:value-type="float">
            <text:p>8</text:p>
          </table:table-cell>
          <table:table-cell table:style-name="ce38" office:value-type="string" calcext:value-type="string">
            <text:p>(</text:p>
          </table:table-cell>
          <table:table-cell table:formula="of:=DEC2HEX([.E5])" office:value-type="string" office:string-value="8" calcext:value-type="string">
            <text:p>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]+8" office:value-type="float" office:value="16" calcext:value-type="float">
            <text:p>16</text:p>
          </table:table-cell>
          <table:table-cell table:style-name="ce38" office:value-type="string" calcext:value-type="string">
            <text:p>(</text:p>
          </table:table-cell>
          <table:table-cell table:formula="of:=DEC2HEX([.E6])" office:value-type="string" office:string-value="10" calcext:value-type="string">
            <text:p>1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]+8" office:value-type="float" office:value="24" calcext:value-type="float">
            <text:p>24</text:p>
          </table:table-cell>
          <table:table-cell table:style-name="ce38" office:value-type="string" calcext:value-type="string">
            <text:p>(</text:p>
          </table:table-cell>
          <table:table-cell table:formula="of:=DEC2HEX([.E7])" office:value-type="string" office:string-value="18" calcext:value-type="string">
            <text:p>1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Vision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]+8" office:value-type="float" office:value="32" calcext:value-type="float">
            <text:p>32</text:p>
          </table:table-cell>
          <table:table-cell table:style-name="ce38" office:value-type="string" calcext:value-type="string">
            <text:p>(</text:p>
          </table:table-cell>
          <table:table-cell table:formula="of:=DEC2HEX([.E8])" office:value-type="string" office:string-value="20" calcext:value-type="string">
            <text:p>2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]+8" office:value-type="float" office:value="40" calcext:value-type="float">
            <text:p>40</text:p>
          </table:table-cell>
          <table:table-cell table:style-name="ce38" office:value-type="string" calcext:value-type="string">
            <text:p>(</text:p>
          </table:table-cell>
          <table:table-cell table:formula="of:=DEC2HEX([.E9])" office:value-type="string" office:string-value="28" calcext:value-type="string">
            <text:p>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]+8" office:value-type="float" office:value="48" calcext:value-type="float">
            <text:p>48</text:p>
          </table:table-cell>
          <table:table-cell table:style-name="ce38" office:value-type="string" calcext:value-type="string">
            <text:p>(</text:p>
          </table:table-cell>
          <table:table-cell table:formula="of:=DEC2HEX([.E10])" office:value-type="string" office:string-value="30" calcext:value-type="string">
            <text:p>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]+8" office:value-type="float" office:value="56" calcext:value-type="float">
            <text:p>56</text:p>
          </table:table-cell>
          <table:table-cell table:style-name="ce38" office:value-type="string" calcext:value-type="string">
            <text:p>(</text:p>
          </table:table-cell>
          <table:table-cell table:formula="of:=DEC2HEX([.E11])" office:value-type="string" office:string-value="38" calcext:value-type="string">
            <text:p>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]+8" office:value-type="float" office:value="64" calcext:value-type="float">
            <text:p>64</text:p>
          </table:table-cell>
          <table:table-cell table:style-name="ce38" office:value-type="string" calcext:value-type="string">
            <text:p>(</text:p>
          </table:table-cell>
          <table:table-cell table:formula="of:=DEC2HEX([.E12])" office:value-type="string" office:string-value="40" calcext:value-type="string">
            <text:p>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]+8" office:value-type="float" office:value="72" calcext:value-type="float">
            <text:p>72</text:p>
          </table:table-cell>
          <table:table-cell table:style-name="ce38" office:value-type="string" calcext:value-type="string">
            <text:p>(</text:p>
          </table:table-cell>
          <table:table-cell table:formula="of:=DEC2HEX([.E13])" office:value-type="string" office:string-value="48" calcext:value-type="string">
            <text:p>4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bias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]+8" office:value-type="float" office:value="80" calcext:value-type="float">
            <text:p>80</text:p>
          </table:table-cell>
          <table:table-cell table:style-name="ce38" office:value-type="string" calcext:value-type="string">
            <text:p>(</text:p>
          </table:table-cell>
          <table:table-cell table:formula="of:=DEC2HEX([.E14])" office:value-type="string" office:string-value="50" calcext:value-type="string">
            <text:p>5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x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]+8" office:value-type="float" office:value="88" calcext:value-type="float">
            <text:p>88</text:p>
          </table:table-cell>
          <table:table-cell table:style-name="ce38" office:value-type="string" calcext:value-type="string">
            <text:p>(</text:p>
          </table:table-cell>
          <table:table-cell table:formula="of:=DEC2HEX([.E15])" office:value-type="string" office:string-value="58" calcext:value-type="string">
            <text:p>5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y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]+8" office:value-type="float" office:value="96" calcext:value-type="float">
            <text:p>96</text:p>
          </table:table-cell>
          <table:table-cell table:style-name="ce38" office:value-type="string" calcext:value-type="string">
            <text:p>(</text:p>
          </table:table-cell>
          <table:table-cell table:formula="of:=DEC2HEX([.E16])" office:value-type="string" office:string-value="60" calcext:value-type="string">
            <text:p>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cc\_z\_EST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]+8" office:value-type="float" office:value="104" calcext:value-type="float">
            <text:p>104</text:p>
          </table:table-cell>
          <table:table-cell table:style-name="ce38" office:value-type="string" calcext:value-type="string">
            <text:p>(</text:p>
          </table:table-cell>
          <table:table-cell table:formula="of:=DEC2HEX([.E17])" office:value-type="string" office:string-value="68" calcext:value-type="string">
            <text:p>6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]+8" office:value-type="float" office:value="112" calcext:value-type="float">
            <text:p>112</text:p>
          </table:table-cell>
          <table:table-cell table:style-name="ce38" office:value-type="string" calcext:value-type="string">
            <text:p>(</text:p>
          </table:table-cell>
          <table:table-cell table:formula="of:=DEC2HEX([.E18])" office:value-type="string" office:string-value="70" calcext:value-type="string">
            <text:p>7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]+8" office:value-type="float" office:value="120" calcext:value-type="float">
            <text:p>120</text:p>
          </table:table-cell>
          <table:table-cell table:style-name="ce38" office:value-type="string" calcext:value-type="string">
            <text:p>(</text:p>
          </table:table-cell>
          <table:table-cell table:formula="of:=DEC2HEX([.E19])" office:value-type="string" office:string-value="78" calcext:value-type="string">
            <text:p>7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ir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]+8" office:value-type="float" office:value="128" calcext:value-type="float">
            <text:p>128</text:p>
          </table:table-cell>
          <table:table-cell table:style-name="ce38" office:value-type="string" calcext:value-type="string">
            <text:p>(</text:p>
          </table:table-cell>
          <table:table-cell table:formula="of:=DEC2HEX([.E20])" office:value-type="string" office:string-value="80" calcext:value-type="string">
            <text:p>8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]+8" office:value-type="float" office:value="136" calcext:value-type="float">
            <text:p>136</text:p>
          </table:table-cell>
          <table:table-cell table:style-name="ce38" office:value-type="string" calcext:value-type="string">
            <text:p>(</text:p>
          </table:table-cell>
          <table:table-cell table:formula="of:=DEC2HEX([.E21])" office:value-type="string" office:string-value="88" calcext:value-type="string">
            <text:p>8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 50, -50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]+8" office:value-type="float" office:value="144" calcext:value-type="float">
            <text:p>144</text:p>
          </table:table-cell>
          <table:table-cell table:style-name="ce38" office:value-type="string" calcext:value-type="string">
            <text:p>(</text:p>
          </table:table-cell>
          <table:table-cell table:formula="of:=DEC2HEX([.E22])" office:value-type="string" office:string-value="90" calcext:value-type="string">
            <text:p>9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angular\_acc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]+8" office:value-type="float" office:value="152" calcext:value-type="float">
            <text:p>152</text:p>
          </table:table-cell>
          <table:table-cell table:style-name="ce38" office:value-type="string" calcext:value-type="string">
            <text:p>(</text:p>
          </table:table-cell>
          <table:table-cell table:formula="of:=DEC2HEX([.E23])" office:value-type="string" office:string-value="98" calcext:value-type="string">
            <text:p>9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compensated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]+8" office:value-type="float" office:value="160" calcext:value-type="float">
            <text:p>160</text:p>
          </table:table-cell>
          <table:table-cell table:style-name="ce38" office:value-type="string" calcext:value-type="string">
            <text:p>(</text:p>
          </table:table-cell>
          <table:table-cell table:formula="of:=DEC2HEX([.E24])" office:value-type="string" office:string-value="A0" calcext:value-type="string">
            <text:p>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]+8" office:value-type="float" office:value="168" calcext:value-type="float">
            <text:p>168</text:p>
          </table:table-cell>
          <table:table-cell table:style-name="ce38" office:value-type="string" calcext:value-type="string">
            <text:p>(</text:p>
          </table:table-cell>
          <table:table-cell table:formula="of:=DEC2HEX([.E25])" office:value-type="string" office:string-value="A8" calcext:value-type="string">
            <text:p>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perc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5]+8" office:value-type="float" office:value="176" calcext:value-type="float">
            <text:p>176</text:p>
          </table:table-cell>
          <table:table-cell table:style-name="ce38" office:value-type="string" calcext:value-type="string">
            <text:p>(</text:p>
          </table:table-cell>
          <table:table-cell table:formula="of:=DEC2HEX([.E26])" office:value-type="string" office:string-value="B0" calcext:value-type="string">
            <text:p>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attery\_raw\_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6]+8" office:value-type="float" office:value="184" calcext:value-type="float">
            <text:p>184</text:p>
          </table:table-cell>
          <table:table-cell table:style-name="ce38" office:value-type="string" calcext:value-type="string">
            <text:p>(</text:p>
          </table:table-cell>
          <table:table-cell table:formula="of:=DEC2HEX([.E27])" office:value-type="string" office:string-value="B8" calcext:value-type="string">
            <text:p>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biais\_pres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7]+8" office:value-type="float" office:value="192" calcext:value-type="float">
            <text:p>192</text:p>
          </table:table-cell>
          <table:table-cell table:style-name="ce38" office:value-type="string" calcext:value-type="string">
            <text:p>(</text:p>
          </table:table-cell>
          <table:table-cell table:formula="of:=DEC2HEX([.E28])" office:value-type="string" office:string-value="C0" calcext:value-type="string">
            <text:p>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amera\_t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8]+8" office:value-type="float" office:value="200" calcext:value-type="float">
            <text:p>200</text:p>
          </table:table-cell>
          <table:table-cell table:style-name="ce38" office:value-type="string" calcext:value-type="string">
            <text:p>(</text:p>
          </table:table-cell>
          <table:table-cell table:formula="of:=DEC2HEX([.E29])" office:value-type="string" office:string-value="C8" calcext:value-type="string">
            <text:p>C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ntroller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9]+8" office:value-type="float" office:value="208" calcext:value-type="float">
            <text:p>208</text:p>
          </table:table-cell>
          <table:table-cell table:style-name="ce38" office:value-type="string" calcext:value-type="string">
            <text:p>(</text:p>
          </table:table-cell>
          <table:table-cell table:formula="of:=DEC2HEX([.E30])" office:value-type="string" office:string-value="D0" calcext:value-type="string">
            <text:p>D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A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0]+8" office:value-type="float" office:value="216" calcext:value-type="float">
            <text:p>216</text:p>
          </table:table-cell>
          <table:table-cell table:style-name="ce38" office:value-type="string" calcext:value-type="string">
            <text:p>(</text:p>
          </table:table-cell>
          <table:table-cell table:formula="of:=DEC2HEX([.E31])" office:value-type="string" office:string-value="D8" calcext:value-type="string">
            <text:p>D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1]+8" office:value-type="float" office:value="224" calcext:value-type="float">
            <text:p>224</text:p>
          </table:table-cell>
          <table:table-cell table:style-name="ce38" office:value-type="string" calcext:value-type="string">
            <text:p>(</text:p>
          </table:table-cell>
          <table:table-cell table:formula="of:=DEC2HEX([.E32])" office:value-type="string" office:string-value="E0" calcext:value-type="string">
            <text:p>E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2]+8" office:value-type="float" office:value="232" calcext:value-type="float">
            <text:p>232</text:p>
          </table:table-cell>
          <table:table-cell table:style-name="ce38" office:value-type="string" calcext:value-type="string">
            <text:p>(</text:p>
          </table:table-cell>
          <table:table-cell table:formula="of:=DEC2HEX([.E33])" office:value-type="string" office:string-value="E8" calcext:value-type="string">
            <text:p>E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3]+8" office:value-type="float" office:value="240" calcext:value-type="float">
            <text:p>240</text:p>
          </table:table-cell>
          <table:table-cell table:style-name="ce38" office:value-type="string" calcext:value-type="string">
            <text:p>(</text:p>
          </table:table-cell>
          <table:table-cell table:formula="of:=DEC2HEX([.E34])" office:value-type="string" office:string-value="F0" calcext:value-type="string">
            <text:p>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B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4]+8" office:value-type="float" office:value="248" calcext:value-type="float">
            <text:p>248</text:p>
          </table:table-cell>
          <table:table-cell table:style-name="ce38" office:value-type="string" calcext:value-type="string">
            <text:p>(</text:p>
          </table:table-cell>
          <table:table-cell table:formula="of:=DEC2HEX([.E35])" office:value-type="string" office:string-value="F8" calcext:value-type="string">
            <text:p>F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5]+8" office:value-type="float" office:value="256" calcext:value-type="float">
            <text:p>256</text:p>
          </table:table-cell>
          <table:table-cell table:style-name="ce38" office:value-type="string" calcext:value-type="string">
            <text:p>(</text:p>
          </table:table-cell>
          <table:table-cell table:formula="of:=DEC2HEX([.E36])" office:value-type="string" office:string-value="100" calcext:value-type="string">
            <text:p>10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6]+8" office:value-type="float" office:value="264" calcext:value-type="float">
            <text:p>264</text:p>
          </table:table-cell>
          <table:table-cell table:style-name="ce38" office:value-type="string" calcext:value-type="string">
            <text:p>(</text:p>
          </table:table-cell>
          <table:table-cell table:formula="of:=DEC2HEX([.E37])" office:value-type="string" office:string-value="108" calcext:value-type="string">
            <text:p>10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7]+8" office:value-type="float" office:value="272" calcext:value-type="float">
            <text:p>272</text:p>
          </table:table-cell>
          <table:table-cell table:style-name="ce38" office:value-type="string" calcext:value-type="string">
            <text:p>(</text:p>
          </table:table-cell>
          <table:table-cell table:formula="of:=DEC2HEX([.E38])" office:value-type="string" office:string-value="110" calcext:value-type="string">
            <text:p>11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H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8]+8" office:value-type="float" office:value="280" calcext:value-type="float">
            <text:p>280</text:p>
          </table:table-cell>
          <table:table-cell table:style-name="ce38" office:value-type="string" calcext:value-type="string">
            <text:p>(</text:p>
          </table:table-cell>
          <table:table-cell table:formula="of:=DEC2HEX([.E39])" office:value-type="string" office:string-value="118" calcext:value-type="string">
            <text:p>11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PSI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39]+8" office:value-type="float" office:value="288" calcext:value-type="float">
            <text:p>288</text:p>
          </table:table-cell>
          <table:table-cell table:style-name="ce38" office:value-type="string" calcext:value-type="string">
            <text:p>(</text:p>
          </table:table-cell>
          <table:table-cell table:formula="of:=DEC2HEX([.E40])" office:value-type="string" office:string-value="120" calcext:value-type="string">
            <text:p>1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THE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0]+8" office:value-type="float" office:value="296" calcext:value-type="float">
            <text:p>296</text:p>
          </table:table-cell>
          <table:table-cell table:style-name="ce38" office:value-type="string" calcext:value-type="string">
            <text:p>(</text:p>
          </table:table-cell>
          <table:table-cell table:formula="of:=DEC2HEX([.E41])" office:value-type="string" office:string-value="128" calcext:value-type="string">
            <text:p>1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U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1]+8" office:value-type="float" office:value="304" calcext:value-type="float">
            <text:p>304</text:p>
          </table:table-cell>
          <table:table-cell table:style-name="ce38" office:value-type="string" calcext:value-type="string">
            <text:p>(</text:p>
          </table:table-cell>
          <table:table-cell table:formula="of:=DEC2HEX([.E42])" office:value-type="string" office:string-value="130" calcext:value-type="string">
            <text:p>1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V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2]+8" office:value-type="float" office:value="312" calcext:value-type="float">
            <text:p>312</text:p>
          </table:table-cell>
          <table:table-cell table:style-name="ce38" office:value-type="string" calcext:value-type="string">
            <text:p>(</text:p>
          </table:table-cell>
          <table:table-cell table:formula="of:=DEC2HEX([.E43])" office:value-type="string" office:string-value="138" calcext:value-type="string">
            <text:p>1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3]+8" office:value-type="float" office:value="320" calcext:value-type="float">
            <text:p>320</text:p>
          </table:table-cell>
          <table:table-cell table:style-name="ce38" office:value-type="string" calcext:value-type="string">
            <text:p>(</text:p>
          </table:table-cell>
          <table:table-cell table:formula="of:=DEC2HEX([.E44])" office:value-type="string" office:string-value="140" calcext:value-type="string">
            <text:p>1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4]+8" office:value-type="float" office:value="328" calcext:value-type="float">
            <text:p>328</text:p>
          </table:table-cell>
          <table:table-cell table:style-name="ce38" office:value-type="string" calcext:value-type="string">
            <text:p>(</text:p>
          </table:table-cell>
          <table:table-cell table:formula="of:=DEC2HEX([.E45])" office:value-type="string" office:string-value="148" calcext:value-type="string">
            <text:p>14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W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5]+8" office:value-type="float" office:value="336" calcext:value-type="float">
            <text:p>336</text:p>
          </table:table-cell>
          <table:table-cell table:style-name="ce38" office:value-type="string" calcext:value-type="string">
            <text:p>(</text:p>
          </table:table-cell>
          <table:table-cell table:formula="of:=DEC2HEX([.E46])" office:value-type="string" office:string-value="150" calcext:value-type="string">
            <text:p>15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6]+8" office:value-type="float" office:value="344" calcext:value-type="float">
            <text:p>344</text:p>
          </table:table-cell>
          <table:table-cell table:style-name="ce38" office:value-type="string" calcext:value-type="string">
            <text:p>(</text:p>
          </table:table-cell>
          <table:table-cell table:formula="of:=DEC2HEX([.E47])" office:value-type="string" office:string-value="158" calcext:value-type="string">
            <text:p>15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cov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7]+8" office:value-type="float" office:value="352" calcext:value-type="float">
            <text:p>352</text:p>
          </table:table-cell>
          <table:table-cell table:style-name="ce38" office:value-type="string" calcext:value-type="string">
            <text:p>(</text:p>
          </table:table-cell>
          <table:table-cell table:formula="of:=DEC2HEX([.E48])" office:value-type="string" office:string-value="160" calcext:value-type="string">
            <text:p>1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ebugStateHeightVis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8]+8" office:value-type="float" office:value="360" calcext:value-type="float">
            <text:p>360</text:p>
          </table:table-cell>
          <table:table-cell table:style-name="ce38" office:value-type="string" calcext:value-type="string">
            <text:p>(</text:p>
          </table:table-cell>
          <table:table-cell table:formula="of:=DEC2HEX([.E49])" office:value-type="string" office:string-value="168" calcext:value-type="string">
            <text:p>16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GlobalSensorFlag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49]+8" office:value-type="float" office:value="368" calcext:value-type="float">
            <text:p>368</text:p>
          </table:table-cell>
          <table:table-cell table:style-name="ce38" office:value-type="string" calcext:value-type="string">
            <text:p>(</text:p>
          </table:table-cell>
          <table:table-cell table:formula="of:=DEC2HEX([.E50])" office:value-type="string" office:string-value="170" calcext:value-type="string">
            <text:p>17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stimator\_psi\_fused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0]+8" office:value-type="float" office:value="376" calcext:value-type="float">
            <text:p>376</text:p>
          </table:table-cell>
          <table:table-cell table:style-name="ce38" office:value-type="string" calcext:value-type="string">
            <text:p>(</text:p>
          </table:table-cell>
          <table:table-cell table:formula="of:=DEC2HEX([.E51])" office:value-type="string" office:string-value="178" calcext:value-type="string">
            <text:p>17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1]+8" office:value-type="float" office:value="384" calcext:value-type="float">
            <text:p>384</text:p>
          </table:table-cell>
          <table:table-cell table:style-name="ce38" office:value-type="string" calcext:value-type="string">
            <text:p>(</text:p>
          </table:table-cell>
          <table:table-cell table:formula="of:=DEC2HEX([.E52])" office:value-type="string" office:string-value="180" calcext:value-type="string">
            <text:p>18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azimuth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2]+8" office:value-type="float" office:value="392" calcext:value-type="float">
            <text:p>392</text:p>
          </table:table-cell>
          <table:table-cell table:style-name="ce38" office:value-type="string" calcext:value-type="string">
            <text:p>(</text:p>
          </table:table-cell>
          <table:table-cell table:formula="of:=DEC2HEX([.E53])" office:value-type="string" office:string-value="188" calcext:value-type="string">
            <text:p>18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3]+8" office:value-type="float" office:value="400" calcext:value-type="float">
            <text:p>400</text:p>
          </table:table-cell>
          <table:table-cell table:style-name="ce38" office:value-type="string" calcext:value-type="string">
            <text:p>(</text:p>
          </table:table-cell>
          <table:table-cell table:formula="of:=DEC2HEX([.E54])" office:value-type="string" office:string-value="190" calcext:value-type="string">
            <text:p>19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4]+8" office:value-type="float" office:value="408" calcext:value-type="float">
            <text:p>408</text:p>
          </table:table-cell>
          <table:table-cell table:style-name="ce38" office:value-type="string" calcext:value-type="string">
            <text:p>(</text:p>
          </table:table-cell>
          <table:table-cell table:formula="of:=DEC2HEX([.E55])" office:value-type="string" office:string-value="198" calcext:value-type="string">
            <text:p>19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5]+8" office:value-type="float" office:value="416" calcext:value-type="float">
            <text:p>416</text:p>
          </table:table-cell>
          <table:table-cell table:style-name="ce38" office:value-type="string" calcext:value-type="string">
            <text:p>(</text:p>
          </table:table-cell>
          <table:table-cell table:formula="of:=DEC2HEX([.E56])" office:value-type="string" office:string-value="1A0" calcext:value-type="string">
            <text:p>1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elevation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6]+8" office:value-type="float" office:value="424" calcext:value-type="float">
            <text:p>424</text:p>
          </table:table-cell>
          <table:table-cell table:style-name="ce38" office:value-type="string" calcext:value-type="string">
            <text:p>(</text:p>
          </table:table-cell>
          <table:table-cell table:formula="of:=DEC2HEX([.E57])" office:value-type="string" office:string-value="1A8" calcext:value-type="string">
            <text:p>1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lativeCourseIsLock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7]+8" office:value-type="float" office:value="432" calcext:value-type="float">
            <text:p>432</text:p>
          </table:table-cell>
          <table:table-cell table:style-name="ce38" office:value-type="string" calcext:value-type="string">
            <text:p>(</text:p>
          </table:table-cell>
          <table:table-cell table:formula="of:=DEC2HEX([.E58])" office:value-type="string" office:string-value="1B0" calcext:value-type="string">
            <text:p>1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b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8]+8" office:value-type="float" office:value="440" calcext:value-type="float">
            <text:p>440</text:p>
          </table:table-cell>
          <table:table-cell table:style-name="ce38" office:value-type="string" calcext:value-type="string">
            <text:p>(</text:p>
          </table:table-cell>
          <table:table-cell table:formula="of:=DEC2HEX([.E59])" office:value-type="string" office:string-value="1B8" calcext:value-type="string">
            <text:p>1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revolutionNumbe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59]+8" office:value-type="float" office:value="448" calcext:value-type="float">
            <text:p>448</text:p>
          </table:table-cell>
          <table:table-cell table:style-name="ce38" office:value-type="string" calcext:value-type="string">
            <text:p>(</text:p>
          </table:table-cell>
          <table:table-cell table:formula="of:=DEC2HEX([.E60])" office:value-type="string" office:string-value="1C0" calcext:value-type="string">
            <text:p>1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0]+8" office:value-type="float" office:value="456" calcext:value-type="float">
            <text:p>456</text:p>
          </table:table-cell>
          <table:table-cell table:style-name="ce38" office:value-type="string" calcext:value-type="string">
            <text:p>(</text:p>
          </table:table-cell>
          <table:table-cell table:formula="of:=DEC2HEX([.E61])" office:value-type="string" office:string-value="1C8" calcext:value-type="string">
            <text:p>1C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speed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1]+8" office:value-type="float" office:value="464" calcext:value-type="float">
            <text:p>464</text:p>
          </table:table-cell>
          <table:table-cell table:style-name="ce38" office:value-type="string" calcext:value-type="string">
            <text:p>(</text:p>
          </table:table-cell>
          <table:table-cell table:formula="of:=DEC2HEX([.E62])" office:value-type="string" office:string-value="1D0" calcext:value-type="string">
            <text:p>1D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typ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2]+8" office:value-type="float" office:value="472" calcext:value-type="float">
            <text:p>472</text:p>
          </table:table-cell>
          <table:table-cell table:style-name="ce38" office:value-type="string" calcext:value-type="string">
            <text:p>(</text:p>
          </table:table-cell>
          <table:table-cell table:formula="of:=DEC2HEX([.E63])" office:value-type="string" office:string-value="1D8" calcext:value-type="string">
            <text:p>1D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3]+8" office:value-type="float" office:value="480" calcext:value-type="float">
            <text:p>480</text:p>
          </table:table-cell>
          <table:table-cell table:style-name="ce38" office:value-type="string" calcext:value-type="string">
            <text:p>(</text:p>
          </table:table-cell>
          <table:table-cell table:formula="of:=DEC2HEX([.E64])" office:value-type="string" office:string-value="1E0" calcext:value-type="string">
            <text:p>1E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mCfg\_verticalDistanceIsDefau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4]+8" office:value-type="float" office:value="488" calcext:value-type="float">
            <text:p>488</text:p>
          </table:table-cell>
          <table:table-cell table:style-name="ce38" office:value-type="string" calcext:value-type="string">
            <text:p>(</text:p>
          </table:table-cell>
          <table:table-cell table:formula="of:=DEC2HEX([.E65])" office:value-type="string" office:string-value="1E8" calcext:value-type="string">
            <text:p>1E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follow\_me\_criteri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5]+8" office:value-type="float" office:value="496" calcext:value-type="float">
            <text:p>496</text:p>
          </table:table-cell>
          <table:table-cell table:style-name="ce38" office:value-type="string" calcext:value-type="string">
            <text:p>(</text:p>
          </table:table-cell>
          <table:table-cell table:formula="of:=DEC2HEX([.E66])" office:value-type="string" office:string-value="1F0" calcext:value-type="string">
            <text:p>1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ataO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6]+8" office:value-type="float" office:value="504" calcext:value-type="float">
            <text:p>504</text:p>
          </table:table-cell>
          <table:table-cell table:style-name="ce38" office:value-type="string" calcext:value-type="string">
            <text:p>(</text:p>
          </table:table-cell>
          <table:table-cell table:formula="of:=DEC2HEX([.E67])" office:value-type="string" office:string-value="1F8" calcext:value-type="string">
            <text:p>1F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A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7]+8" office:value-type="float" office:value="512" calcext:value-type="float">
            <text:p>512</text:p>
          </table:table-cell>
          <table:table-cell table:style-name="ce38" office:value-type="string" calcext:value-type="string">
            <text:p>(</text:p>
          </table:table-cell>
          <table:table-cell table:formula="of:=DEC2HEX([.E68])" office:value-type="string" office:string-value="200" calcext:value-type="string">
            <text:p>20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a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8]+8" office:value-type="float" office:value="520" calcext:value-type="float">
            <text:p>520</text:p>
          </table:table-cell>
          <table:table-cell table:style-name="ce38" office:value-type="string" calcext:value-type="string">
            <text:p>(</text:p>
          </table:table-cell>
          <table:table-cell table:formula="of:=DEC2HEX([.E69])" office:value-type="string" office:string-value="208" calcext:value-type="string">
            <text:p>20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PostionErrorLong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69]+8" office:value-type="float" office:value="528" calcext:value-type="float">
            <text:p>528</text:p>
          </table:table-cell>
          <table:table-cell table:style-name="ce38" office:value-type="string" calcext:value-type="string">
            <text:p>(</text:p>
          </table:table-cell>
          <table:table-cell table:formula="of:=DEC2HEX([.E70])" office:value-type="string" office:string-value="210" calcext:value-type="string">
            <text:p>21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DeviationSpeed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0]+8" office:value-type="float" office:value="536" calcext:value-type="float">
            <text:p>536</text:p>
          </table:table-cell>
          <table:table-cell table:style-name="ce38" office:value-type="string" calcext:value-type="string">
            <text:p>(</text:p>
          </table:table-cell>
          <table:table-cell table:formula="of:=DEC2HEX([.E71])" office:value-type="string" office:string-value="218" calcext:value-type="string">
            <text:p>21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Est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1]+8" office:value-type="float" office:value="544" calcext:value-type="float">
            <text:p>544</text:p>
          </table:table-cell>
          <table:table-cell table:style-name="ce38" office:value-type="string" calcext:value-type="string">
            <text:p>(</text:p>
          </table:table-cell>
          <table:table-cell table:formula="of:=DEC2HEX([.E72])" office:value-type="string" office:string-value="220" calcext:value-type="string">
            <text:p>2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at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2]+8" office:value-type="float" office:value="552" calcext:value-type="float">
            <text:p>552</text:p>
          </table:table-cell>
          <table:table-cell table:style-name="ce38" office:value-type="string" calcext:value-type="string">
            <text:p>(</text:p>
          </table:table-cell>
          <table:table-cell table:formula="of:=DEC2HEX([.E73])" office:value-type="string" office:string-value="228" calcext:value-type="string">
            <text:p>2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LongitudeRelativ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3]+8" office:value-type="float" office:value="560" calcext:value-type="float">
            <text:p>560</text:p>
          </table:table-cell>
          <table:table-cell table:style-name="ce38" office:value-type="string" calcext:value-type="string">
            <text:p>(</text:p>
          </table:table-cell>
          <table:table-cell table:formula="of:=DEC2HEX([.E74])" office:value-type="string" office:string-value="230" calcext:value-type="string">
            <text:p>2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North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4]+8" office:value-type="float" office:value="568" calcext:value-type="float">
            <text:p>568</text:p>
          </table:table-cell>
          <table:table-cell table:style-name="ce38" office:value-type="string" calcext:value-type="string">
            <text:p>(</text:p>
          </table:table-cell>
          <table:table-cell table:formula="of:=DEC2HEX([.E75])" office:value-type="string" office:string-value="238" calcext:value-type="string">
            <text:p>2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5]+8" office:value-type="float" office:value="576" calcext:value-type="float">
            <text:p>576</text:p>
          </table:table-cell>
          <table:table-cell table:style-name="ce38" office:value-type="string" calcext:value-type="string">
            <text:p>(</text:p>
          </table:table-cell>
          <table:table-cell table:formula="of:=DEC2HEX([.E76])" office:value-type="string" office:string-value="240" calcext:value-type="string">
            <text:p>2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6]+8" office:value-type="float" office:value="584" calcext:value-type="float">
            <text:p>584</text:p>
          </table:table-cell>
          <table:table-cell table:style-name="ce38" office:value-type="string" calcext:value-type="string">
            <text:p>(</text:p>
          </table:table-cell>
          <table:table-cell table:formula="of:=DEC2HEX([.E77])" office:value-type="string" office:string-value="248" calcext:value-type="string">
            <text:p>24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Spe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7]+8" office:value-type="float" office:value="592" calcext:value-type="float">
            <text:p>592</text:p>
          </table:table-cell>
          <table:table-cell table:style-name="ce38" office:value-type="string" calcext:value-type="string">
            <text:p>(</text:p>
          </table:table-cell>
          <table:table-cell table:formula="of:=DEC2HEX([.E78])" office:value-type="string" office:string-value="250" calcext:value-type="string">
            <text:p>25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psUp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8]+8" office:value-type="float" office:value="600" calcext:value-type="float">
            <text:p>600</text:p>
          </table:table-cell>
          <table:table-cell table:style-name="ce38" office:value-type="string" calcext:value-type="string">
            <text:p>(</text:p>
          </table:table-cell>
          <table:table-cell table:formula="of:=DEC2HEX([.E79])" office:value-type="string" office:string-value="258" calcext:value-type="string">
            <text:p>25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------------------- v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79]+8" office:value-type="float" office:value="608" calcext:value-type="float">
            <text:p>608</text:p>
          </table:table-cell>
          <table:table-cell table:style-name="ce38" office:value-type="string" calcext:value-type="string">
            <text:p>(</text:p>
          </table:table-cell>
          <table:table-cell table:formula="of:=DEC2HEX([.E80])" office:value-type="string" office:string-value="260" calcext:value-type="string">
            <text:p>26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~OK BUT MAYBE NOT IMPORTANT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0]+8" office:value-type="float" office:value="616" calcext:value-type="float">
            <text:p>616</text:p>
          </table:table-cell>
          <table:table-cell table:style-name="ce38" office:value-type="string" calcext:value-type="string">
            <text:p>(</text:p>
          </table:table-cell>
          <table:table-cell table:formula="of:=DEC2HEX([.E81])" office:value-type="string" office:string-value="268" calcext:value-type="string">
            <text:p>26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1]+8" office:value-type="float" office:value="624" calcext:value-type="float">
            <text:p>624</text:p>
          </table:table-cell>
          <table:table-cell table:style-name="ce38" office:value-type="string" calcext:value-type="string">
            <text:p>(</text:p>
          </table:table-cell>
          <table:table-cell table:formula="of:=DEC2HEX([.E82])" office:value-type="string" office:string-value="270" calcext:value-type="string">
            <text:p>27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2]+8" office:value-type="float" office:value="632" calcext:value-type="float">
            <text:p>632</text:p>
          </table:table-cell>
          <table:table-cell table:style-name="ce38" office:value-type="string" calcext:value-type="string">
            <text:p>(</text:p>
          </table:table-cell>
          <table:table-cell table:formula="of:=DEC2HEX([.E83])" office:value-type="string" office:string-value="278" calcext:value-type="string">
            <text:p>27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GOOD VALUES (probably filtered with magnetometer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3]+8" office:value-type="float" office:value="640" calcext:value-type="float">
            <text:p>640</text:p>
          </table:table-cell>
          <table:table-cell table:style-name="ce38" office:value-type="string" calcext:value-type="string">
            <text:p>(</text:p>
          </table:table-cell>
          <table:table-cell table:formula="of:=DEC2HEX([.E84])" office:value-type="string" office:string-value="280" calcext:value-type="string">
            <text:p>28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filt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4]+8" office:value-type="float" office:value="648" calcext:value-type="float">
            <text:p>648</text:p>
          </table:table-cell>
          <table:table-cell table:style-name="ce38" office:value-type="string" calcext:value-type="string">
            <text:p>(</text:p>
          </table:table-cell>
          <table:table-cell table:formula="of:=DEC2HEX([.E85])" office:value-type="string" office:string-value="288" calcext:value-type="string">
            <text:p>28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5]+8" office:value-type="float" office:value="656" calcext:value-type="float">
            <text:p>656</text:p>
          </table:table-cell>
          <table:table-cell table:style-name="ce38" office:value-type="string" calcext:value-type="string">
            <text:p>(</text:p>
          </table:table-cell>
          <table:table-cell table:formula="of:=DEC2HEX([.E86])" office:value-type="string" office:string-value="290" calcext:value-type="string">
            <text:p>29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6]+8" office:value-type="float" office:value="664" calcext:value-type="float">
            <text:p>664</text:p>
          </table:table-cell>
          <table:table-cell table:style-name="ce38" office:value-type="string" calcext:value-type="string">
            <text:p>(</text:p>
          </table:table-cell>
          <table:table-cell table:formula="of:=DEC2HEX([.E87])" office:value-type="string" office:string-value="298" calcext:value-type="string">
            <text:p>29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gyro\_unbias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7]+8" office:value-type="float" office:value="672" calcext:value-type="float">
            <text:p>672</text:p>
          </table:table-cell>
          <table:table-cell table:style-name="ce38" office:value-type="string" calcext:value-type="string">
            <text:p>(</text:p>
          </table:table-cell>
          <table:table-cell table:formula="of:=DEC2HEX([.E88])" office:value-type="string" office:string-value="2A0" calcext:value-type="string">
            <text:p>2A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ading\_magneto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8]+8" office:value-type="float" office:value="680" calcext:value-type="float">
            <text:p>680</text:p>
          </table:table-cell>
          <table:table-cell table:style-name="ce38" office:value-type="string" calcext:value-type="string">
            <text:p>(</text:p>
          </table:table-cell>
          <table:table-cell table:formula="of:=DEC2HEX([.E89])" office:value-type="string" office:string-value="2A8" calcext:value-type="string">
            <text:p>2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ES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89]+8" office:value-type="float" office:value="688" calcext:value-type="float">
            <text:p>688</text:p>
          </table:table-cell>
          <table:table-cell table:style-name="ce38" office:value-type="string" calcext:value-type="string">
            <text:p>(</text:p>
          </table:table-cell>
          <table:table-cell table:formula="of:=DEC2HEX([.E90])" office:value-type="string" office:string-value="2B0" calcext:value-type="string">
            <text:p>2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INPU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0]+8" office:value-type="float" office:value="696" calcext:value-type="float">
            <text:p>696</text:p>
          </table:table-cell>
          <table:table-cell table:style-name="ce38" office:value-type="string" calcext:value-type="string">
            <text:p>(</text:p>
          </table:table-cell>
          <table:table-cell table:formula="of:=DEC2HEX([.E91])" office:value-type="string" office:string-value="2B8" calcext:value-type="string">
            <text:p>2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REF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1]+8" office:value-type="float" office:value="704" calcext:value-type="float">
            <text:p>704</text:p>
          </table:table-cell>
          <table:table-cell table:style-name="ce38" office:value-type="string" calcext:value-type="string">
            <text:p>(</text:p>
          </table:table-cell>
          <table:table-cell table:formula="of:=DEC2HEX([.E92])" office:value-type="string" office:string-value="2C0" calcext:value-type="string">
            <text:p>2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correcte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2]+8" office:value-type="float" office:value="712" calcext:value-type="float">
            <text:p>712</text:p>
          </table:table-cell>
          <table:table-cell table:style-name="ce38" office:value-type="string" calcext:value-type="string">
            <text:p>(</text:p>
          </table:table-cell>
          <table:table-cell table:formula="of:=DEC2HEX([.E93])" office:value-type="string" office:string-value="2C8" calcext:value-type="string">
            <text:p>2C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ground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3]+8" office:value-type="float" office:value="720" calcext:value-type="float">
            <text:p>720</text:p>
          </table:table-cell>
          <table:table-cell table:style-name="ce38" office:value-type="string" calcext:value-type="string">
            <text:p>(</text:p>
          </table:table-cell>
          <table:table-cell table:formula="of:=DEC2HEX([.E94])" office:value-type="string" office:string-value="2D0" calcext:value-type="string">
            <text:p>2D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 <text:s/>(-0.2;0.5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height\_vision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4]+8" office:value-type="float" office:value="728" calcext:value-type="float">
            <text:p>728</text:p>
          </table:table-cell>
          <table:table-cell table:style-name="ce38" office:value-type="string" calcext:value-type="string">
            <text:p>(</text:p>
          </table:table-cell>
          <table:table-cell table:formula="of:=DEC2HEX([.E95])" office:value-type="string" office:string-value="2D8" calcext:value-type="string">
            <text:p>2D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SEEMS TO BE OK (see sensor\_sonic\_height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hange\_of\_scal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5]+8" office:value-type="float" office:value="736" calcext:value-type="float">
            <text:p>736</text:p>
          </table:table-cell>
          <table:table-cell table:style-name="ce38" office:value-type="string" calcext:value-type="string">
            <text:p>(</text:p>
          </table:table-cell>
          <table:table-cell table:formula="of:=DEC2HEX([.E96])" office:value-type="string" office:string-value="2E0" calcext:value-type="string">
            <text:p>2E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confidence\_inde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6]+8" office:value-type="float" office:value="744" calcext:value-type="float">
            <text:p>744</text:p>
          </table:table-cell>
          <table:table-cell table:style-name="ce38" office:value-type="string" calcext:value-type="string">
            <text:p>(</text:p>
          </table:table-cell>
          <table:table-cell table:formula="of:=DEC2HEX([.E97])" office:value-type="string" office:string-value="2E8" calcext:value-type="string">
            <text:p>2E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fram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7]+8" office:value-type="float" office:value="752" calcext:value-type="float">
            <text:p>752</text:p>
          </table:table-cell>
          <table:table-cell table:style-name="ce38" office:value-type="string" calcext:value-type="string">
            <text:p>(</text:p>
          </table:table-cell>
          <table:table-cell table:formula="of:=DEC2HEX([.E98])" office:value-type="string" office:string-value="2F0" calcext:value-type="string">
            <text:p>2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los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8]+8" office:value-type="float" office:value="760" calcext:value-type="float">
            <text:p>760</text:p>
          </table:table-cell>
          <table:table-cell table:style-name="ce38" office:value-type="string" calcext:value-type="string">
            <text:p>(</text:p>
          </table:table-cell>
          <table:table-cell table:formula="of:=DEC2HEX([.E99])" office:value-type="string" office:string-value="2F8" calcext:value-type="string">
            <text:p>2F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is\_new\_sel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99]+8" office:value-type="float" office:value="768" calcext:value-type="float">
            <text:p>768</text:p>
          </table:table-cell>
          <table:table-cell table:style-name="ce38" office:value-type="string" calcext:value-type="string">
            <text:p>(</text:p>
          </table:table-cell>
          <table:table-cell table:formula="of:=DEC2HEX([.E100])" office:value-type="string" office:string-value="300" calcext:value-type="string">
            <text:p>30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measurement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0]+8" office:value-type="float" office:value="776" calcext:value-type="float">
            <text:p>776</text:p>
          </table:table-cell>
          <table:table-cell table:style-name="ce38" office:value-type="string" calcext:value-type="string">
            <text:p>(</text:p>
          </table:table-cell>
          <table:table-cell table:formula="of:=DEC2HEX([.E101])" office:value-type="string" office:string-value="308" calcext:value-type="string">
            <text:p>30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pan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1]+8" office:value-type="float" office:value="784" calcext:value-type="float">
            <text:p>784</text:p>
          </table:table-cell>
          <table:table-cell table:style-name="ce38" office:value-type="string" calcext:value-type="string">
            <text:p>(</text:p>
          </table:table-cell>
          <table:table-cell table:formula="of:=DEC2HEX([.E102])" office:value-type="string" office:string-value="310" calcext:value-type="string">
            <text:p>31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lynx\_tilt\_measuremen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2]+8" office:value-type="float" office:value="792" calcext:value-type="float">
            <text:p>792</text:p>
          </table:table-cell>
          <table:table-cell table:style-name="ce38" office:value-type="string" calcext:value-type="string">
            <text:p>(</text:p>
          </table:table-cell>
          <table:table-cell table:formula="of:=DEC2HEX([.E103])" office:value-type="string" office:string-value="318" calcext:value-type="string">
            <text:p>31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3]+8" office:value-type="float" office:value="800" calcext:value-type="float">
            <text:p>800</text:p>
          </table:table-cell>
          <table:table-cell table:style-name="ce38" office:value-type="string" calcext:value-type="string">
            <text:p>(</text:p>
          </table:table-cell>
          <table:table-cell table:formula="of:=DEC2HEX([.E104])" office:value-type="string" office:string-value="320" calcext:value-type="string">
            <text:p>32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Probably 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4]+8" office:value-type="float" office:value="808" calcext:value-type="float">
            <text:p>808</text:p>
          </table:table-cell>
          <table:table-cell table:style-name="ce38" office:value-type="string" calcext:value-type="string">
            <text:p>(</text:p>
          </table:table-cell>
          <table:table-cell table:formula="of:=DEC2HEX([.E105])" office:value-type="string" office:string-value="328" calcext:value-type="string">
            <text:p>32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bia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5]+8" office:value-type="float" office:value="816" calcext:value-type="float">
            <text:p>816</text:p>
          </table:table-cell>
          <table:table-cell table:style-name="ce38" office:value-type="string" calcext:value-type="string">
            <text:p>(</text:p>
          </table:table-cell>
          <table:table-cell table:formula="of:=DEC2HEX([.E106])" office:value-type="string" office:string-value="330" calcext:value-type="string">
            <text:p>33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calibr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6]+8" office:value-type="float" office:value="824" calcext:value-type="float">
            <text:p>824</text:p>
          </table:table-cell>
          <table:table-cell table:style-name="ce38" office:value-type="string" calcext:value-type="string">
            <text:p>(</text:p>
          </table:table-cell>
          <table:table-cell table:formula="of:=DEC2HEX([.E107])" office:value-type="string" office:string-value="338" calcext:value-type="string">
            <text:p>3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agneto\_radi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7]+8" office:value-type="float" office:value="832" calcext:value-type="float">
            <text:p>832</text:p>
          </table:table-cell>
          <table:table-cell table:style-name="ce38" office:value-type="string" calcext:value-type="string">
            <text:p>(</text:p>
          </table:table-cell>
          <table:table-cell table:formula="of:=DEC2HEX([.E108])" office:value-type="string" office:string-value="340" calcext:value-type="string">
            <text:p>3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8]+8" office:value-type="float" office:value="840" calcext:value-type="float">
            <text:p>840</text:p>
          </table:table-cell>
          <table:table-cell table:style-name="ce38" office:value-type="string" calcext:value-type="string">
            <text:p>(</text:p>
          </table:table-cell>
          <table:table-cell table:formula="of:=DEC2HEX([.E109])" office:value-type="string" office:string-value="348" calcext:value-type="string">
            <text:p>34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09]+8" office:value-type="float" office:value="848" calcext:value-type="float">
            <text:p>848</text:p>
          </table:table-cell>
          <table:table-cell table:style-name="ce38" office:value-type="string" calcext:value-type="string">
            <text:p>(</text:p>
          </table:table-cell>
          <table:table-cell table:formula="of:=DEC2HEX([.E110])" office:value-type="string" office:string-value="350" calcext:value-type="string">
            <text:p>35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1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0]+8" office:value-type="float" office:value="856" calcext:value-type="float">
            <text:p>856</text:p>
          </table:table-cell>
          <table:table-cell table:style-name="ce38" office:value-type="string" calcext:value-type="string">
            <text:p>(</text:p>
          </table:table-cell>
          <table:table-cell table:formula="of:=DEC2HEX([.E111])" office:value-type="string" office:string-value="358" calcext:value-type="string">
            <text:p>35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1]+8" office:value-type="float" office:value="864" calcext:value-type="float">
            <text:p>864</text:p>
          </table:table-cell>
          <table:table-cell table:style-name="ce38" office:value-type="string" calcext:value-type="string">
            <text:p>(</text:p>
          </table:table-cell>
          <table:table-cell table:formula="of:=DEC2HEX([.E112])" office:value-type="string" office:string-value="360" calcext:value-type="string">
            <text:p>3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2]+8" office:value-type="float" office:value="872" calcext:value-type="float">
            <text:p>872</text:p>
          </table:table-cell>
          <table:table-cell table:style-name="ce38" office:value-type="string" calcext:value-type="string">
            <text:p>(</text:p>
          </table:table-cell>
          <table:table-cell table:formula="of:=DEC2HEX([.E113])" office:value-type="string" office:string-value="368" calcext:value-type="string">
            <text:p>36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2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3]+8" office:value-type="float" office:value="880" calcext:value-type="float">
            <text:p>880</text:p>
          </table:table-cell>
          <table:table-cell table:style-name="ce38" office:value-type="string" calcext:value-type="string">
            <text:p>(</text:p>
          </table:table-cell>
          <table:table-cell table:formula="of:=DEC2HEX([.E114])" office:value-type="string" office:string-value="370" calcext:value-type="string">
            <text:p>37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4]+8" office:value-type="float" office:value="888" calcext:value-type="float">
            <text:p>888</text:p>
          </table:table-cell>
          <table:table-cell table:style-name="ce38" office:value-type="string" calcext:value-type="string">
            <text:p>(</text:p>
          </table:table-cell>
          <table:table-cell table:formula="of:=DEC2HEX([.E115])" office:value-type="string" office:string-value="378" calcext:value-type="string">
            <text:p>37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5]+8" office:value-type="float" office:value="896" calcext:value-type="float">
            <text:p>896</text:p>
          </table:table-cell>
          <table:table-cell table:style-name="ce38" office:value-type="string" calcext:value-type="string">
            <text:p>(</text:p>
          </table:table-cell>
          <table:table-cell table:formula="of:=DEC2HEX([.E116])" office:value-type="string" office:string-value="380" calcext:value-type="string">
            <text:p>38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3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6]+8" office:value-type="float" office:value="904" calcext:value-type="float">
            <text:p>904</text:p>
          </table:table-cell>
          <table:table-cell table:style-name="ce38" office:value-type="string" calcext:value-type="string">
            <text:p>(</text:p>
          </table:table-cell>
          <table:table-cell table:formula="of:=DEC2HEX([.E117])" office:value-type="string" office:string-value="388" calcext:value-type="string">
            <text:p>38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err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7]+8" office:value-type="float" office:value="912" calcext:value-type="float">
            <text:p>912</text:p>
          </table:table-cell>
          <table:table-cell table:style-name="ce38" office:value-type="string" calcext:value-type="string">
            <text:p>(</text:p>
          </table:table-cell>
          <table:table-cell table:formula="of:=DEC2HEX([.E118])" office:value-type="string" office:string-value="390" calcext:value-type="string">
            <text:p>39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obs\_speed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16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8]+8" office:value-type="float" office:value="920" calcext:value-type="float">
            <text:p>920</text:p>
          </table:table-cell>
          <table:table-cell table:style-name="ce38" office:value-type="string" calcext:value-type="string">
            <text:p>(</text:p>
          </table:table-cell>
          <table:table-cell table:formula="of:=DEC2HEX([.E119])" office:value-type="string" office:string-value="398" calcext:value-type="string">
            <text:p>39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4\_stat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19]+8" office:value-type="float" office:value="928" calcext:value-type="float">
            <text:p>928</text:p>
          </table:table-cell>
          <table:table-cell table:style-name="ce38" office:value-type="string" calcext:value-type="string">
            <text:p>(</text:p>
          </table:table-cell>
          <table:table-cell table:formula="of:=DEC2HEX([.E120])" office:value-type="string" office:string-value="3A0" calcext:value-type="string">
            <text:p>3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1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0]+8" office:value-type="float" office:value="936" calcext:value-type="float">
            <text:p>936</text:p>
          </table:table-cell>
          <table:table-cell table:style-name="ce38" office:value-type="string" calcext:value-type="string">
            <text:p>(</text:p>
          </table:table-cell>
          <table:table-cell table:formula="of:=DEC2HEX([.E121])" office:value-type="string" office:string-value="3A8" calcext:value-type="string">
            <text:p>3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2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1]+8" office:value-type="float" office:value="944" calcext:value-type="float">
            <text:p>944</text:p>
          </table:table-cell>
          <table:table-cell table:style-name="ce38" office:value-type="string" calcext:value-type="string">
            <text:p>(</text:p>
          </table:table-cell>
          <table:table-cell table:formula="of:=DEC2HEX([.E122])" office:value-type="string" office:string-value="3B0" calcext:value-type="string">
            <text:p>3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3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2]+8" office:value-type="float" office:value="952" calcext:value-type="float">
            <text:p>952</text:p>
          </table:table-cell>
          <table:table-cell table:style-name="ce38" office:value-type="string" calcext:value-type="string">
            <text:p>(</text:p>
          </table:table-cell>
          <table:table-cell table:formula="of:=DEC2HEX([.E123])" office:value-type="string" office:string-value="3B8" calcext:value-type="string">
            <text:p>3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4\_rp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3]+8" office:value-type="float" office:value="960" calcext:value-type="float">
            <text:p>960</text:p>
          </table:table-cell>
          <table:table-cell table:style-name="ce38" office:value-type="string" calcext:value-type="string">
            <text:p>(</text:p>
          </table:table-cell>
          <table:table-cell table:formula="of:=DEC2HEX([.E124])" office:value-type="string" office:string-value="3C0" calcext:value-type="string">
            <text:p>3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ff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4]+8" office:value-type="float" office:value="968" calcext:value-type="float">
            <text:p>968</text:p>
          </table:table-cell>
          <table:table-cell table:style-name="ce38" office:value-type="string" calcext:value-type="string">
            <text:p>(</text:p>
          </table:table-cell>
          <table:table-cell table:formula="of:=DEC2HEX([.E125])" office:value-type="string" office:string-value="3C8" calcext:value-type="string">
            <text:p>3C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motor\_cmd\_heigh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5]+8" office:value-type="float" office:value="976" calcext:value-type="float">
            <text:p>976</text:p>
          </table:table-cell>
          <table:table-cell table:style-name="ce38" office:value-type="string" calcext:value-type="string">
            <text:p>(</text:p>
          </table:table-cell>
          <table:table-cell table:formula="of:=DEC2HEX([.E126])" office:value-type="string" office:string-value="3D0" calcext:value-type="string">
            <text:p>3D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flat\_groun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6]+8" office:value-type="float" office:value="984" calcext:value-type="float">
            <text:p>984</text:p>
          </table:table-cell>
          <table:table-cell table:style-name="ce38" office:value-type="string" calcext:value-type="string">
            <text:p>(</text:p>
          </table:table-cell>
          <table:table-cell table:formula="of:=DEC2HEX([.E127])" office:value-type="string" office:string-value="3D8" calcext:value-type="string">
            <text:p>3D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lynx\_detectio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7]+8" office:value-type="float" office:value="992" calcext:value-type="float">
            <text:p>992</text:p>
          </table:table-cell>
          <table:table-cell table:style-name="ce38" office:value-type="string" calcext:value-type="string">
            <text:p>(</text:p>
          </table:table-cell>
          <table:table-cell table:formula="of:=DEC2HEX([.E128])" office:value-type="string" office:string-value="3E0" calcext:value-type="string">
            <text:p>3E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GPS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8]+8" office:value-type="float" office:value="1000" calcext:value-type="float">
            <text:p>1000</text:p>
          </table:table-cell>
          <table:table-cell table:style-name="ce38" office:value-type="string" calcext:value-type="string">
            <text:p>(</text:p>
          </table:table-cell>
          <table:table-cell table:formula="of:=DEC2HEX([.E129])" office:value-type="string" office:string-value="3E8" calcext:value-type="string">
            <text:p>3E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new\_user\_baro\_dat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BOOL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29]+8" office:value-type="float" office:value="1008" calcext:value-type="float">
            <text:p>1008</text:p>
          </table:table-cell>
          <table:table-cell table:style-name="ce38" office:value-type="string" calcext:value-type="string">
            <text:p>(</text:p>
          </table:table-cell>
          <table:table-cell table:formula="of:=DEC2HEX([.E130])" office:value-type="string" office:string-value="3F0" calcext:value-type="string">
            <text:p>3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0]+8" office:value-type="float" office:value="1016" calcext:value-type="float">
            <text:p>1016</text:p>
          </table:table-cell>
          <table:table-cell table:style-name="ce38" office:value-type="string" calcext:value-type="string">
            <text:p>(</text:p>
          </table:table-cell>
          <table:table-cell table:formula="of:=DEC2HEX([.E131])" office:value-type="string" office:string-value="3F8" calcext:value-type="string">
            <text:p>3F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1]+8" office:value-type="float" office:value="1024" calcext:value-type="float">
            <text:p>1024</text:p>
          </table:table-cell>
          <table:table-cell table:style-name="ce38" office:value-type="string" calcext:value-type="string">
            <text:p>(</text:p>
          </table:table-cell>
          <table:table-cell table:formula="of:=DEC2HEX([.E132])" office:value-type="string" office:string-value="400" calcext:value-type="string">
            <text:p>40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2]+8" office:value-type="float" office:value="1032" calcext:value-type="float">
            <text:p>1032</text:p>
          </table:table-cell>
          <table:table-cell table:style-name="ce38" office:value-type="string" calcext:value-type="string">
            <text:p>(</text:p>
          </table:table-cell>
          <table:table-cell table:formula="of:=DEC2HEX([.E133])" office:value-type="string" office:string-value="408" calcext:value-type="string">
            <text:p>40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3]+8" office:value-type="float" office:value="1040" calcext:value-type="float">
            <text:p>1040</text:p>
          </table:table-cell>
          <table:table-cell table:style-name="ce38" office:value-type="string" calcext:value-type="string">
            <text:p>(</text:p>
          </table:table-cell>
          <table:table-cell table:formula="of:=DEC2HEX([.E134])" office:value-type="string" office:string-value="410" calcext:value-type="string">
            <text:p>41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4]+8" office:value-type="float" office:value="1048" calcext:value-type="float">
            <text:p>1048</text:p>
          </table:table-cell>
          <table:table-cell table:style-name="ce38" office:value-type="string" calcext:value-type="string">
            <text:p>(</text:p>
          </table:table-cell>
          <table:table-cell table:formula="of:=DEC2HEX([.E135])" office:value-type="string" office:string-value="418" calcext:value-type="string">
            <text:p>41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h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5]+8" office:value-type="float" office:value="1056" calcext:value-type="float">
            <text:p>1056</text:p>
          </table:table-cell>
          <table:table-cell table:style-name="ce38" office:value-type="string" calcext:value-type="string">
            <text:p>(</text:p>
          </table:table-cell>
          <table:table-cell table:formula="of:=DEC2HEX([.E136])" office:value-type="string" office:string-value="420" calcext:value-type="string">
            <text:p>4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6]+8" office:value-type="float" office:value="1064" calcext:value-type="float">
            <text:p>1064</text:p>
          </table:table-cell>
          <table:table-cell table:style-name="ce38" office:value-type="string" calcext:value-type="string">
            <text:p>(</text:p>
          </table:table-cell>
          <table:table-cell table:formula="of:=DEC2HEX([.E137])" office:value-type="string" office:string-value="428" calcext:value-type="string">
            <text:p>42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7]+8" office:value-type="float" office:value="1072" calcext:value-type="float">
            <text:p>1072</text:p>
          </table:table-cell>
          <table:table-cell table:style-name="ce38" office:value-type="string" calcext:value-type="string">
            <text:p>(</text:p>
          </table:table-cell>
          <table:table-cell table:formula="of:=DEC2HEX([.E138])" office:value-type="string" office:string-value="430" calcext:value-type="string">
            <text:p>43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ES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8]+8" office:value-type="float" office:value="1080" calcext:value-type="float">
            <text:p>1080</text:p>
          </table:table-cell>
          <table:table-cell table:style-name="ce38" office:value-type="string" calcext:value-type="string">
            <text:p>(</text:p>
          </table:table-cell>
          <table:table-cell table:formula="of:=DEC2HEX([.E139])" office:value-type="string" office:string-value="438" calcext:value-type="string">
            <text:p>43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39]+8" office:value-type="float" office:value="1088" calcext:value-type="float">
            <text:p>1088</text:p>
          </table:table-cell>
          <table:table-cell table:style-name="ce38" office:value-type="string" calcext:value-type="string">
            <text:p>(</text:p>
          </table:table-cell>
          <table:table-cell table:formula="of:=DEC2HEX([.E140])" office:value-type="string" office:string-value="440" calcext:value-type="string">
            <text:p>44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0]+8" office:value-type="float" office:value="1096" calcext:value-type="float">
            <text:p>1096</text:p>
          </table:table-cell>
          <table:table-cell table:style-name="ce38" office:value-type="string" calcext:value-type="string">
            <text:p>(</text:p>
          </table:table-cell>
          <table:table-cell table:formula="of:=DEC2HEX([.E141])" office:value-type="string" office:string-value="448" calcext:value-type="string">
            <text:p>44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INPUT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1]+8" office:value-type="float" office:value="1104" calcext:value-type="float">
            <text:p>1104</text:p>
          </table:table-cell>
          <table:table-cell table:style-name="ce38" office:value-type="string" calcext:value-type="string">
            <text:p>(</text:p>
          </table:table-cell>
          <table:table-cell table:formula="of:=DEC2HEX([.E142])" office:value-type="string" office:string-value="450" calcext:value-type="string">
            <text:p>45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2]+8" office:value-type="float" office:value="1112" calcext:value-type="float">
            <text:p>1112</text:p>
          </table:table-cell>
          <table:table-cell table:style-name="ce38" office:value-type="string" calcext:value-type="string">
            <text:p>(</text:p>
          </table:table-cell>
          <table:table-cell table:formula="of:=DEC2HEX([.E143])" office:value-type="string" office:string-value="458" calcext:value-type="string">
            <text:p>45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TODO CHEC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3]+8" office:value-type="float" office:value="1120" calcext:value-type="float">
            <text:p>1120</text:p>
          </table:table-cell>
          <table:table-cell table:style-name="ce38" office:value-type="string" calcext:value-type="string">
            <text:p>(</text:p>
          </table:table-cell>
          <table:table-cell table:formula="of:=DEC2HEX([.E144])" office:value-type="string" office:string-value="460" calcext:value-type="string">
            <text:p>46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osition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4]+8" office:value-type="float" office:value="1128" calcext:value-type="float">
            <text:p>1128</text:p>
          </table:table-cell>
          <table:table-cell table:style-name="ce38" office:value-type="string" calcext:value-type="string">
            <text:p>(</text:p>
          </table:table-cell>
          <table:table-cell table:formula="of:=DEC2HEX([.E145])" office:value-type="string" office:string-value="468" calcext:value-type="string">
            <text:p>46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5]+8" office:value-type="float" office:value="1136" calcext:value-type="float">
            <text:p>1136</text:p>
          </table:table-cell>
          <table:table-cell table:style-name="ce38" office:value-type="string" calcext:value-type="string">
            <text:p>(</text:p>
          </table:table-cell>
          <table:table-cell table:formula="of:=DEC2HEX([.E146])" office:value-type="string" office:string-value="470" calcext:value-type="string">
            <text:p>47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comp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6]+8" office:value-type="float" office:value="1144" calcext:value-type="float">
            <text:p>1144</text:p>
          </table:table-cell>
          <table:table-cell table:style-name="ce38" office:value-type="string" calcext:value-type="string">
            <text:p>(</text:p>
          </table:table-cell>
          <table:table-cell table:formula="of:=DEC2HEX([.E147])" office:value-type="string" office:string-value="478" calcext:value-type="string">
            <text:p>47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fil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7]+8" office:value-type="float" office:value="1152" calcext:value-type="float">
            <text:p>1152</text:p>
          </table:table-cell>
          <table:table-cell table:style-name="ce38" office:value-type="string" calcext:value-type="string">
            <text:p>(</text:p>
          </table:table-cell>
          <table:table-cell table:formula="of:=DEC2HEX([.E148])" office:value-type="string" office:string-value="480" calcext:value-type="string">
            <text:p>48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ressure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8]+8" office:value-type="float" office:value="1160" calcext:value-type="float">
            <text:p>1160</text:p>
          </table:table-cell>
          <table:table-cell table:style-name="ce38" office:value-type="string" calcext:value-type="string">
            <text:p>(</text:p>
          </table:table-cell>
          <table:table-cell table:formula="of:=DEC2HEX([.E149])" office:value-type="string" office:string-value="488" calcext:value-type="string">
            <text:p>48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49]+8" office:value-type="float" office:value="1168" calcext:value-type="float">
            <text:p>1168</text:p>
          </table:table-cell>
          <table:table-cell table:style-name="ce38" office:value-type="string" calcext:value-type="string">
            <text:p>(</text:p>
          </table:table-cell>
          <table:table-cell table:formula="of:=DEC2HEX([.E150])" office:value-type="string" office:string-value="490" calcext:value-type="string">
            <text:p>49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0]+8" office:value-type="float" office:value="1176" calcext:value-type="float">
            <text:p>1176</text:p>
          </table:table-cell>
          <table:table-cell table:style-name="ce38" office:value-type="string" calcext:value-type="string">
            <text:p>(</text:p>
          </table:table-cell>
          <table:table-cell table:formula="of:=DEC2HEX([.E151])" office:value-type="string" office:string-value="498" calcext:value-type="string">
            <text:p>49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psi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1]+8" office:value-type="float" office:value="1184" calcext:value-type="float">
            <text:p>1184</text:p>
          </table:table-cell>
          <table:table-cell table:style-name="ce38" office:value-type="string" calcext:value-type="string">
            <text:p>(</text:p>
          </table:table-cell>
          <table:table-cell table:formula="of:=DEC2HEX([.E152])" office:value-type="string" office:string-value="4A0" calcext:value-type="string">
            <text:p>4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2]+8" office:value-type="float" office:value="1192" calcext:value-type="float">
            <text:p>1192</text:p>
          </table:table-cell>
          <table:table-cell table:style-name="ce38" office:value-type="string" calcext:value-type="string">
            <text:p>(</text:p>
          </table:table-cell>
          <table:table-cell table:formula="of:=DEC2HEX([.E153])" office:value-type="string" office:string-value="4A8" calcext:value-type="string">
            <text:p>4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3]+8" office:value-type="float" office:value="1200" calcext:value-type="float">
            <text:p>1200</text:p>
          </table:table-cell>
          <table:table-cell table:style-name="ce38" office:value-type="string" calcext:value-type="string">
            <text:p>(</text:p>
          </table:table-cell>
          <table:table-cell table:formula="of:=DEC2HEX([.E154])" office:value-type="string" office:string-value="4B0" calcext:value-type="string">
            <text:p>4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q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4]+8" office:value-type="float" office:value="1208" calcext:value-type="float">
            <text:p>1208</text:p>
          </table:table-cell>
          <table:table-cell table:style-name="ce38" office:value-type="string" calcext:value-type="string">
            <text:p>(</text:p>
          </table:table-cell>
          <table:table-cell table:formula="of:=DEC2HEX([.E155])" office:value-type="string" office:string-value="4B8" calcext:value-type="string">
            <text:p>4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ES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5]+8" office:value-type="float" office:value="1216" calcext:value-type="float">
            <text:p>1216</text:p>
          </table:table-cell>
          <table:table-cell table:style-name="ce38" office:value-type="string" calcext:value-type="string">
            <text:p>(</text:p>
          </table:table-cell>
          <table:table-cell table:formula="of:=DEC2HEX([.E156])" office:value-type="string" office:string-value="4C0" calcext:value-type="string">
            <text:p>4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INPUT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6]+8" office:value-type="float" office:value="1224" calcext:value-type="float">
            <text:p>1224</text:p>
          </table:table-cell>
          <table:table-cell table:style-name="ce38" office:value-type="string" calcext:value-type="string">
            <text:p>(</text:p>
          </table:table-cell>
          <table:table-cell table:formula="of:=DEC2HEX([.E157])" office:value-type="string" office:string-value="4C8" calcext:value-type="string">
            <text:p>4C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r\_REF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7]+8" office:value-type="float" office:value="1232" calcext:value-type="float">
            <text:p>1232</text:p>
          </table:table-cell>
          <table:table-cell table:style-name="ce38" office:value-type="string" calcext:value-type="string">
            <text:p>(</text:p>
          </table:table-cell>
          <table:table-cell table:formula="of:=DEC2HEX([.E158])" office:value-type="string" office:string-value="4D0" calcext:value-type="string">
            <text:p>4D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x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8]+8" office:value-type="float" office:value="1240" calcext:value-type="float">
            <text:p>1240</text:p>
          </table:table-cell>
          <table:table-cell table:style-name="ce38" office:value-type="string" calcext:value-type="string">
            <text:p>(</text:p>
          </table:table-cell>
          <table:table-cell table:formula="of:=DEC2HEX([.E159])" office:value-type="string" office:string-value="4D8" calcext:value-type="string">
            <text:p>4D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y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59]+8" office:value-type="float" office:value="1248" calcext:value-type="float">
            <text:p>1248</text:p>
          </table:table-cell>
          <table:table-cell table:style-name="ce38" office:value-type="string" calcext:value-type="string">
            <text:p>(</text:p>
          </table:table-cell>
          <table:table-cell table:formula="of:=DEC2HEX([.E160])" office:value-type="string" office:string-value="4E0" calcext:value-type="string">
            <text:p>4E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acc\_raw\_z\_m\_s2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0]+8" office:value-type="float" office:value="1256" calcext:value-type="float">
            <text:p>1256</text:p>
          </table:table-cell>
          <table:table-cell table:style-name="ce38" office:value-type="string" calcext:value-type="string">
            <text:p>(</text:p>
          </table:table-cell>
          <table:table-cell table:formula="of:=DEC2HEX([.E161])" office:value-type="string" office:string-value="4E8" calcext:value-type="string">
            <text:p>4E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barometer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1]+8" office:value-type="float" office:value="1264" calcext:value-type="float">
            <text:p>1264</text:p>
          </table:table-cell>
          <table:table-cell table:style-name="ce38" office:value-type="string" calcext:value-type="string">
            <text:p>(</text:p>
          </table:table-cell>
          <table:table-cell table:formula="of:=DEC2HEX([.E162])" office:value-type="string" office:string-value="4F0" calcext:value-type="string">
            <text:p>4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ccurac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2]+8" office:value-type="float" office:value="1272" calcext:value-type="float">
            <text:p>1272</text:p>
          </table:table-cell>
          <table:table-cell table:style-name="ce38" office:value-type="string" calcext:value-type="string">
            <text:p>(</text:p>
          </table:table-cell>
          <table:table-cell table:formula="of:=DEC2HEX([.E163])" office:value-type="string" office:string-value="4F8" calcext:value-type="string">
            <text:p>4F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altitude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3]+8" office:value-type="float" office:value="1280" calcext:value-type="float">
            <text:p>1280</text:p>
          </table:table-cell>
          <table:table-cell table:style-name="ce38" office:value-type="string" calcext:value-type="string">
            <text:p>(</text:p>
          </table:table-cell>
          <table:table-cell table:formula="of:=DEC2HEX([.E164])" office:value-type="string" office:string-value="500" calcext:value-type="string">
            <text:p>50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important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bearing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4]+8" office:value-type="float" office:value="1288" calcext:value-type="float">
            <text:p>1288</text:p>
          </table:table-cell>
          <table:table-cell table:style-name="ce38" office:value-type="string" calcext:value-type="string">
            <text:p>(</text:p>
          </table:table-cell>
          <table:table-cell table:formula="of:=DEC2HEX([.E165])" office:value-type="string" office:string-value="508" calcext:value-type="string">
            <text:p>50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at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5]+8" office:value-type="float" office:value="1296" calcext:value-type="float">
            <text:p>1296</text:p>
          </table:table-cell>
          <table:table-cell table:style-name="ce38" office:value-type="string" calcext:value-type="string">
            <text:p>(</text:p>
          </table:table-cell>
          <table:table-cell table:formula="of:=DEC2HEX([.E166])" office:value-type="string" office:string-value="510" calcext:value-type="string">
            <text:p>51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longitude\_de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DOUBLE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6]+8" office:value-type="float" office:value="1304" calcext:value-type="float">
            <text:p>1304</text:p>
          </table:table-cell>
          <table:table-cell table:style-name="ce38" office:value-type="string" calcext:value-type="string">
            <text:p>(</text:p>
          </table:table-cell>
          <table:table-cell table:formula="of:=DEC2HEX([.E167])" office:value-type="string" office:string-value="518" calcext:value-type="string">
            <text:p>51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num\_sv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7]+8" office:value-type="float" office:value="1312" calcext:value-type="float">
            <text:p>1312</text:p>
          </table:table-cell>
          <table:table-cell table:style-name="ce38" office:value-type="string" calcext:value-type="string">
            <text:p>(</text:p>
          </table:table-cell>
          <table:table-cell table:formula="of:=DEC2HEX([.E168])" office:value-type="string" office:string-value="520" calcext:value-type="string">
            <text:p>5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peed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8]+8" office:value-type="float" office:value="1320" calcext:value-type="float">
            <text:p>1320</text:p>
          </table:table-cell>
          <table:table-cell table:style-name="ce38" office:value-type="string" calcext:value-type="string">
            <text:p>(</text:p>
          </table:table-cell>
          <table:table-cell table:formula="of:=DEC2HEX([.E169])" office:value-type="string" office:string-value="528" calcext:value-type="string">
            <text:p>5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sv\_used\_in\_fi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69]+8" office:value-type="float" office:value="1328" calcext:value-type="float">
            <text:p>1328</text:p>
          </table:table-cell>
          <table:table-cell table:style-name="ce38" office:value-type="string" calcext:value-type="string">
            <text:p>(</text:p>
          </table:table-cell>
          <table:table-cell table:formula="of:=DEC2HEX([.E170])" office:value-type="string" office:string-value="530" calcext:value-type="string">
            <text:p>5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0]+8" office:value-type="float" office:value="1336" calcext:value-type="float">
            <text:p>1336</text:p>
          </table:table-cell>
          <table:table-cell table:style-name="ce38" office:value-type="string" calcext:value-type="string">
            <text:p>(</text:p>
          </table:table-cell>
          <table:table-cell table:formula="of:=DEC2HEX([.E171])" office:value-type="string" office:string-value="538" calcext:value-type="string">
            <text:p>5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ps\_used\_in\_fix\_mask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1]+8" office:value-type="float" office:value="1344" calcext:value-type="float">
            <text:p>1344</text:p>
          </table:table-cell>
          <table:table-cell table:style-name="ce38" office:value-type="string" calcext:value-type="string">
            <text:p>(</text:p>
          </table:table-cell>
          <table:table-cell table:formula="of:=DEC2HEX([.E172])" office:value-type="string" office:string-value="540" calcext:value-type="string">
            <text:p>5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x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2]+8" office:value-type="float" office:value="1352" calcext:value-type="float">
            <text:p>1352</text:p>
          </table:table-cell>
          <table:table-cell table:style-name="ce38" office:value-type="string" calcext:value-type="string">
            <text:p>(</text:p>
          </table:table-cell>
          <table:table-cell table:formula="of:=DEC2HEX([.E173])" office:value-type="string" office:string-value="548" calcext:value-type="string">
            <text:p>54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y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3]+8" office:value-type="float" office:value="1360" calcext:value-type="float">
            <text:p>1360</text:p>
          </table:table-cell>
          <table:table-cell table:style-name="ce38" office:value-type="string" calcext:value-type="string">
            <text:p>(</text:p>
          </table:table-cell>
          <table:table-cell table:formula="of:=DEC2HEX([.E174])" office:value-type="string" office:string-value="550" calcext:value-type="string">
            <text:p>55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gyro\_raw\_z\_rad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4]+8" office:value-type="float" office:value="1368" calcext:value-type="float">
            <text:p>1368</text:p>
          </table:table-cell>
          <table:table-cell table:style-name="ce38" office:value-type="string" calcext:value-type="string">
            <text:p>(</text:p>
          </table:table-cell>
          <table:table-cell table:formula="of:=DEC2HEX([.E175])" office:value-type="string" office:string-value="558" calcext:value-type="string">
            <text:p>55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obs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5]+8" office:value-type="float" office:value="1376" calcext:value-type="float">
            <text:p>1376</text:p>
          </table:table-cell>
          <table:table-cell table:style-name="ce38" office:value-type="string" calcext:value-type="string">
            <text:p>(</text:p>
          </table:table-cell>
          <table:table-cell table:formula="of:=DEC2HEX([.E176])" office:value-type="string" office:string-value="560" calcext:value-type="string">
            <text:p>5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imu\_ref\_temperature\_degC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6]+8" office:value-type="float" office:value="1384" calcext:value-type="float">
            <text:p>1384</text:p>
          </table:table-cell>
          <table:table-cell table:style-name="ce38" office:value-type="string" calcext:value-type="string">
            <text:p>(</text:p>
          </table:table-cell>
          <table:table-cell table:formula="of:=DEC2HEX([.E177])" office:value-type="string" office:string-value="568" calcext:value-type="string">
            <text:p>56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x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7]+8" office:value-type="float" office:value="1392" calcext:value-type="float">
            <text:p>1392</text:p>
          </table:table-cell>
          <table:table-cell table:style-name="ce38" office:value-type="string" calcext:value-type="string">
            <text:p>(</text:p>
          </table:table-cell>
          <table:table-cell table:formula="of:=DEC2HEX([.E178])" office:value-type="string" office:string-value="570" calcext:value-type="string">
            <text:p>57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GUESS IT’S 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y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8]+8" office:value-type="float" office:value="1400" calcext:value-type="float">
            <text:p>1400</text:p>
          </table:table-cell>
          <table:table-cell table:style-name="ce38" office:value-type="string" calcext:value-type="string">
            <text:p>(</text:p>
          </table:table-cell>
          <table:table-cell table:formula="of:=DEC2HEX([.E179])" office:value-type="string" office:string-value="578" calcext:value-type="string">
            <text:p>57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mag\_raw\_z\_mG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79]+8" office:value-type="float" office:value="1408" calcext:value-type="float">
            <text:p>1408</text:p>
          </table:table-cell>
          <table:table-cell table:style-name="ce38" office:value-type="string" calcext:value-type="string">
            <text:p>(</text:p>
          </table:table-cell>
          <table:table-cell table:formula="of:=DEC2HEX([.E180])" office:value-type="string" office:string-value="580" calcext:value-type="string">
            <text:p>58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pressure\_P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0]+8" office:value-type="float" office:value="1416" calcext:value-type="float">
            <text:p>1416</text:p>
          </table:table-cell>
          <table:table-cell table:style-name="ce38" office:value-type="string" calcext:value-type="string">
            <text:p>(</text:p>
          </table:table-cell>
          <table:table-cell table:formula="of:=DEC2HEX([.E181])" office:value-type="string" office:string-value="588" calcext:value-type="string">
            <text:p>58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height\_m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1]+8" office:value-type="float" office:value="1424" calcext:value-type="float">
            <text:p>1424</text:p>
          </table:table-cell>
          <table:table-cell table:style-name="ce38" office:value-type="string" calcext:value-type="string">
            <text:p>(</text:p>
          </table:table-cell>
          <table:table-cell table:formula="of:=DEC2HEX([.E182])" office:value-type="string" office:string-value="590" calcext:value-type="string">
            <text:p>59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i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2]+8" office:value-type="float" office:value="1432" calcext:value-type="float">
            <text:p>1432</text:p>
          </table:table-cell>
          <table:table-cell table:style-name="ce38" office:value-type="string" calcext:value-type="string">
            <text:p>(</text:p>
          </table:table-cell>
          <table:table-cell table:formula="of:=DEC2HEX([.E183])" office:value-type="string" office:string-value="598" calcext:value-type="string">
            <text:p>59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ultrasound\_mo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UINT8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3]+8" office:value-type="float" office:value="1440" calcext:value-type="float">
            <text:p>1440</text:p>
          </table:table-cell>
          <table:table-cell table:style-name="ce38" office:value-type="string" calcext:value-type="string">
            <text:p>(</text:p>
          </table:table-cell>
          <table:table-cell table:formula="of:=DEC2HEX([.E184])" office:value-type="string" office:string-value="5A0" calcext:value-type="string">
            <text:p>5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4]+8" office:value-type="float" office:value="1448" calcext:value-type="float">
            <text:p>1448</text:p>
          </table:table-cell>
          <table:table-cell table:style-name="ce38" office:value-type="string" calcext:value-type="string">
            <text:p>(</text:p>
          </table:table-cell>
          <table:table-cell table:formula="of:=DEC2HEX([.E185])" office:value-type="string" office:string-value="5A8" calcext:value-type="string">
            <text:p>5A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NOT SO GOOD 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5]+8" office:value-type="float" office:value="1456" calcext:value-type="float">
            <text:p>1456</text:p>
          </table:table-cell>
          <table:table-cell table:style-name="ce38" office:value-type="string" calcext:value-type="string">
            <text:p>(</text:p>
          </table:table-cell>
          <table:table-cell table:formula="of:=DEC2HEX([.E186])" office:value-type="string" office:string-value="5B0" calcext:value-type="string">
            <text:p>5B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ensor\_vision\_speed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6]+8" office:value-type="float" office:value="1464" calcext:value-type="float">
            <text:p>1464</text:p>
          </table:table-cell>
          <table:table-cell table:style-name="ce38" office:value-type="string" calcext:value-type="string">
            <text:p>(</text:p>
          </table:table-cell>
          <table:table-cell table:formula="of:=DEC2HEX([.E187])" office:value-type="string" office:string-value="5B8" calcext:value-type="string">
            <text:p>5B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MAYBE NOT WORKI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7]+8" office:value-type="float" office:value="1472" calcext:value-type="float">
            <text:p>1472</text:p>
          </table:table-cell>
          <table:table-cell table:style-name="ce38" office:value-type="string" calcext:value-type="string">
            <text:p>(</text:p>
          </table:table-cell>
          <table:table-cell table:formula="of:=DEC2HEX([.E188])" office:value-type="string" office:string-value="5C0" calcext:value-type="string">
            <text:p>5C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Using referential at the reception of the comman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8]+8" office:value-type="float" office:value="1480" calcext:value-type="float">
            <text:p>1480</text:p>
          </table:table-cell>
          <table:table-cell table:style-name="ce38" office:value-type="string" calcext:value-type="string">
            <text:p>(</text:p>
          </table:table-cell>
          <table:table-cell table:formula="of:=DEC2HEX([.E189])" office:value-type="string" office:string-value="5C8" calcext:value-type="string">
            <text:p>5C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NED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89]+8" office:value-type="float" office:value="1488" calcext:value-type="float">
            <text:p>1488</text:p>
          </table:table-cell>
          <table:table-cell table:style-name="ce38" office:value-type="string" calcext:value-type="string">
            <text:p>(</text:p>
          </table:table-cell>
          <table:table-cell table:formula="of:=DEC2HEX([.E190])" office:value-type="string" office:string-value="5D0" calcext:value-type="string">
            <text:p>5D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0]+8" office:value-type="float" office:value="1496" calcext:value-type="float">
            <text:p>1496</text:p>
          </table:table-cell>
          <table:table-cell table:style-name="ce38" office:value-type="string" calcext:value-type="string">
            <text:p>(</text:p>
          </table:table-cell>
          <table:table-cell table:formula="of:=DEC2HEX([.E191])" office:value-type="string" office:string-value="5D8" calcext:value-type="string">
            <text:p>5D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 (probably used for ^ 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1]+8" office:value-type="float" office:value="1504" calcext:value-type="float">
            <text:p>1504</text:p>
          </table:table-cell>
          <table:table-cell table:style-name="ce38" office:value-type="string" calcext:value-type="string">
            <text:p>(</text:p>
          </table:table-cell>
          <table:table-cell table:formula="of:=DEC2HEX([.E192])" office:value-type="string" office:string-value="5E0" calcext:value-type="string">
            <text:p>5E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NED\_REF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2]+8" office:value-type="float" office:value="1512" calcext:value-type="float">
            <text:p>1512</text:p>
          </table:table-cell>
          <table:table-cell table:style-name="ce38" office:value-type="string" calcext:value-type="string">
            <text:p>(</text:p>
          </table:table-cell>
          <table:table-cell table:formula="of:=DEC2HEX([.E193])" office:value-type="string" office:string-value="5E8" calcext:value-type="string">
            <text:p>5E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3]+8" office:value-type="float" office:value="1520" calcext:value-type="float">
            <text:p>1520</text:p>
          </table:table-cell>
          <table:table-cell table:style-name="ce38" office:value-type="string" calcext:value-type="string">
            <text:p>(</text:p>
          </table:table-cell>
          <table:table-cell table:formula="of:=DEC2HEX([.E194])" office:value-type="string" office:string-value="5F0" calcext:value-type="string">
            <text:p>5F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4]+8" office:value-type="float" office:value="1528" calcext:value-type="float">
            <text:p>1528</text:p>
          </table:table-cell>
          <table:table-cell table:style-name="ce38" office:value-type="string" calcext:value-type="string">
            <text:p>(</text:p>
          </table:table-cell>
          <table:table-cell table:formula="of:=DEC2HEX([.E195])" office:value-type="string" office:string-value="5F8" calcext:value-type="string">
            <text:p>5F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body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5]+8" office:value-type="float" office:value="1536" calcext:value-type="float">
            <text:p>1536</text:p>
          </table:table-cell>
          <table:table-cell table:style-name="ce38" office:value-type="string" calcext:value-type="string">
            <text:p>(</text:p>
          </table:table-cell>
          <table:table-cell table:formula="of:=DEC2HEX([.E196])" office:value-type="string" office:string-value="600" calcext:value-type="string">
            <text:p>60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6]+8" office:value-type="float" office:value="1544" calcext:value-type="float">
            <text:p>1544</text:p>
          </table:table-cell>
          <table:table-cell table:style-name="ce38" office:value-type="string" calcext:value-type="string">
            <text:p>(</text:p>
          </table:table-cell>
          <table:table-cell table:formula="of:=DEC2HEX([.E197])" office:value-type="string" office:string-value="608" calcext:value-type="string">
            <text:p>60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maybe speed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7]+8" office:value-type="float" office:value="1552" calcext:value-type="float">
            <text:p>1552</text:p>
          </table:table-cell>
          <table:table-cell table:style-name="ce38" office:value-type="string" calcext:value-type="string">
            <text:p>(</text:p>
          </table:table-cell>
          <table:table-cell table:formula="of:=DEC2HEX([.E198])" office:value-type="string" office:string-value="610" calcext:value-type="string">
            <text:p>61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horiz\_z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8]+8" office:value-type="float" office:value="1560" calcext:value-type="float">
            <text:p>1560</text:p>
          </table:table-cell>
          <table:table-cell table:style-name="ce38" office:value-type="string" calcext:value-type="string">
            <text:p>(</text:p>
          </table:table-cell>
          <table:table-cell table:formula="of:=DEC2HEX([.E199])" office:value-type="string" office:string-value="618" calcext:value-type="string">
            <text:p>61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INPUT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199]+8" office:value-type="float" office:value="1568" calcext:value-type="float">
            <text:p>1568</text:p>
          </table:table-cell>
          <table:table-cell table:style-name="ce38" office:value-type="string" calcext:value-type="string">
            <text:p>(</text:p>
          </table:table-cell>
          <table:table-cell table:formula="of:=DEC2HEX([.E200])" office:value-type="string" office:string-value="620" calcext:value-type="string">
            <text:p>6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peed\_z\_REF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0]+8" office:value-type="float" office:value="1576" calcext:value-type="float">
            <text:p>1576</text:p>
          </table:table-cell>
          <table:table-cell table:style-name="ce38" office:value-type="string" calcext:value-type="string">
            <text:p>(</text:p>
          </table:table-cell>
          <table:table-cell table:formula="of:=DEC2HEX([.E201])" office:value-type="string" office:string-value="628" calcext:value-type="string">
            <text:p>6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ES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1]+8" office:value-type="float" office:value="1584" calcext:value-type="float">
            <text:p>1584</text:p>
          </table:table-cell>
          <table:table-cell table:style-name="ce38" office:value-type="string" calcext:value-type="string">
            <text:p>(</text:p>
          </table:table-cell>
          <table:table-cell table:formula="of:=DEC2HEX([.E202])" office:value-type="string" office:string-value="630" calcext:value-type="string">
            <text:p>6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INPUT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2]+8" office:value-type="float" office:value="1592" calcext:value-type="float">
            <text:p>1592</text:p>
          </table:table-cell>
          <table:table-cell table:style-name="ce38" office:value-type="string" calcext:value-type="string">
            <text:p>(</text:p>
          </table:table-cell>
          <table:table-cell table:formula="of:=DEC2HEX([.E203])" office:value-type="string" office:string-value="638" calcext:value-type="string">
            <text:p>6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heta\_REF\_rad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3]+8" office:value-type="float" office:value="1600" calcext:value-type="float">
            <text:p>1600</text:p>
          </table:table-cell>
          <table:table-cell table:style-name="ce38" office:value-type="string" calcext:value-type="string">
            <text:p>(</text:p>
          </table:table-cell>
          <table:table-cell table:formula="of:=DEC2HEX([.E204])" office:value-type="string" office:string-value="640" calcext:value-type="string">
            <text:p>64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time\_u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64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4]+8" office:value-type="float" office:value="1608" calcext:value-type="float">
            <text:p>1608</text:p>
          </table:table-cell>
          <table:table-cell table:style-name="ce38" office:value-type="string" calcext:value-type="string">
            <text:p>(</text:p>
          </table:table-cell>
          <table:table-cell table:formula="of:=DEC2HEX([.E205])" office:value-type="string" office:string-value="648" calcext:value-type="string">
            <text:p>64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Timestamp seems to be wrong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5]+8" office:value-type="float" office:value="1616" calcext:value-type="float">
            <text:p>1616</text:p>
          </table:table-cell>
          <table:table-cell table:style-name="ce38" office:value-type="string" calcext:value-type="string">
            <text:p>(</text:p>
          </table:table-cell>
          <table:table-cell table:formula="of:=DEC2HEX([.E206])" office:value-type="string" office:string-value="650" calcext:value-type="string">
            <text:p>65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GPS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6]+8" office:value-type="float" office:value="1624" calcext:value-type="float">
            <text:p>1624</text:p>
          </table:table-cell>
          <table:table-cell table:style-name="ce38" office:value-type="string" calcext:value-type="string">
            <text:p>(</text:p>
          </table:table-cell>
          <table:table-cell table:formula="of:=DEC2HEX([.E207])" office:value-type="string" office:string-value="658" calcext:value-type="string">
            <text:p>65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7]+8" office:value-type="float" office:value="1632" calcext:value-type="float">
            <text:p>1632</text:p>
          </table:table-cell>
          <table:table-cell table:style-name="ce38" office:value-type="string" calcext:value-type="string">
            <text:p>(</text:p>
          </table:table-cell>
          <table:table-cell table:formula="of:=DEC2HEX([.E208])" office:value-type="string" office:string-value="660" calcext:value-type="string">
            <text:p>6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8]+8" office:value-type="float" office:value="1640" calcext:value-type="float">
            <text:p>1640</text:p>
          </table:table-cell>
          <table:table-cell table:style-name="ce38" office:value-type="string" calcext:value-type="string">
            <text:p>(</text:p>
          </table:table-cell>
          <table:table-cell table:formula="of:=DEC2HEX([.E209])" office:value-type="string" office:string-value="668" calcext:value-type="string">
            <text:p>66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accuracy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09]+8" office:value-type="float" office:value="1648" calcext:value-type="float">
            <text:p>1648</text:p>
          </table:table-cell>
          <table:table-cell table:style-name="ce38" office:value-type="string" calcext:value-type="string">
            <text:p>(</text:p>
          </table:table-cell>
          <table:table-cell table:formula="of:=DEC2HEX([.E210])" office:value-type="string" office:string-value="670" calcext:value-type="string">
            <text:p>67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altitu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0]+8" office:value-type="float" office:value="1656" calcext:value-type="float">
            <text:p>1656</text:p>
          </table:table-cell>
          <table:table-cell table:style-name="ce38" office:value-type="string" calcext:value-type="string">
            <text:p>(</text:p>
          </table:table-cell>
          <table:table-cell table:formula="of:=DEC2HEX([.E211])" office:value-type="string" office:string-value="678" calcext:value-type="string">
            <text:p>67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hone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1]+8" office:value-type="float" office:value="1664" calcext:value-type="float">
            <text:p>1664</text:p>
          </table:table-cell>
          <table:table-cell table:style-name="ce38" office:value-type="string" calcext:value-type="string">
            <text:p>(</text:p>
          </table:table-cell>
          <table:table-cell table:formula="of:=DEC2HEX([.E212])" office:value-type="string" office:string-value="680" calcext:value-type="string">
            <text:p>68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2]+8" office:value-type="float" office:value="1672" calcext:value-type="float">
            <text:p>1672</text:p>
          </table:table-cell>
          <table:table-cell table:style-name="ce38" office:value-type="string" calcext:value-type="string">
            <text:p>(</text:p>
          </table:table-cell>
          <table:table-cell table:formula="of:=DEC2HEX([.E213])" office:value-type="string" office:string-value="688" calcext:value-type="string">
            <text:p>68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pressure\_filt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3]+8" office:value-type="float" office:value="1680" calcext:value-type="float">
            <text:p>1680</text:p>
          </table:table-cell>
          <table:table-cell table:style-name="ce38" office:value-type="string" calcext:value-type="string">
            <text:p>(</text:p>
          </table:table-cell>
          <table:table-cell table:formula="of:=DEC2HEX([.E214])" office:value-type="string" office:string-value="690" calcext:value-type="string">
            <text:p>69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baro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4]+8" office:value-type="float" office:value="1688" calcext:value-type="float">
            <text:p>1688</text:p>
          </table:table-cell>
          <table:table-cell table:style-name="ce38" office:value-type="string" calcext:value-type="string">
            <text:p>(</text:p>
          </table:table-cell>
          <table:table-cell table:formula="of:=DEC2HEX([.E215])" office:value-type="string" office:string-value="698" calcext:value-type="string">
            <text:p>69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estimation\_stat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INT32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5]+8" office:value-type="float" office:value="1696" calcext:value-type="float">
            <text:p>1696</text:p>
          </table:table-cell>
          <table:table-cell table:style-name="ce38" office:value-type="string" calcext:value-type="string">
            <text:p>(</text:p>
          </table:table-cell>
          <table:table-cell table:formula="of:=DEC2HEX([.E216])" office:value-type="string" office:string-value="6A0" calcext:value-type="string">
            <text:p>6A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flat\_ground\_timestamp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6]+8" office:value-type="float" office:value="1704" calcext:value-type="float">
            <text:p>1704</text:p>
          </table:table-cell>
          <table:table-cell table:style-name="ce38" office:value-type="string" calcext:value-type="string">
            <text:p>(</text:p>
          </table:table-cell>
          <table:table-cell table:formula="of:=DEC2HEX([.E217])" office:value-type="string" office:string-value="6A8" calcext:value-type="string">
            <text:p>6A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7]+8" office:value-type="float" office:value="1712" calcext:value-type="float">
            <text:p>1712</text:p>
          </table:table-cell>
          <table:table-cell table:style-name="ce38" office:value-type="string" calcext:value-type="string">
            <text:p>(</text:p>
          </table:table-cell>
          <table:table-cell table:formula="of:=DEC2HEX([.E218])" office:value-type="string" office:string-value="6B0" calcext:value-type="string">
            <text:p>6B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8]+8" office:value-type="float" office:value="1720" calcext:value-type="float">
            <text:p>1720</text:p>
          </table:table-cell>
          <table:table-cell table:style-name="ce38" office:value-type="string" calcext:value-type="string">
            <text:p>(</text:p>
          </table:table-cell>
          <table:table-cell table:formula="of:=DEC2HEX([.E219])" office:value-type="string" office:string-value="6B8" calcext:value-type="string">
            <text:p>6B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19]+8" office:value-type="float" office:value="1728" calcext:value-type="float">
            <text:p>1728</text:p>
          </table:table-cell>
          <table:table-cell table:style-name="ce38" office:value-type="string" calcext:value-type="string">
            <text:p>(</text:p>
          </table:table-cell>
          <table:table-cell table:formula="of:=DEC2HEX([.E220])" office:value-type="string" office:string-value="6C0" calcext:value-type="string">
            <text:p>6C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0]+8" office:value-type="float" office:value="1736" calcext:value-type="float">
            <text:p>1736</text:p>
          </table:table-cell>
          <table:table-cell table:style-name="ce38" office:value-type="string" calcext:value-type="string">
            <text:p>(</text:p>
          </table:table-cell>
          <table:table-cell table:formula="of:=DEC2HEX([.E221])" office:value-type="string" office:string-value="6C8" calcext:value-type="string">
            <text:p>6C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1]+8" office:value-type="float" office:value="1744" calcext:value-type="float">
            <text:p>1744</text:p>
          </table:table-cell>
          <table:table-cell table:style-name="ce38" office:value-type="string" calcext:value-type="string">
            <text:p>(</text:p>
          </table:table-cell>
          <table:table-cell table:formula="of:=DEC2HEX([.E222])" office:value-type="string" office:string-value="6D0" calcext:value-type="string">
            <text:p>6D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x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2]+8" office:value-type="float" office:value="1752" calcext:value-type="float">
            <text:p>1752</text:p>
          </table:table-cell>
          <table:table-cell table:style-name="ce38" office:value-type="string" calcext:value-type="string">
            <text:p>(</text:p>
          </table:table-cell>
          <table:table-cell table:formula="of:=DEC2HEX([.E223])" office:value-type="string" office:string-value="6D8" calcext:value-type="string">
            <text:p>6D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3]+8" office:value-type="float" office:value="1760" calcext:value-type="float">
            <text:p>1760</text:p>
          </table:table-cell>
          <table:table-cell table:style-name="ce38" office:value-type="string" calcext:value-type="string">
            <text:p>(</text:p>
          </table:table-cell>
          <table:table-cell table:formula="of:=DEC2HEX([.E224])" office:value-type="string" office:string-value="6E0" calcext:value-type="string">
            <text:p>6E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y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4]+8" office:value-type="float" office:value="1768" calcext:value-type="float">
            <text:p>1768</text:p>
          </table:table-cell>
          <table:table-cell table:style-name="ce38" office:value-type="string" calcext:value-type="string">
            <text:p>(</text:p>
          </table:table-cell>
          <table:table-cell table:formula="of:=DEC2HEX([.E225])" office:value-type="string" office:string-value="6E8" calcext:value-type="string">
            <text:p>6E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5]+8" office:value-type="float" office:value="1776" calcext:value-type="float">
            <text:p>1776</text:p>
          </table:table-cell>
          <table:table-cell table:style-name="ce38" office:value-type="string" calcext:value-type="string">
            <text:p>(</text:p>
          </table:table-cell>
          <table:table-cell table:formula="of:=DEC2HEX([.E226])" office:value-type="string" office:string-value="6F0" calcext:value-type="string">
            <text:p>6F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6]+8" office:value-type="float" office:value="1784" calcext:value-type="float">
            <text:p>1784</text:p>
          </table:table-cell>
          <table:table-cell table:style-name="ce38" office:value-type="string" calcext:value-type="string">
            <text:p>(</text:p>
          </table:table-cell>
          <table:table-cell table:formula="of:=DEC2HEX([.E227])" office:value-type="string" office:string-value="6F8" calcext:value-type="string">
            <text:p>6F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NOT WORKING (GPS?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7]+8" office:value-type="float" office:value="1792" calcext:value-type="float">
            <text:p>1792</text:p>
          </table:table-cell>
          <table:table-cell table:style-name="ce38" office:value-type="string" calcext:value-type="string">
            <text:p>(</text:p>
          </table:table-cell>
          <table:table-cell table:formula="of:=DEC2HEX([.E228])" office:value-type="string" office:string-value="700" calcext:value-type="string">
            <text:p>70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position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8]+8" office:value-type="float" office:value="1800" calcext:value-type="float">
            <text:p>1800</text:p>
          </table:table-cell>
          <table:table-cell table:style-name="ce38" office:value-type="string" calcext:value-type="string">
            <text:p>(</text:p>
          </table:table-cell>
          <table:table-cell table:formula="of:=DEC2HEX([.E229])" office:value-type="string" office:string-value="708" calcext:value-type="string">
            <text:p>70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29]+8" office:value-type="float" office:value="1808" calcext:value-type="float">
            <text:p>1808</text:p>
          </table:table-cell>
          <table:table-cell table:style-name="ce38" office:value-type="string" calcext:value-type="string">
            <text:p>(</text:p>
          </table:table-cell>
          <table:table-cell table:formula="of:=DEC2HEX([.E230])" office:value-type="string" office:string-value="710" calcext:value-type="string">
            <text:p>71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0]+8" office:value-type="float" office:value="1816" calcext:value-type="float">
            <text:p>1816</text:p>
          </table:table-cell>
          <table:table-cell table:style-name="ce38" office:value-type="string" calcext:value-type="string">
            <text:p>(</text:p>
          </table:table-cell>
          <table:table-cell table:formula="of:=DEC2HEX([.E231])" office:value-type="string" office:string-value="718" calcext:value-type="string">
            <text:p>71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GPS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1]+8" office:value-type="float" office:value="1824" calcext:value-type="float">
            <text:p>1824</text:p>
          </table:table-cell>
          <table:table-cell table:style-name="ce38" office:value-type="string" calcext:value-type="string">
            <text:p>(</text:p>
          </table:table-cell>
          <table:table-cell table:formula="of:=DEC2HEX([.E232])" office:value-type="string" office:string-value="720" calcext:value-type="string">
            <text:p>72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2]+8" office:value-type="float" office:value="1832" calcext:value-type="float">
            <text:p>1832</text:p>
          </table:table-cell>
          <table:table-cell table:style-name="ce38" office:value-type="string" calcext:value-type="string">
            <text:p>(</text:p>
          </table:table-cell>
          <table:table-cell table:formula="of:=DEC2HEX([.E233])" office:value-type="string" office:string-value="728" calcext:value-type="string">
            <text:p>72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3]+8" office:value-type="float" office:value="1840" calcext:value-type="float">
            <text:p>1840</text:p>
          </table:table-cell>
          <table:table-cell table:style-name="ce38" office:value-type="string" calcext:value-type="string">
            <text:p>(</text:p>
          </table:table-cell>
          <table:table-cell table:formula="of:=DEC2HEX([.E234])" office:value-type="string" office:string-value="730" calcext:value-type="string">
            <text:p>73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cov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4]+8" office:value-type="float" office:value="1848" calcext:value-type="float">
            <text:p>1848</text:p>
          </table:table-cell>
          <table:table-cell table:style-name="ce38" office:value-type="string" calcext:value-type="string">
            <text:p>(</text:p>
          </table:table-cell>
          <table:table-cell table:formula="of:=DEC2HEX([.E235])" office:value-type="string" office:string-value="738" calcext:value-type="string">
            <text:p>73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x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5]+8" office:value-type="float" office:value="1856" calcext:value-type="float">
            <text:p>1856</text:p>
          </table:table-cell>
          <table:table-cell table:style-name="ce38" office:value-type="string" calcext:value-type="string">
            <text:p>(</text:p>
          </table:table-cell>
          <table:table-cell table:formula="of:=DEC2HEX([.E236])" office:value-type="string" office:string-value="740" calcext:value-type="string">
            <text:p>74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NOT WORKING (always 0)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y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6]+8" office:value-type="float" office:value="1864" calcext:value-type="float">
            <text:p>1864</text:p>
          </table:table-cell>
          <table:table-cell table:style-name="ce38" office:value-type="string" calcext:value-type="string">
            <text:p>(</text:p>
          </table:table-cell>
          <table:table-cell table:formula="of:=DEC2HEX([.E237])" office:value-type="string" office:string-value="748" calcext:value-type="string">
            <text:p>74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user\_speed\_NED\_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7]+8" office:value-type="float" office:value="1872" calcext:value-type="float">
            <text:p>1872</text:p>
          </table:table-cell>
          <table:table-cell table:style-name="ce38" office:value-type="string" calcext:value-type="string">
            <text:p>(</text:p>
          </table:table-cell>
          <table:table-cell table:formula="of:=DEC2HEX([.E238])" office:value-type="string" office:string-value="750" calcext:value-type="string">
            <text:p>75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Cz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8]+8" office:value-type="float" office:value="1880" calcext:value-type="float">
            <text:p>1880</text:p>
          </table:table-cell>
          <table:table-cell table:style-name="ce38" office:value-type="string" calcext:value-type="string">
            <text:p>(</text:p>
          </table:table-cell>
          <table:table-cell table:formula="of:=DEC2HEX([.E239])" office:value-type="string" office:string-value="758" calcext:value-type="string">
            <text:p>758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ertical\_model\_Gamma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39]+8" office:value-type="float" office:value="1888" calcext:value-type="float">
            <text:p>1888</text:p>
          </table:table-cell>
          <table:table-cell table:style-name="ce38" office:value-type="string" calcext:value-type="string">
            <text:p>(</text:p>
          </table:table-cell>
          <table:table-cell table:formula="of:=DEC2HEX([.E240])" office:value-type="string" office:string-value="760" calcext:value-type="string">
            <text:p>760</text:p>
          </table:table-cell>
          <table:table-cell office:value-type="string" calcext:value-type="string">
            <text:p>) &amp;</text:p>
          </table:table-cell>
          <table:table-cell/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ision\_indicator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0]+8" office:value-type="float" office:value="1896" calcext:value-type="float">
            <text:p>1896</text:p>
          </table:table-cell>
          <table:table-cell table:style-name="ce38" office:value-type="string" calcext:value-type="string">
            <text:p>(</text:p>
          </table:table-cell>
          <table:table-cell table:formula="of:=DEC2HEX([.E241])" office:value-type="string" office:string-value="768" calcext:value-type="string">
            <text:p>76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E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1]+8" office:value-type="float" office:value="1904" calcext:value-type="float">
            <text:p>1904</text:p>
          </table:table-cell>
          <table:table-cell table:style-name="ce38" office:value-type="string" calcext:value-type="string">
            <text:p>(</text:p>
          </table:table-cell>
          <table:table-cell table:formula="of:=DEC2HEX([.E242])" office:value-type="string" office:string-value="770" calcext:value-type="string">
            <text:p>77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N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2]+8" office:value-type="float" office:value="1912" calcext:value-type="float">
            <text:p>1912</text:p>
          </table:table-cell>
          <table:table-cell table:style-name="ce38" office:value-type="string" calcext:value-type="string">
            <text:p>(</text:p>
          </table:table-cell>
          <table:table-cell table:formula="of:=DEC2HEX([.E243])" office:value-type="string" office:string-value="778" calcext:value-type="string">
            <text:p>77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x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3]+8" office:value-type="float" office:value="1920" calcext:value-type="float">
            <text:p>1920</text:p>
          </table:table-cell>
          <table:table-cell table:style-name="ce38" office:value-type="string" calcext:value-type="string">
            <text:p>(</text:p>
          </table:table-cell>
          <table:table-cell table:formula="of:=DEC2HEX([.E244])" office:value-type="string" office:string-value="780" calcext:value-type="string">
            <text:p>78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MAYBE ?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wind\_body\_y\_m\_s</text:p>
          </table:table-cell>
          <table:table-cell table:style-name="ce5" office:value-type="string" calcext:value-type="string">
            <text:p>&amp;</text:p>
          </table:table-cell>
          <table:table-cell table:style-name="ce36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39" table:formula="of:=[.E244]+8" office:value-type="float" office:value="1928" calcext:value-type="float">
            <text:p>1928</text:p>
          </table:table-cell>
          <table:table-cell table:style-name="ce38" office:value-type="string" calcext:value-type="string">
            <text:p>(</text:p>
          </table:table-cell>
          <table:table-cell table:formula="of:=DEC2HEX([.E245])" office:value-type="string" office:string-value="788" calcext:value-type="string">
            <text:p>788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wind\_body\_z\_m\_s</text:p>
          </table:table-cell>
          <table:table-cell table:style-name="ce5" office:value-type="string" calcext:value-type="string">
            <text:p>&amp;</text:p>
          </table:table-cell>
          <table:table-cell table:style-name="ce37" office:value-type="string" calcext:value-type="string">
            <text:p>FLOAT</text:p>
          </table:table-cell>
          <table:table-cell table:style-name="ce5" office:value-type="string" calcext:value-type="string">
            <text:p>&amp;</text:p>
          </table:table-cell>
          <table:table-cell table:style-name="ce40" table:formula="of:=[.E245]+8" office:value-type="float" office:value="1936" calcext:value-type="float">
            <text:p>1936</text:p>
          </table:table-cell>
          <table:table-cell table:style-name="ce38" office:value-type="string" calcext:value-type="string">
            <text:p>(</text:p>
          </table:table-cell>
          <table:table-cell table:formula="of:=DEC2HEX([.E246])" office:value-type="string" office:string-value="790" calcext:value-type="string">
            <text:p>790</text:p>
          </table:table-cell>
          <table:table-cell office:value-type="string" calcext:value-type="string">
            <text:p>) &amp;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\\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1" table:formula="of:=[.E246]+8" office:value-type="float" office:value="1944" calcext:value-type="float">
            <text:p>1944</text:p>
          </table:table-cell>
          <table:table-cell table:style-name="ce41"/>
          <table:table-cell table:number-columns-repeated="1016"/>
        </table:table-row>
        <table:table-row table:style-name="ro1" table:number-rows-repeated="104832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tillium Web" svg:font-family="'Titillium Web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1:50:18.251496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3:50:09.948487810</meta:creation-date>
    <dc:date>2017-09-06T00:27:10.843291423</dc:date>
    <meta:editing-duration>PT19H10M55S</meta:editing-duration>
    <meta:editing-cycles>6</meta:editing-cycles>
    <meta:generator>LibreOffice/5.1.6.2$Linux_X86_64 LibreOffice_project/10m0$Build-2</meta:generator>
    <meta:document-statistic meta:table-count="2" meta:cell-count="3834" meta:object-count="0"/>
  </office:meta>
</office:document-meta>
</file>